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Monaco" svg:font-family="Monaco, Consolas, 'Andale Mono', 'DejaVu Sans Mono', monospace"/>
    <style:font-face style:name="Montserrat" svg:font-family="Montserrat, sans-serif"/>
    <style:font-face style:name="Open Sans" svg:font-family="'Open Sans', sans-serif"/>
    <style:font-face style:name="charter" svg:font-family="charter, Georgia, Cambria, 'Times New Roman', Times, serif"/>
    <style:font-face style:name="inherit" svg:font-family="inherit"/>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6pt" fo:font-weight="bold" officeooo:rsid="0015a61a" officeooo:paragraph-rsid="0015a61a" style:font-size-asian="16pt" style:font-weight-asian="bold" style:font-size-complex="16pt" style:font-weight-complex="bold"/>
    </style:style>
    <style:style style:name="P2" style:family="paragraph" style:parent-style-name="Text_20_body">
      <style:text-properties fo:font-size="12pt" fo:font-weight="bold" officeooo:rsid="0015a61a" officeooo:paragraph-rsid="0015a61a" style:font-size-asian="10.5pt" style:font-weight-asian="bold" style:font-size-complex="12pt" style:font-weight-complex="bold"/>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fo:letter-spacing="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1b5c7f"/>
    </style:style>
    <style:style style:name="P7" style:family="paragraph" style:parent-style-name="Heading_20_3">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333333" style:font-name="Montserrat" fo:letter-spacing="normal" fo:font-style="normal" fo:font-weight="bold"/>
    </style:style>
    <style:style style:name="P8" style:family="paragraph" style:parent-style-name="Heading_20_3">
      <style:paragraph-properties fo:margin-left="0in" fo:margin-right="0in" fo:margin-top="0in" fo:margin-bottom="0in" loext:contextual-spacing="false" fo:line-height="140%" fo:orphans="2" fo:widows="2" fo:text-indent="0in" style:auto-text-indent="false" fo:padding="0in" fo:border="none"/>
    </style:style>
    <style:style style:name="P9" style:family="paragraph" style:parent-style-name="Heading_20_2">
      <style:paragraph-properties fo:margin-left="0in" fo:margin-right="0in" fo:margin-top="0in" fo:margin-bottom="0in" loext:contextual-spacing="false" fo:line-height="140%" fo:orphans="2" fo:widows="2" fo:text-indent="0in" style:auto-text-indent="false" fo:padding-left="0in" fo:padding-right="0in" fo:padding-top="0in" fo:padding-bottom="0.0193in" fo:border-left="none" fo:border-right="none" fo:border-top="none" fo:border-bottom="3.74pt solid #02aed7"/>
      <style:text-properties fo:font-variant="normal" fo:text-transform="none" fo:color="#666666" style:font-name="Montserrat" fo:letter-spacing="normal" fo:font-style="normal" fo:font-weight="bold"/>
    </style:style>
    <style:style style:name="P10" style:family="paragraph" style:parent-style-name="Preformatted_20_Text">
      <loext:graphic-properties draw:fill="solid" draw:fill-color="#eeeeee" draw:opacity="100%"/>
      <style:paragraph-properties fo:margin-left="0in" fo:margin-right="0in" fo:line-height="160%" fo:orphans="2" fo:widows="2" fo:text-indent="0in" style:auto-text-indent="false" fo:background-color="#eeeeee" fo:padding="0.0209in" fo:border="0.06pt solid #cccccc"/>
    </style:style>
    <style:style style:name="P11" style:family="paragraph" style:parent-style-name="Preformatted_20_Text">
      <loext:graphic-properties draw:fill="solid" draw:fill-color="#eeeeee" draw:opacity="100%"/>
      <style:paragraph-properties fo:margin-left="0in" fo:margin-right="0in" fo:margin-top="0in" fo:margin-bottom="0.1965in" loext:contextual-spacing="false" fo:line-height="160%" fo:orphans="2" fo:widows="2" fo:text-indent="0in" style:auto-text-indent="false" fo:background-color="#eeeeee" fo:padding="0.0209in" fo:border="0.06pt solid #cccccc"/>
    </style:style>
    <style:style style:name="P12" style:family="paragraph" style:parent-style-name="Text_20_body">
      <style:paragraph-properties style:border-line-width-bottom="0.0047in 0.0047in 0.0047in" fo:padding-left="0in" fo:padding-right="0in" fo:padding-top="0in" fo:padding-bottom="0.0291in" fo:border-left="none" fo:border-right="none" fo:border-top="none" fo:border-bottom="1.05pt double #000000" style:join-border="false"/>
    </style:style>
    <style:style style:name="P13" style:family="paragraph" style:parent-style-name="Text_20_body">
      <style:paragraph-properties fo:padding-left="0in" fo:padding-right="0in" fo:padding-top="0in" fo:padding-bottom="0.0291in" fo:border-left="none" fo:border-right="none" fo:border-top="none" fo:border-bottom="0.06pt solid #000000" style:join-border="false"/>
    </style:style>
    <style:style style:name="P14" style:family="paragraph" style:parent-style-name="Preformatted_20_Text">
      <loext:graphic-properties draw:fill="solid" draw:fill-color="#f2f2f2" draw:opacity="100%"/>
      <style:paragraph-properties fo:background-color="#f2f2f2"/>
      <style:text-properties officeooo:paragraph-rsid="00106a3a"/>
    </style:style>
    <style:style style:name="P15" style:family="paragraph" style:parent-style-name="Preformatted_20_Text">
      <loext:graphic-properties draw:fill="solid" draw:fill-color="#f2f2f2" draw:opacity="100%"/>
      <style:paragraph-properties fo:background-color="#f2f2f2"/>
      <style:text-properties officeooo:paragraph-rsid="0011b3ad"/>
    </style:style>
    <style:style style:name="P16" style:family="paragraph" style:parent-style-name="Preformatted_20_Text">
      <loext:graphic-properties draw:fill="solid" draw:fill-color="#f2f2f2" draw:opacity="100%"/>
      <style:paragraph-properties fo:background-color="#f2f2f2"/>
      <style:text-properties officeooo:paragraph-rsid="001a5baa"/>
    </style:style>
    <style:style style:name="P17" style:family="paragraph" style:parent-style-name="Preformatted_20_Text">
      <loext:graphic-properties draw:fill="solid" draw:fill-color="#eeeeee" draw:opacity="100%"/>
      <style:paragraph-properties fo:margin-top="0in" fo:margin-bottom="0.1965in" loext:contextual-spacing="false" fo:line-height="160%" fo:orphans="2" fo:widows="2" fo:background-color="#eeeeee" fo:padding="0.0209in" fo:border="0.06pt solid #cccccc"/>
    </style:style>
    <style:style style:name="P18" style:family="paragraph" style:parent-style-name="Preformatted_20_Text">
      <loext:graphic-properties draw:fill="solid" draw:fill-color="#eeeeee" draw:opacity="100%"/>
      <style:paragraph-properties fo:line-height="160%" fo:orphans="2" fo:widows="2" fo:background-color="#eeeeee" fo:padding="0.0209in" fo:border="0.06pt solid #cccccc"/>
    </style:style>
    <style:style style:name="P19" style:family="paragraph" style:parent-style-name="Standard" style:list-style-name="L14"/>
    <style:style style:name="P20" style:family="paragraph" style:parent-style-name="Standard" style:list-style-name=""/>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7"/>
    <style:style style:name="P24" style:family="paragraph" style:parent-style-name="Standard" style:list-style-name="L18"/>
    <style:style style:name="P25" style:family="paragraph" style:parent-style-name="Standard" style:list-style-name="L19"/>
    <style:style style:name="P26" style:family="paragraph" style:parent-style-name="Standard" style:list-style-name="L20"/>
    <style:style style:name="P27" style:family="paragraph" style:parent-style-name="Standard" style:list-style-name="L21"/>
    <style:style style:name="P28" style:family="paragraph" style:parent-style-name="Standard" style:list-style-name="L22"/>
    <style:style style:name="P29" style:family="paragraph" style:parent-style-name="Standard" style:list-style-name="L23"/>
    <style:style style:name="P30" style:family="paragraph" style:parent-style-name="Standard" style:list-style-name="L24"/>
    <style:style style:name="P31" style:family="paragraph" style:parent-style-name="Standard" style:list-style-name="L25"/>
    <style:style style:name="P32" style:family="paragraph" style:parent-style-name="Standard" style:list-style-name="L26"/>
    <style:style style:name="P33" style:family="paragraph" style:parent-style-name="Standard">
      <style:text-properties officeooo:paragraph-rsid="001eb33b"/>
    </style:style>
    <style:style style:name="P34" style:family="paragraph" style:parent-style-name="Standard">
      <style:text-properties officeooo:paragraph-rsid="001f37bc"/>
    </style:style>
    <style:style style:name="P35" style:family="paragraph" style:parent-style-name="Text_20_body">
      <style:text-properties fo:font-size="20pt" fo:font-weight="bold" officeooo:paragraph-rsid="0011de18" style:font-size-asian="20pt" style:font-weight-asian="bold" style:font-size-complex="20pt" style:font-weight-complex="bold"/>
    </style:style>
    <style:style style:name="P36"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37"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38"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39"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40"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41"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42"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43"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44"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45"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46" style:family="paragraph" style:parent-style-name="Text_20_body" style:list-style-name="L11">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47" style:family="paragraph" style:parent-style-name="Text_20_body" style:list-style-name="L12">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48" style:family="paragraph" style:parent-style-name="Text_20_body" style:list-style-name="L13">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49" style:family="paragraph" style:parent-style-name="Text_20_body" style:list-style-name="L27">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50" style:family="paragraph" style:parent-style-name="Text_20_body" style:list-style-name="L28">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51" style:family="paragraph" style:parent-style-name="Text_20_body" style:list-style-name="L29">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52" style:family="paragraph" style:parent-style-name="Text_20_body" style:list-style-name="L30">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53" style:family="paragraph" style:parent-style-name="Text_20_body" style:list-style-name="L14">
      <style:paragraph-properties fo:margin-left="0in" fo:margin-right="0in" fo:margin-top="0in" fo:margin-bottom="0in" loext:contextual-spacing="false" fo:orphans="2" fo:widows="2" fo:text-indent="0in" style:auto-text-indent="false" fo:padding="0in" fo:border="none"/>
    </style:style>
    <style:style style:name="P54" style:family="paragraph" style:parent-style-name="Text_20_body" style:list-style-name="L1">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55" style:family="paragraph" style:parent-style-name="Text_20_body" style:list-style-name="L2">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56" style:family="paragraph" style:parent-style-name="Text_20_body" style:list-style-name="L3">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57" style:family="paragraph" style:parent-style-name="Text_20_body" style:list-style-name="L4">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58" style:family="paragraph" style:parent-style-name="Text_20_body" style:list-style-name="L5">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59" style:family="paragraph" style:parent-style-name="Text_20_body" style:list-style-name="L6">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60" style:family="paragraph" style:parent-style-name="Text_20_body" style:list-style-name="L7">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61" style:family="paragraph" style:parent-style-name="Text_20_body" style:list-style-name="L8">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62" style:family="paragraph" style:parent-style-name="Text_20_body" style:list-style-name="L9">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63" style:family="paragraph" style:parent-style-name="Text_20_body" style:list-style-name="L10">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64" style:family="paragraph" style:parent-style-name="Text_20_body" style:list-style-name="L11">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65" style:family="paragraph" style:parent-style-name="Text_20_body" style:list-style-name="L12">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66" style:family="paragraph" style:parent-style-name="Text_20_body" style:list-style-name="L13">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67" style:family="paragraph" style:parent-style-name="Text_20_body" style:list-style-name="L14">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68" style:family="paragraph" style:parent-style-name="Text_20_body" style:list-style-name="L27">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69" style:family="paragraph" style:parent-style-name="Text_20_body" style:list-style-name="L28">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70" style:family="paragraph" style:parent-style-name="Text_20_body" style:list-style-name="L29">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71" style:family="paragraph" style:parent-style-name="Text_20_body" style:list-style-name="L30">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72" style:family="paragraph" style:parent-style-name="Text_20_body" style:list-style-name="L14">
      <style:paragraph-properties fo:margin-top="0in" fo:margin-bottom="0in" loext:contextual-spacing="false" fo:orphans="2" fo:widows="2" fo:padding="0in" fo:border="none"/>
      <style:text-properties fo:font-variant="normal" fo:text-transform="none" fo:color="#282828" style:font-name="Open Sans" fo:font-size="13pt" fo:letter-spacing="normal" fo:font-style="normal" fo:font-weight="bold" officeooo:rsid="00084097" officeooo:paragraph-rsid="00084097" style:font-size-asian="13pt" style:font-weight-asian="bold" style:font-size-complex="13pt" style:font-weight-complex="bold"/>
    </style:style>
    <style:style style:name="P73" style:family="paragraph" style:parent-style-name="Text_20_body" style:list-style-name="L14">
      <style:paragraph-properties fo:margin-top="0in" fo:margin-bottom="0in" loext:contextual-spacing="false" fo:orphans="2" fo:widows="2" fo:padding="0in" fo:border="none"/>
    </style:style>
    <style:style style:name="P74" style:family="paragraph" style:parent-style-name="Text_20_body" style:list-style-name="L27">
      <style:paragraph-properties fo:margin-top="0in" fo:margin-bottom="0in" loext:contextual-spacing="false" fo:orphans="2" fo:widows="2" fo:padding="0in" fo:border="none"/>
    </style:style>
    <style:style style:name="P75" style:family="paragraph" style:parent-style-name="Text_20_body" style:list-style-name="L30">
      <style:paragraph-properties fo:margin-top="0in" fo:margin-bottom="0in" loext:contextual-spacing="false" fo:orphans="2" fo:widows="2" fo:padding="0in" fo:border="none"/>
    </style:style>
    <style:style style:name="T1" style:family="text">
      <style:text-properties fo:font-variant="normal" fo:text-transform="none" fo:color="#880000" style:font-name="Monaco" fo:letter-spacing="normal" fo:font-style="normal" fo:font-weight="normal" loext:padding="0in" loext:border="none"/>
    </style:style>
    <style:style style:name="T2" style:family="text">
      <style:text-properties fo:font-variant="normal" fo:text-transform="none" fo:color="#000000" style:font-name="Monaco" fo:letter-spacing="normal" fo:font-style="normal" fo:font-weight="normal" loext:padding="0in" loext:border="none"/>
    </style:style>
    <style:style style:name="T3" style:family="text">
      <style:text-properties fo:font-variant="normal" fo:text-transform="none" fo:color="#000000" style:font-name="Monaco" fo:letter-spacing="normal" fo:font-style="normal" fo:font-weight="normal" fo:background-color="#fff200" loext:char-shading-value="0" loext:padding="0in" loext:border="none"/>
    </style:style>
    <style:style style:name="T4" style:family="text">
      <style:text-properties fo:font-variant="normal" fo:text-transform="none" fo:color="#000000" style:font-name="Monaco" fo:font-size="12pt" fo:letter-spacing="normal" fo:font-style="normal" fo:font-weight="normal" officeooo:rsid="001b5c7f" loext:padding="0in" loext:border="none"/>
    </style:style>
    <style:style style:name="T5" style:family="text">
      <style:text-properties fo:font-variant="normal" fo:text-transform="none" fo:color="#000000" style:font-name="Monaco" fo:font-size="12pt" fo:letter-spacing="normal" fo:font-style="normal" fo:font-weight="normal" officeooo:rsid="001b5c7f" fo:background-color="#fff200" loext:char-shading-value="0" loext:padding="0in" loext:border="none"/>
    </style:style>
    <style:style style:name="T6" style:family="text">
      <style:text-properties fo:font-variant="normal" fo:text-transform="none" fo:color="#000000" fo:letter-spacing="normal" loext:padding="0in" loext:border="none"/>
    </style:style>
    <style:style style:name="T7" style:family="text">
      <style:text-properties fo:font-variant="normal" fo:text-transform="none" fo:color="#666600" style:font-name="Monaco" fo:letter-spacing="normal" fo:font-style="normal" fo:font-weight="normal" loext:padding="0in" loext:border="none"/>
    </style:style>
    <style:style style:name="T8" style:family="text">
      <style:text-properties fo:font-variant="normal" fo:text-transform="none" fo:color="#666600" style:font-name="Monaco" fo:letter-spacing="normal" fo:font-style="normal" fo:font-weight="normal" officeooo:rsid="0023fcc3" loext:padding="0in" loext:border="none"/>
    </style:style>
    <style:style style:name="T9" style:family="text">
      <style:text-properties fo:font-variant="normal" fo:text-transform="none" fo:color="#666600" style:font-name="Monaco" fo:letter-spacing="normal" fo:font-style="normal" fo:font-weight="normal" officeooo:rsid="0025dc44" loext:padding="0in" loext:border="none"/>
    </style:style>
    <style:style style:name="T10" style:family="text">
      <style:text-properties fo:font-variant="normal" fo:text-transform="none" fo:color="#666600" style:font-name="Monaco" fo:letter-spacing="normal" fo:font-style="normal" fo:font-weight="normal" officeooo:rsid="002756fa" loext:padding="0in" loext:border="none"/>
    </style:style>
    <style:style style:name="T11" style:family="text">
      <style:text-properties fo:font-variant="normal" fo:text-transform="none" fo:color="#006666" style:font-name="Monaco" fo:letter-spacing="normal" fo:font-style="normal" fo:font-weight="normal" loext:padding="0in" loext:border="none"/>
    </style:style>
    <style:style style:name="T12" style:family="text">
      <style:text-properties fo:font-variant="normal" fo:text-transform="none" fo:color="#000088" style:font-name="Monaco" fo:letter-spacing="normal" fo:font-style="normal" fo:font-weight="normal" loext:padding="0in" loext:border="none"/>
    </style:style>
    <style:style style:name="T13" style:family="text">
      <style:text-properties fo:font-variant="normal" fo:text-transform="none" fo:color="#660066" style:font-name="Monaco" fo:letter-spacing="normal" fo:font-style="normal" fo:font-weight="normal" loext:padding="0in" loext:border="none"/>
    </style:style>
    <style:style style:name="T14" style:family="text">
      <style:text-properties fo:font-variant="normal" fo:text-transform="none" fo:color="#282828" style:font-name="Open Sans" fo:font-size="12pt" fo:letter-spacing="normal" fo:font-style="normal" fo:font-weight="normal"/>
    </style:style>
    <style:style style:name="T15" style:family="text">
      <style:text-properties fo:font-variant="normal" fo:text-transform="none" fo:color="#282828" style:font-name="Open Sans" fo:font-size="12pt" fo:letter-spacing="normal" fo:font-style="normal" fo:font-weight="normal" officeooo:rsid="001b5c7f"/>
    </style:style>
    <style:style style:name="T16" style:family="text">
      <style:text-properties fo:font-variant="normal" fo:text-transform="none" fo:color="#282828" style:font-name="Monaco" fo:font-size="12pt" fo:letter-spacing="normal" fo:font-style="normal" fo:font-weight="normal" fo:background-color="#eeeeee" loext:char-shading-value="0" loext:padding="0.0193in" loext:border="0.06pt solid #cccccc"/>
    </style:style>
    <style:style style:name="T17" style:family="text">
      <style:text-properties fo:font-variant="normal" fo:text-transform="none" fo:color="#008800" style:font-name="Monaco" fo:letter-spacing="normal" fo:font-style="normal" fo:font-weight="normal" loext:padding="0in" loext:border="none"/>
    </style:style>
    <style:style style:name="T18" style:family="text">
      <style:text-properties fo:font-variant="normal" fo:text-transform="none" fo:color="#333333" style:font-name="Montserrat" fo:letter-spacing="normal" fo:font-style="normal" fo:font-weight="bold"/>
    </style:style>
    <style:style style:name="T19" style:family="text">
      <style:text-properties fo:font-variant="normal" fo:text-transform="none" fo:color="#333333" style:font-name="Monaco" fo:letter-spacing="normal" fo:font-style="normal" fo:font-weight="bold" fo:background-color="#eeeeee" loext:char-shading-value="0" loext:padding="0.0193in" loext:border="0.06pt solid #cccccc"/>
    </style:style>
    <style:style style:name="T20" style:family="text">
      <style:text-properties fo:font-variant="normal" fo:text-transform="none" fo:color="#222222"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21" style:family="text">
      <style:text-properties fo:font-weight="bold" style:font-weight-asian="bold" style:font-weight-complex="bold"/>
    </style:style>
    <style:style style:name="T22" style:family="text">
      <style:text-properties fo:font-size="13pt" style:font-size-asian="13pt" style:font-size-complex="13pt"/>
    </style:style>
    <style:style style:name="T23" style:family="text">
      <style:text-properties officeooo:rsid="000b1896"/>
    </style:style>
    <style:style style:name="T24" style:family="text">
      <style:text-properties officeooo:rsid="0011de18"/>
    </style:style>
    <style:style style:name="T25" style:family="text">
      <style:text-properties fo:background-color="#fff200" loext:char-shading-value="0"/>
    </style:style>
    <style:style style:name="T26" style:family="text">
      <style:text-properties fo:background-color="#fff200" loext:char-shading-value="0"/>
    </style:style>
    <style:style style:name="T27" style:family="text">
      <style:text-properties fo:color="#ce181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9" text:outline-level="2"><text:bookmark text:name="easy"/>Easy</text:h>
      <text:h text:style-name="P7" text:outline-level="3">1. What is an Ethereum smart contract?</text:h>
      <text:p text:style-name="P4">An Ethereum smart contract is a small program that runs on the Ethereum blockchain.</text:p>
      <text:h text:style-name="P7" text:outline-level="3">2. What makes an Ethereum smart contract so special compared to other programs?</text:h>
      <text:p text:style-name="P4">Once an Ethereum smart contract is deployed to the blockchain, it cannot:</text:p>
      <text:list xml:id="list678762454" text:style-name="L1">
        <text:list-item>
          <text:p text:style-name="P36">be stopped</text:p>
        </text:list-item>
        <text:list-item>
          <text:p text:style-name="P54">be hacked (as long as the code of the contract is correct)</text:p>
        </text:list-item>
        <text:list-item>
          <text:p text:style-name="P54">be modified (the code is immutable, however the data is)</text:p>
        </text:list-item>
      </text:list>
      <text:h text:style-name="P7" text:outline-level="3">3. Can a smart contract interact with other smart contracts?</text:h>
      <text:p text:style-name="P4">Yes.</text:p>
      <text:h text:style-name="P7" text:outline-level="3">4. Can a Solidity smart contract call an API on the web?</text:h>
      <text:p text:style-name="P4">No, it can only execute its own code and interact with other smart contracts on the blockchain</text:p>
      <text:h text:style-name="P7" text:outline-level="3">5. Can a Solidity smart contract store a lot of data?</text:h>
      <text:p text:style-name="P4">No, storage is very limited on a smart contract. Storing data cost gas, and gas consumption is capped in each Ethereum block. So indirectly, storage is limited.</text:p>
      <text:h text:style-name="P7" text:outline-level="3">6. Can a smart contract be written in another language than Solidity?</text:h>
      <text:p text:style-name="P4">Yes. There are other smart contract languages like Vyper or LLL. But Solidity is the most popular.</text:p>
      <text:h text:style-name="P7" text:outline-level="3">7. Is Solidity a dynamically or statically typed language? (i.e need to define variable types)</text:h>
      <text:p text:style-name="P4">It’s a statically typed language, i.e variable types need to be defined, unlike in dynamic languages like Javascript.</text:p>
      <text:h text:style-name="P7" text:outline-level="3">8. Is Solidity compiled or interpreted?</text:h>
      <text:p text:style-name="P4">It’s compiled, meaning it means to be first compiled before we can run the code.</text:p>
      <text:h text:style-name="P7" text:outline-level="3">9. What is the file extension of Solidity files?</text:h>
      <text:p text:style-name="P4">.sol</text:p>
      <text:h text:style-name="P7" text:outline-level="3">10. Can a single Solidity file have several smart contracts?</text:h>
      <text:p text:style-name="P4">Yes.</text:p>
      <text:h text:style-name="P7" text:outline-level="3">11. What is the typical layout of a Solidity smart contract?</text:h>
      <text:p text:style-name="P10"><text:span text:style-name="Source_20_Text"><text:span text:style-name="T1">//pragma statement (required)</text:span></text:span></text:p>
      <text:p text:style-name="P18"><text:soft-page-break/><text:span text:style-name="Source_20_Text"><text:span text:style-name="T2">pragma solidity </text:span></text:span><text:span text:style-name="Source_20_Text"><text:span text:style-name="T7">^</text:span></text:span><text:span text:style-name="Source_20_Text"><text:span text:style-name="T11">0.5</text:span></text:span><text:span text:style-name="Source_20_Text"><text:span text:style-name="T7">.</text:span></text:span><text:span text:style-name="Source_20_Text"><text:span text:style-name="T11">9</text:span></text:span><text:span text:style-name="Source_20_Text"><text:span text:style-name="T7">;</text:span></text:span></text:p>
      <text:p text:style-name="P18"/>
      <text:p text:style-name="P18"><text:span text:style-name="Source_20_Text"><text:span text:style-name="T1">//contract declaration (required)</text:span></text:span></text:p>
      <text:p text:style-name="P18"><text:span text:style-name="Source_20_Text"><text:span text:style-name="T2">contract A </text:span></text:span><text:span text:style-name="Source_20_Text"><text:span text:style-name="T7">{</text:span></text:span></text:p>
      <text:p text:style-name="P18"><text:span text:style-name="Source_20_Text"><text:span text:style-name="T6"><text:s text:c="2"/></text:span></text:span><text:span text:style-name="Source_20_Text"><text:span text:style-name="T1">//state variables</text:span></text:span></text:p>
      <text:p text:style-name="P18"><text:span text:style-name="Source_20_Text"><text:span text:style-name="T6"><text:s text:c="2"/></text:span></text:span><text:span text:style-name="Source_20_Text"><text:span text:style-name="T12">uint</text:span></text:span><text:span text:style-name="Source_20_Text"><text:span text:style-name="T2"> a</text:span></text:span><text:span text:style-name="Source_20_Text"><text:span text:style-name="T7">;</text:span></text:span></text:p>
      <text:p text:style-name="P18"/>
      <text:p text:style-name="P18"><text:span text:style-name="Source_20_Text"><text:span text:style-name="T6"><text:s text:c="2"/></text:span></text:span><text:span text:style-name="Source_20_Text"><text:span text:style-name="T1">//functions</text:span></text:span></text:p>
      <text:p text:style-name="P18"><text:span text:style-name="Source_20_Text"><text:span text:style-name="T6"><text:s text:c="2"/></text:span></text:span><text:span text:style-name="Source_20_Text"><text:span text:style-name="T12">function</text:span></text:span><text:span text:style-name="Source_20_Text"><text:span text:style-name="T2"> foo</text:span></text:span><text:span text:style-name="Source_20_Text"><text:span text:style-name="T7">()</text:span></text:span><text:span text:style-name="Source_20_Text"><text:span text:style-name="T2"> </text:span></text:span><text:span text:style-name="Source_20_Text"><text:span text:style-name="T7">{...}</text:span></text:span></text:p>
      <text:p text:style-name="P17"><text:span text:style-name="Source_20_Text"><text:span text:style-name="T7">}</text:span></text:span></text:p>
      <text:h text:style-name="P7" text:outline-level="3">12. What is the difference between state variables and local variables?</text:h>
      <text:p text:style-name="P10"><text:span text:style-name="Source_20_Text"><text:span text:style-name="T2">contract A </text:span></text:span><text:span text:style-name="Source_20_Text"><text:span text:style-name="T7">{</text:span></text:span></text:p>
      <text:p text:style-name="P18"><text:span text:style-name="Source_20_Text"><text:span text:style-name="T6"><text:s text:c="2"/></text:span></text:span><text:span text:style-name="Source_20_Text"><text:span text:style-name="T1">//state variable</text:span></text:span></text:p>
      <text:p text:style-name="P18"><text:span text:style-name="Source_20_Text"><text:span text:style-name="T6"><text:s text:c="2"/></text:span></text:span><text:span text:style-name="Source_20_Text"><text:span text:style-name="T12">uint</text:span></text:span><text:span text:style-name="Source_20_Text"><text:span text:style-name="T2"> a</text:span></text:span><text:span text:style-name="Source_20_Text"><text:span text:style-name="T7">;</text:span></text:span></text:p>
      <text:p text:style-name="P18"/>
      <text:p text:style-name="P18"><text:span text:style-name="Source_20_Text"><text:span text:style-name="T6"><text:s text:c="2"/></text:span></text:span><text:span text:style-name="Source_20_Text"><text:span text:style-name="T1">//functions</text:span></text:span></text:p>
      <text:p text:style-name="P18"><text:span text:style-name="Source_20_Text"><text:span text:style-name="T6"><text:s text:c="2"/></text:span></text:span><text:span text:style-name="Source_20_Text"><text:span text:style-name="T12">function</text:span></text:span><text:span text:style-name="Source_20_Text"><text:span text:style-name="T2"> foo</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6"><text:s text:c="4"/></text:span></text:span><text:span text:style-name="Source_20_Text"><text:span text:style-name="T12">uint</text:span></text:span><text:span text:style-name="Source_20_Text"><text:span text:style-name="T2"> b</text:span></text:span><text:span text:style-name="Source_20_Text"><text:span text:style-name="T7">;</text:span></text:span><text:span text:style-name="Source_20_Text"><text:span text:style-name="T2"> </text:span></text:span><text:span text:style-name="Source_20_Text"><text:span text:style-name="T1">//local variable</text:span></text:span></text:p>
      <text:p text:style-name="P18"><text:span text:style-name="Source_20_Text"><text:span text:style-name="T6"><text:s text:c="2"/></text:span></text:span><text:span text:style-name="Source_20_Text"><text:span text:style-name="T7">}</text:span></text:span></text:p>
      <text:p text:style-name="P17"><text:span text:style-name="Source_20_Text"><text:span text:style-name="T7">}</text:span></text:span></text:p>
      <text:p text:style-name="P4">State variables are persisted on the blockchain after a smart contract finish to execute, whereas local variables live only during the execution of a function.</text:p>
      <text:h text:style-name="P7" text:outline-level="3">13. What is the problem with the following code (1/2)?</text:h>
      <text:p text:style-name="P10"><text:span text:style-name="Source_20_Text"><text:span text:style-name="T2">contract </text:span></text:span><text:span text:style-name="Source_20_Text"><text:span text:style-name="T13">Storage</text:span></text:span><text:span text:style-name="Source_20_Text"><text:span text:style-name="T2"> </text:span></text:span><text:span text:style-name="Source_20_Text"><text:span text:style-name="T7">{</text:span></text:span></text:p>
      <text:p text:style-name="P18"><text:span text:style-name="Source_20_Text"><text:span text:style-name="T6"><text:s text:c="2"/></text:span></text:span><text:span text:style-name="Source_20_Text"><text:span text:style-name="T12">uint</text:span></text:span><text:span text:style-name="Source_20_Text"><text:span text:style-name="T2"> data</text:span></text:span><text:span text:style-name="Source_20_Text"><text:span text:style-name="T7">;</text:span></text:span></text:p>
      <text:p text:style-name="P18"><text:span text:style-name="Source_20_Text"><text:span text:style-name="T6"><text:s text:c="2"/></text:span></text:span><text:span text:style-name="Source_20_Text"><text:span text:style-name="T1">//Should update the `data` storage variable above</text:span></text:span></text:p>
      <text:p text:style-name="P18"><text:span text:style-name="Source_20_Text"><text:span text:style-name="T6"><text:s text:c="2"/></text:span></text:span><text:span text:style-name="Source_20_Text"><text:span text:style-name="T12">function</text:span></text:span><text:span text:style-name="Source_20_Text"><text:span text:style-name="T2"> </text:span></text:span><text:span text:style-name="Source_20_Text"><text:span text:style-name="T12">set</text:span></text:span><text:span text:style-name="Source_20_Text"><text:span text:style-name="T7">(</text:span></text:span><text:span text:style-name="Source_20_Text"><text:span text:style-name="T12">uint</text:span></text:span><text:span text:style-name="Source_20_Text"><text:span text:style-name="T2"> _data</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6"><text:s text:c="4"/></text:span></text:span><text:span text:style-name="Source_20_Text"><text:span text:style-name="T3">address data</text:span></text:span><text:span text:style-name="Source_20_Text"><text:span text:style-name="T2"> </text:span></text:span><text:span text:style-name="Source_20_Text"><text:span text:style-name="T7">=</text:span></text:span><text:span text:style-name="Source_20_Text"><text:span text:style-name="T2"> _data</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7"><text:span text:style-name="Source_20_Text"><text:span text:style-name="T7">}</text:span></text:span></text:p>
      <text:p text:style-name="P6"><text:soft-page-break/><text:span text:style-name="T14">The </text:span><text:span text:style-name="Source_20_Text"><text:span text:style-name="T16">set()</text:span></text:span><text:span text:style-name="T14"> function redefine the </text:span><text:span text:style-name="Source_20_Text"><text:span text:style-name="T16">data</text:span></text:span><text:span text:style-name="T14"> variable inside its body. This</text:span><text:span text:style-name="T15">( </text:span><text:span text:style-name="Source_20_Text"><text:span text:style-name="T5">address data</text:span></text:span><text:span text:style-name="Source_20_Text"><text:span text:style-name="T4">)</text:span></text:span><text:span text:style-name="T14"> will create a local variable that will shadow the state variable defined above. The assignment </text:span><text:span text:style-name="Source_20_Text"><text:span text:style-name="T16">address data = _data</text:span></text:span><text:span text:style-name="T14"> will assign to this local variable instead of the state variable. To fix the code, remove the </text:span><text:span text:style-name="Source_20_Text"><text:span text:style-name="T16">address</text:span></text:span><text:span text:style-name="T14"> keyword in front of data in the </text:span><text:span text:style-name="Source_20_Text"><text:span text:style-name="T16">set()</text:span></text:span><text:span text:style-name="T14"> function: </text:span><text:span text:style-name="Source_20_Text"><text:span text:style-name="T16">data = _data</text:span></text:span><text:span text:style-name="T14">;</text:span></text:p>
      <text:h text:style-name="P7" text:outline-level="3">14. What is the problem with the following code (2/2)?</text:h>
      <text:p text:style-name="P10"><text:span text:style-name="Source_20_Text"><text:span text:style-name="T2">contract </text:span></text:span><text:span text:style-name="Source_20_Text"><text:span text:style-name="T13">Storage</text:span></text:span><text:span text:style-name="Source_20_Text"><text:span text:style-name="T2"> </text:span></text:span><text:span text:style-name="Source_20_Text"><text:span text:style-name="T7">{</text:span></text:span></text:p>
      <text:p text:style-name="P18"><text:span text:style-name="Source_20_Text"><text:span text:style-name="T6"><text:s text:c="2"/></text:span></text:span><text:span text:style-name="Source_20_Text"><text:span text:style-name="T12">uint</text:span></text:span><text:span text:style-name="Source_20_Text"><text:span text:style-name="T2"> data</text:span></text:span><text:span text:style-name="Source_20_Text"><text:span text:style-name="T7">;</text:span></text:span></text:p>
      <text:p text:style-name="P18"><text:span text:style-name="Source_20_Text"><text:span text:style-name="T6"><text:s text:c="2"/></text:span></text:span><text:span text:style-name="Source_20_Text"><text:span text:style-name="T1">//Should update the `data` storage variable above</text:span></text:span></text:p>
      <text:p text:style-name="P18"><text:span text:style-name="Source_20_Text"><text:span text:style-name="T6"><text:s text:c="2"/></text:span></text:span><text:span text:style-name="Source_20_Text"><text:span text:style-name="T12">function</text:span></text:span><text:span text:style-name="Source_20_Text"><text:span text:style-name="T2"> </text:span></text:span><text:span text:style-name="Source_20_Text"><text:span text:style-name="T12">set</text:span></text:span><text:span text:style-name="Source_20_Text"><text:span text:style-name="T7">(</text:span></text:span><text:span text:style-name="Source_20_Text"><text:span text:style-name="T12">uint</text:span></text:span><text:span text:style-name="Source_20_Text"><text:span text:style-name="T2"> data</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6"><text:s text:c="4"/></text:span></text:span><text:span text:style-name="Source_20_Text"><text:span text:style-name="T1">//data = data?</text:span></text:span></text:p>
      <text:p text:style-name="P18"><text:span text:style-name="Source_20_Text"><text:span text:style-name="T6"><text:s text:c="2"/></text:span></text:span><text:span text:style-name="Source_20_Text"><text:span text:style-name="T7">}</text:span></text:span></text:p>
      <text:p text:style-name="P17"><text:span text:style-name="Source_20_Text"><text:span text:style-name="T7">}</text:span></text:span></text:p>
      <text:p text:style-name="P5"><text:span text:style-name="T14">This is similar to the problem we have just before. The </text:span><text:span text:style-name="Source_20_Text"><text:span text:style-name="T16">data</text:span></text:span><text:span text:style-name="T14"> argument of the </text:span><text:span text:style-name="Source_20_Text"><text:span text:style-name="T16">set()</text:span></text:span><text:span text:style-name="T14"> function shadows the </text:span><text:span text:style-name="Source_20_Text"><text:span text:style-name="T16">data</text:span></text:span><text:span text:style-name="T14"> state variable. Because of this, we can’t access the </text:span><text:span text:style-name="Source_20_Text"><text:span text:style-name="T16">data</text:span></text:span><text:span text:style-name="T14"> state variable inside the </text:span><text:span text:style-name="Source_20_Text"><text:span text:style-name="T16">set()</text:span></text:span><text:span text:style-name="T14"> function. To solve this problem, we need to rename the argument from </text:span><text:span text:style-name="Source_20_Text"><text:span text:style-name="T16">data</text:span></text:span><text:span text:style-name="T14"> to </text:span><text:span text:style-name="Source_20_Text"><text:span text:style-name="T16">_data</text:span></text:span><text:span text:style-name="T14">.</text:span></text:p>
      <text:h text:style-name="P7" text:outline-level="3">15. What are the 2 variable visibilities for state variables in Solidity?</text:h>
      <text:list xml:id="list3913137017" text:style-name="L2">
        <text:list-item>
          <text:p text:style-name="P37">private</text:p>
        </text:list-item>
        <text:list-item>
          <text:p text:style-name="P55">public</text:p>
        </text:list-item>
      </text:list>
      <text:h text:style-name="P7" text:outline-level="3">16. Who can read private and public variables?</text:h>
      <text:list xml:id="list749939649" text:style-name="L3">
        <text:list-item>
          <text:p text:style-name="P38">private variables can be read only by functions inside the smart contract</text:p>
        </text:list-item>
        <text:list-item>
          <text:p text:style-name="P56">public variables can be read by anyone</text:p>
        </text:list-item>
      </text:list>
      <text:h text:style-name="P7" text:outline-level="3">17. What is the default visibility of state variables?</text:h>
      <text:p text:style-name="P4">Private.</text:p>
      <text:h text:style-name="P7" text:outline-level="3">18. Are private variables really private?</text:h>
      <text:p text:style-name="P4">No. Private is only for the EVM (Ethereum Virtual Machine, the part of Ethereum that execute smart contracts). But the data of smart contracts is put on the Ethereum blockchain, and all data on this blockchain is public. Using a special tool to analyse blockchain data, anyone to read private variables of smart contracts.</text:p>
      <text:h text:style-name="P7" text:outline-level="3">19. How to deal with private data then?</text:h>
      <text:p text:style-name="P4">You either don’t put private data on the blockchain, or you put hashes.</text:p>
      <text:h text:style-name="P7" text:outline-level="3"><text:soft-page-break/>20. Mention 3 data types that you use often, and explain why</text:h>
      <text:list xml:id="list1528491499" text:style-name="L4">
        <text:list-item>
          <text:p text:style-name="P39">uint, for ether / token transfers, and identifying data</text:p>
        </text:list-item>
        <text:list-item>
          <text:p text:style-name="P57">address, for identifying humans and smart contracts</text:p>
        </text:list-item>
        <text:list-item>
          <text:p text:style-name="P57">strings, for naming things</text:p>
        </text:list-item>
      </text:list>
      <text:h text:style-name="P7" text:outline-level="3">21. What are the 2 container types in Solidity?</text:h>
      <text:list xml:id="list3778624870" text:style-name="L5">
        <text:list-item>
          <text:p text:style-name="P40">mapping</text:p>
        </text:list-item>
        <text:list-item>
          <text:p text:style-name="P58">arrays</text:p>
        </text:list-item>
      </text:list>
      <text:h text:style-name="P7" text:outline-level="3">22. How to declare an array of integer in Solidity?</text:h>
      <text:p text:style-name="P11"><text:span text:style-name="Source_20_Text"><text:span text:style-name="T12">uint</text:span></text:span><text:span text:style-name="Source_20_Text"><text:span text:style-name="T7">[]</text:span></text:span><text:span text:style-name="Source_20_Text"><text:span text:style-name="T2"> a</text:span></text:span><text:span text:style-name="Source_20_Text"><text:span text:style-name="T7">;</text:span></text:span></text:p>
      <text:h text:style-name="P7" text:outline-level="3">23. How to declare a mapping of address to booleans in Solidity?</text:h>
      <text:p text:style-name="P11"><text:span text:style-name="Source_20_Text"><text:span text:style-name="T2">mapping</text:span></text:span><text:span text:style-name="Source_20_Text"><text:span text:style-name="T7">(</text:span></text:span><text:span text:style-name="Source_20_Text"><text:span text:style-name="T2">address </text:span></text:span><text:span text:style-name="Source_20_Text"><text:span text:style-name="T7">=&gt;</text:span></text:span><text:span text:style-name="Source_20_Text"><text:span text:style-name="T2"> </text:span></text:span><text:span text:style-name="Source_20_Text"><text:span text:style-name="T12">bool</text:span></text:span><text:span text:style-name="Source_20_Text"><text:span text:style-name="T7">)</text:span></text:span><text:span text:style-name="Source_20_Text"><text:span text:style-name="T2"> a</text:span></text:span><text:span text:style-name="Source_20_Text"><text:span text:style-name="T7">;</text:span></text:span></text:p>
      <text:h text:style-name="P7" text:outline-level="3">24. How to declare a mapping of address to mapping of address to booleans (nested mapping)?</text:h>
      <text:p text:style-name="P11"><text:span text:style-name="Source_20_Text"><text:span text:style-name="T2">mapping</text:span></text:span><text:span text:style-name="Source_20_Text"><text:span text:style-name="T7">(</text:span></text:span><text:span text:style-name="Source_20_Text"><text:span text:style-name="T2">address </text:span></text:span><text:span text:style-name="Source_20_Text"><text:span text:style-name="T7">=&gt;</text:span></text:span><text:span text:style-name="Source_20_Text"><text:span text:style-name="T2"> mapping</text:span></text:span><text:span text:style-name="Source_20_Text"><text:span text:style-name="T7">(</text:span></text:span><text:span text:style-name="Source_20_Text"><text:span text:style-name="T2">address </text:span></text:span><text:span text:style-name="Source_20_Text"><text:span text:style-name="T7">=&gt;</text:span></text:span><text:span text:style-name="Source_20_Text"><text:span text:style-name="T2"> </text:span></text:span><text:span text:style-name="Source_20_Text"><text:span text:style-name="T12">bool</text:span></text:span><text:span text:style-name="Source_20_Text"><text:span text:style-name="T7">))</text:span></text:span><text:span text:style-name="Source_20_Text"><text:span text:style-name="T2"> a</text:span></text:span><text:span text:style-name="Source_20_Text"><text:span text:style-name="T7">;</text:span></text:span></text:p>
      <text:h text:style-name="P7" text:outline-level="3">25. How to add data to an array declared as a state variable?</text:h>
      <text:p text:style-name="P10"><text:span text:style-name="Source_20_Text"><text:span text:style-name="T12">uint</text:span></text:span><text:span text:style-name="Source_20_Text"><text:span text:style-name="T7">[]</text:span></text:span><text:span text:style-name="Source_20_Text"><text:span text:style-name="T2"> a</text:span></text:span><text:span text:style-name="Source_20_Text"><text:span text:style-name="T7">;</text:span></text:span></text:p>
      <text:p text:style-name="P18"/>
      <text:p text:style-name="P18"><text:span text:style-name="Source_20_Text"><text:span text:style-name="T12">function</text:span></text:span><text:span text:style-name="Source_20_Text"><text:span text:style-name="T2"> add</text:span></text:span><text:span text:style-name="Source_20_Text"><text:span text:style-name="T7">(</text:span></text:span><text:span text:style-name="Source_20_Text"><text:span text:style-name="T12">uint</text:span></text:span><text:span text:style-name="Source_20_Text"><text:span text:style-name="T2"> newEntry</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6"><text:s text:c="2"/></text:span></text:span><text:span text:style-name="Source_20_Text"><text:span text:style-name="T2">add</text:span></text:span><text:span text:style-name="Source_20_Text"><text:span text:style-name="T7">.</text:span></text:span><text:span text:style-name="Source_20_Text"><text:span text:style-name="T2">push</text:span></text:span><text:span text:style-name="Source_20_Text"><text:span text:style-name="T7">(</text:span></text:span><text:span text:style-name="Source_20_Text"><text:span text:style-name="T2">a</text:span></text:span><text:span text:style-name="Source_20_Text"><text:span text:style-name="T7">);</text:span></text:span></text:p>
      <text:p text:style-name="P17"><text:span text:style-name="Source_20_Text"><text:span text:style-name="T7">}</text:span></text:span></text:p>
      <text:h text:style-name="P7" text:outline-level="3">26. How to add data to a mapping declared as a state variable?</text:h>
      <text:p text:style-name="P10"><text:span text:style-name="Source_20_Text"><text:span text:style-name="T2">mapping</text:span></text:span><text:span text:style-name="Source_20_Text"><text:span text:style-name="T7">(</text:span></text:span><text:span text:style-name="Source_20_Text"><text:span text:style-name="T2">address </text:span></text:span><text:span text:style-name="Source_20_Text"><text:span text:style-name="T7">=&gt;</text:span></text:span><text:span text:style-name="Source_20_Text"><text:span text:style-name="T2"> </text:span></text:span><text:span text:style-name="Source_20_Text"><text:span text:style-name="T12">bool</text:span></text:span><text:span text:style-name="Source_20_Text"><text:span text:style-name="T7">)</text:span></text:span><text:span text:style-name="Source_20_Text"><text:span text:style-name="T2"> a</text:span></text:span><text:span text:style-name="Source_20_Text"><text:span text:style-name="T7">;</text:span></text:span></text:p>
      <text:p text:style-name="P18"/>
      <text:p text:style-name="P18"><text:span text:style-name="Source_20_Text"><text:span text:style-name="T12">function</text:span></text:span><text:span text:style-name="Source_20_Text"><text:span text:style-name="T2"> add</text:span></text:span><text:span text:style-name="Source_20_Text"><text:span text:style-name="T7">(</text:span></text:span><text:span text:style-name="Source_20_Text"><text:span text:style-name="T2">address addr</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6"><text:s text:c="2"/></text:span></text:span><text:span text:style-name="Source_20_Text"><text:span text:style-name="T2">a</text:span></text:span><text:span text:style-name="Source_20_Text"><text:span text:style-name="T7">[</text:span></text:span><text:span text:style-name="Source_20_Text"><text:span text:style-name="T2">addr</text:span></text:span><text:span text:style-name="Source_20_Text"><text:span text:style-name="T7">]</text:span></text:span><text:span text:style-name="Source_20_Text"><text:span text:style-name="T2"> </text:span></text:span><text:span text:style-name="Source_20_Text"><text:span text:style-name="T7">=</text:span></text:span><text:span text:style-name="Source_20_Text"><text:span text:style-name="T2"> </text:span></text:span><text:span text:style-name="Source_20_Text"><text:span text:style-name="T12">true</text:span></text:span><text:span text:style-name="Source_20_Text"><text:span text:style-name="T7">;</text:span></text:span></text:p>
      <text:p text:style-name="P17"><text:span text:style-name="Source_20_Text"><text:span text:style-name="T7">}</text:span></text:span></text:p>
      <text:h text:style-name="P7" text:outline-level="3">27. How to loop through an array?</text:h>
      <text:p text:style-name="P10"><text:span text:style-name="Source_20_Text"><text:span text:style-name="T12">uint</text:span></text:span><text:span text:style-name="Source_20_Text"><text:span text:style-name="T7">[]</text:span></text:span><text:span text:style-name="Source_20_Text"><text:span text:style-name="T2"> a</text:span></text:span><text:span text:style-name="Source_20_Text"><text:span text:style-name="T7">;</text:span></text:span></text:p>
      <text:p text:style-name="P18"><text:soft-page-break/><text:span text:style-name="Source_20_Text"><text:span text:style-name="T12">for</text:span></text:span><text:span text:style-name="Source_20_Text"><text:span text:style-name="T7">(</text:span></text:span><text:span text:style-name="Source_20_Text"><text:span text:style-name="T12">uint</text:span></text:span><text:span text:style-name="Source_20_Text"><text:span text:style-name="T2"> i </text:span></text:span><text:span text:style-name="Source_20_Text"><text:span text:style-name="T7">=</text:span></text:span><text:span text:style-name="Source_20_Text"><text:span text:style-name="T2"> </text:span></text:span><text:span text:style-name="Source_20_Text"><text:span text:style-name="T11">0</text:span></text:span><text:span text:style-name="Source_20_Text"><text:span text:style-name="T7">;</text:span></text:span><text:span text:style-name="Source_20_Text"><text:span text:style-name="T2"> i </text:span></text:span><text:span text:style-name="Source_20_Text"><text:span text:style-name="T7">&lt;</text:span></text:span><text:span text:style-name="Source_20_Text"><text:span text:style-name="T2"> arr</text:span></text:span><text:span text:style-name="Source_20_Text"><text:span text:style-name="T7">.</text:span></text:span><text:span text:style-name="Source_20_Text"><text:span text:style-name="T2">length</text:span></text:span><text:span text:style-name="Source_20_Text"><text:span text:style-name="T7">;</text:span></text:span><text:span text:style-name="Source_20_Text"><text:span text:style-name="T2"> i</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6"><text:s text:c="2"/></text:span></text:span><text:span text:style-name="Source_20_Text"><text:span text:style-name="T1">//do something with arr[i] </text:span></text:span></text:p>
      <text:p text:style-name="P18"><text:span text:style-name="Source_20_Text"><text:span text:style-name="T6"><text:s text:c="2"/></text:span></text:span><text:span text:style-name="Source_20_Text"><text:span text:style-name="T1">//reading: uint a = arr[i]</text:span></text:span></text:p>
      <text:p text:style-name="P18"><text:span text:style-name="Source_20_Text"><text:span text:style-name="T6"><text:s text:c="2"/></text:span></text:span><text:span text:style-name="Source_20_Text"><text:span text:style-name="T1">//writing: arr[i] = a</text:span></text:span></text:p>
      <text:p text:style-name="P17"><text:span text:style-name="Source_20_Text"><text:span text:style-name="T7">}</text:span></text:span></text:p>
      <text:h text:style-name="P7" text:outline-level="3">28. What is the difference between a uint8 and a uint16?</text:h>
      <text:p text:style-name="P5"><text:span text:style-name="Source_20_Text"><text:span text:style-name="T16">uint8</text:span></text:span><text:span text:style-name="T14"> can store number of up to 2^8 -1 (it has 8 bits), whereas </text:span><text:span text:style-name="Source_20_Text"><text:span text:style-name="T16">uint16</text:span></text:span><text:span text:style-name="T14"> can store numbers of up to 2^16 – 1.</text:span></text:p>
      <text:h text:style-name="P7" text:outline-level="3">29. What are the 4 function visibilities in Solidity, by increasing permissiveness?</text:h>
      <text:list xml:id="list1504747337" text:style-name="L6">
        <text:list-item>
          <text:p text:style-name="P41">private</text:p>
        </text:list-item>
        <text:list-item>
          <text:p text:style-name="P59">internal</text:p>
        </text:list-item>
        <text:list-item>
          <text:p text:style-name="P59">external</text:p>
        </text:list-item>
        <text:list-item>
          <text:p text:style-name="P59">public</text:p>
        </text:list-item>
      </text:list>
      <text:h text:style-name="P7" text:outline-level="3">30. How to conditionally throw an error, with an error message?</text:h>
      <text:p text:style-name="P4">Use require statement:</text:p>
      <text:p text:style-name="P11"><text:span text:style-name="Source_20_Text"><text:span text:style-name="T12">require</text:span></text:span><text:span text:style-name="Source_20_Text"><text:span text:style-name="T7">(</text:span></text:span><text:span text:style-name="Source_20_Text"><text:span text:style-name="T2">a </text:span></text:span><text:span text:style-name="Source_20_Text"><text:span text:style-name="T7">!==</text:span></text:span><text:span text:style-name="Source_20_Text"><text:span text:style-name="T2"> b</text:span></text:span><text:span text:style-name="Source_20_Text"><text:span text:style-name="T7">,</text:span></text:span><text:span text:style-name="Source_20_Text"><text:span text:style-name="T2"> </text:span></text:span><text:span text:style-name="Source_20_Text"><text:span text:style-name="T17">'My error message'</text:span></text:span><text:span text:style-name="Source_20_Text"><text:span text:style-name="T7">)</text:span></text:span></text:p>
      <text:h text:style-name="P7" text:outline-level="3">31. What are the 2 artifacts produced by the Solidity compiler when compiling a smart contract?</text:h>
      <text:list xml:id="list2941621017" text:style-name="L7">
        <text:list-item>
          <text:p text:style-name="P42">The ABI (application binary interface)</text:p>
        </text:list-item>
        <text:list-item>
          <text:p text:style-name="P60">The bytecode</text:p>
        </text:list-item>
      </text:list>
      <text:h text:style-name="P7" text:outline-level="3">32. What is the ABI of a smart contract?</text:h>
      <text:p text:style-name="P4">The ABI defines the interface of a smart contract, i.e the set of functions that can be called from outside the smart contract. The ABI only defines the function signatures (function names, argument types and return types) but not their implementation. The ABI also defines the events of the contract. The ABI is used outside the smart contract by Ethereum client libraries like web3 to interact with the smart contract.</text:p>
      <text:h text:style-name="P7" text:outline-level="3">33. In the following contract, which function will be part of the ABI?</text:h>
      <text:p text:style-name="P10"><text:span text:style-name="Source_20_Text"><text:span text:style-name="T2">contract A </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foo</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bar</text:span></text:span><text:span text:style-name="Source_20_Text"><text:span text:style-name="T7">()</text:span></text:span><text:span text:style-name="Source_20_Text"><text:span text:style-name="T2"> </text:span></text:span><text:span text:style-name="Source_20_Text"><text:span text:style-name="T12">public</text:span></text:span><text:span text:style-name="Source_20_Text"><text:span text:style-name="T2"> </text:span></text:span><text:span text:style-name="Source_20_Text"><text:span text:style-name="T7">{...}</text:span></text:span></text:p>
      <text:p text:style-name="P18"><text:soft-page-break/><text:span text:style-name="Source_20_Text"><text:span text:style-name="T6"><text:s text:c="2"/></text:span></text:span><text:span text:style-name="Source_20_Text"><text:span text:style-name="T12">function</text:span></text:span><text:span text:style-name="Source_20_Text"><text:span text:style-name="T2"> baz</text:span></text:span><text:span text:style-name="Source_20_Text"><text:span text:style-name="T7">()</text:span></text:span><text:span text:style-name="Source_20_Text"><text:span text:style-name="T2"> </text:span></text:span><text:span text:style-name="Source_20_Text"><text:span text:style-name="T12">internal</text:span></text:span><text:span text:style-name="Source_20_Text"><text:span text:style-name="T2"> </text:span></text:span><text:span text:style-name="Source_20_Text"><text:span text:style-name="T7">{...}</text:span></text:span></text:p>
      <text:p text:style-name="P17"><text:span text:style-name="Source_20_Text"><text:span text:style-name="T7">}</text:span></text:span></text:p>
      <text:p text:style-name="P5"><text:span text:style-name="Source_20_Text"><text:span text:style-name="T16">foo()</text:span></text:span><text:span text:style-name="T14"> and </text:span><text:span text:style-name="Source_20_Text"><text:span text:style-name="T16">bar()</text:span></text:span><text:span text:style-name="T14"> will be part of the ABI.</text:span></text:p>
      <text:h text:style-name="P7" text:outline-level="3">34. Does the EVM understands Solidity?</text:h>
      <text:p text:style-name="P4">No. The EVM only understand bytecode, which must first be produced by Solidity, outside of the blockchain.</text:p>
      <text:h text:style-name="P7" text:outline-level="3">35. What is the EVM bytecode?</text:h>
      <text:p text:style-name="P4">The EVM bytecode is a series of EVM elementary instructions called opcodes. These opcodes define very simple simple operations like adding 2 numbers (ADD), loading data from memory (mload), etc… There are more than 100 of these opcodes defined in the Ethereum yellow paper. Coding directly with opcodes would be very tedious, so we need higher languages like Solidity to help us reason at a higher level of abstraction.</text:p>
      <text:h text:style-name="P7" text:outline-level="3">36. What are the 2 APIs used to interact with a smart contract?</text:h>
      <text:p text:style-name="P5"><text:span text:style-name="Source_20_Text"><text:span text:style-name="T16">eth_sendTransaction</text:span></text:span><text:span text:style-name="T14"> (transaction) and </text:span><text:span text:style-name="Source_20_Text"><text:span text:style-name="T16">eth_call</text:span></text:span><text:span text:style-name="T14"> (call). Transactions cost money (gas) and can modify the blockchain. Calls do not cost money, cannot modify the blockchain, but can return a value contrary to transactions.</text:span></text:p>
      <text:h text:style-name="P7" text:outline-level="3">37. What is gas?</text:h>
      <text:p text:style-name="P4">Gas is an abstract unit used to pay miners when sending a transaction on the Ethereum network.</text:p>
      <text:h text:style-name="P7" text:outline-level="3">38. How is gas paid?</text:h>
      <text:p text:style-name="P5"><text:span text:style-name="T14">Gas is paid in ether using the formula: </text:span><text:span text:style-name="Source_20_Text"><text:span text:style-name="T16">ether cost = gasPrice * gas</text:span></text:span><text:span text:style-name="T14">, where gas represents the gas cost of the execution of a transaction. </text:span><text:span text:style-name="Source_20_Text"><text:span text:style-name="T16">gasPrice</text:span></text:span><text:span text:style-name="T14"> is in wei / gas, generally express is Gwei. A transaction also specifies a </text:span><text:span text:style-name="Source_20_Text"><text:span text:style-name="T16">gasLimit</text:span></text:span><text:span text:style-name="T14"> parameter, which specify a maximum number of gas that can be paid by a transaction. Without this, a transaction could potentially drain an account of all its Ether.</text:span></text:p>
      <text:h text:style-name="P7" text:outline-level="3">39. What happen if there is not enough gas in a transaction?</text:h>
      <text:p text:style-name="P4">The transaction is stopped, and all state changes are reverted.</text:p>
      <text:h text:style-name="P7" text:outline-level="3">40. Who pays for gas in a transaction?</text:h>
      <text:p text:style-name="P4">The sender of the transaction.</text:p>
      <text:h text:style-name="P7" text:outline-level="3">41. What is the most famous online IDE for Solidity?</text:h>
      <text:p text:style-name="P4">Remix</text:p>
      <text:h text:style-name="P7" text:outline-level="3">42. List 2 famous smart contract framework for Solidity</text:h>
      <text:list xml:id="list798697574" text:style-name="L8">
        <text:list-item>
          <text:p text:style-name="P43">Truffle</text:p>
        </text:list-item>
        <text:list-item>
          <text:p text:style-name="P61"><text:soft-page-break/>OpenZeppelin</text:p>
        </text:list-item>
      </text:list>
      <text:h text:style-name="P7" text:outline-level="3">43. Which Javascript Ethereum client can we use to develop Solidity on a local blockchain?</text:h>
      <text:p text:style-name="P4">Ganache</text:p>
      <text:h text:style-name="P7" text:outline-level="3">44. What do you need to deploy a smart contract to the Ethereum network?</text:h>
      <text:list xml:id="list2008598351" text:style-name="L9">
        <text:list-item>
          <text:p text:style-name="P44">bytecode of smart contract</text:p>
        </text:list-item>
        <text:list-item>
          <text:p text:style-name="P62">an Ethereum address with enough Ether</text:p>
        </text:list-item>
        <text:list-item>
          <text:p text:style-name="P62">A wallet to sign the transaction</text:p>
        </text:list-item>
        <text:list-item>
          <text:p text:style-name="P62">A tool to create the transaction and coordinate the signing process with the wallet</text:p>
        </text:list-item>
      </text:list>
      <text:h text:style-name="P7" text:outline-level="3">45. List 4 famous Ethereum wallets</text:h>
      <text:list xml:id="list3627832689" text:style-name="L10">
        <text:list-item>
          <text:p text:style-name="P45">Metamask</text:p>
        </text:list-item>
        <text:list-item>
          <text:p text:style-name="P63">MyEtherWallet</text:p>
        </text:list-item>
        <text:list-item>
          <text:p text:style-name="P63">Ledger</text:p>
        </text:list-item>
        <text:list-item>
          <text:p text:style-name="P63">Trezor</text:p>
        </text:list-item>
      </text:list>
      <text:h text:style-name="P7" text:outline-level="3">46. List 3 networks where you can deploy a Solidity smart contract</text:h>
      <text:list xml:id="list1463459999" text:style-name="L11">
        <text:list-item>
          <text:p text:style-name="P46">Mainnet</text:p>
        </text:list-item>
        <text:list-item>
          <text:p text:style-name="P64">Ropsten</text:p>
        </text:list-item>
        <text:list-item>
          <text:p text:style-name="P64">Kovan</text:p>
        </text:list-item>
      </text:list>
      <text:h text:style-name="P9" text:outline-level="2"><text:bookmark text:name="intermediate"/>Intermediate</text:h>
      <text:h text:style-name="P7" text:outline-level="3">47. How to manage dates in Solidity?</text:h>
      <text:p text:style-name="P5"><text:span text:style-name="T14">You need to use </text:span><text:span text:style-name="Source_20_Text"><text:span text:style-name="T16">uint</text:span></text:span><text:span text:style-name="T14"> variables.</text:span></text:p>
      <text:h text:style-name="P7" text:outline-level="3">48. How to have the current timestamp in seconds?</text:h>
      <text:p text:style-name="P5"><text:span text:style-name="T14">You need to use the </text:span><text:span text:style-name="Source_20_Text"><text:span text:style-name="T16">now</text:span></text:span><text:span text:style-name="T14"> keyword.</text:span></text:p>
      <text:h text:style-name="P7" text:outline-level="3">49. How to construct a timestamp of 1 day in the future?</text:h>
      <text:p text:style-name="P5"><text:span text:style-name="T14">A: </text:span><text:span text:style-name="Source_20_Text"><text:span text:style-name="T16">now + 86400</text:span></text:span></text:p>
      <text:h text:style-name="P7" text:outline-level="3">50. What are the 2 ways to define custom data structure in Solidity?</text:h>
      <text:list xml:id="list4027848883" text:style-name="L12">
        <text:list-item>
          <text:p text:style-name="P47">Struct</text:p>
        </text:list-item>
        <text:list-item>
          <text:p text:style-name="P65">Enum</text:p>
        </text:list-item>
      </text:list>
      <text:h text:style-name="P7" text:outline-level="3"><text:soft-page-break/>51. When would you use a struct vs an enum?</text:h>
      <text:p text:style-name="P4"><text:span text:style-name="T27">Struct</text:span> are for representing <text:span text:style-name="T26">complex data</text:span> structures with<text:span text:style-name="T26"> different fields</text:span>. <text:span text:style-name="T27">Enum</text:span> are for <text:span text:style-name="T26">creating variant for a single data.</text:span> Ex: a color can be red, blue, yellow. You can combine both by defining an enum, and a struct that uses this enum in a field;</text:p>
      <text:p text:style-name="P10"><text:span text:style-name="Source_20_Text"><text:span text:style-name="T12">enum</text:span></text:span><text:span text:style-name="Source_20_Text"><text:span text:style-name="T2"> </text:span></text:span><text:span text:style-name="Source_20_Text"><text:span text:style-name="T13">FavoriteColor</text:span></text:span><text:span text:style-name="Source_20_Text"><text:span text:style-name="T2"> </text:span></text:span><text:span text:style-name="Source_20_Text"><text:span text:style-name="T7">}</text:span></text:span><text:span text:style-name="Source_20_Text"><text:span text:style-name="T13">Blue</text:span></text:span><text:span text:style-name="Source_20_Text"><text:span text:style-name="T7">,</text:span></text:span><text:span text:style-name="Source_20_Text"><text:span text:style-name="T2"> </text:span></text:span><text:span text:style-name="Source_20_Text"><text:span text:style-name="T13">Red</text:span></text:span><text:span text:style-name="Source_20_Text"><text:span text:style-name="T7">};</text:span></text:span></text:p>
      <text:p text:style-name="P18"><text:span text:style-name="Source_20_Text"><text:span text:style-name="T12">struct</text:span></text:span><text:span text:style-name="Source_20_Text"><text:span text:style-name="T2"> </text:span></text:span><text:span text:style-name="Source_20_Text"><text:span text:style-name="T13">User</text:span></text:span><text:span text:style-name="Source_20_Text"><text:span text:style-name="T2"> </text:span></text:span><text:span text:style-name="Source_20_Text"><text:span text:style-name="T7">{</text:span></text:span></text:p>
      <text:p text:style-name="P18"><text:span text:style-name="Source_20_Text"><text:span text:style-name="T6"><text:s text:c="2"/></text:span></text:span><text:span text:style-name="Source_20_Text"><text:span text:style-name="T2">address id</text:span></text:span><text:span text:style-name="Source_20_Text"><text:span text:style-name="T7">;</text:span></text:span></text:p>
      <text:p text:style-name="P18"><text:span text:style-name="Source_20_Text"><text:span text:style-name="T6"><text:s text:c="2"/></text:span></text:span><text:span text:style-name="Source_20_Text"><text:span text:style-name="T12">string</text:span></text:span><text:span text:style-name="Source_20_Text"><text:span text:style-name="T2"> name</text:span></text:span><text:span text:style-name="Source_20_Text"><text:span text:style-name="T7">;</text:span></text:span></text:p>
      <text:p text:style-name="P18"><text:span text:style-name="Source_20_Text"><text:span text:style-name="T6"><text:s text:c="2"/></text:span></text:span><text:span text:style-name="Source_20_Text"><text:span text:style-name="T13">Color</text:span></text:span><text:span text:style-name="Source_20_Text"><text:span text:style-name="T2"> favoriteColor</text:span></text:span><text:span text:style-name="Source_20_Text"><text:span text:style-name="T7">;</text:span></text:span></text:p>
      <text:p text:style-name="P17"><text:span text:style-name="Source_20_Text"><text:span text:style-name="T7">}</text:span></text:span></text:p>
      <text:h text:style-name="P7" text:outline-level="3">52. What are the 2 ways to instantiate a struct?</text:h>
      <text:p text:style-name="P10"><text:span text:style-name="Source_20_Text"><text:span text:style-name="T12">struct</text:span></text:span><text:span text:style-name="Source_20_Text"><text:span text:style-name="T2"> </text:span></text:span><text:span text:style-name="Source_20_Text"><text:span text:style-name="T13">User</text:span></text:span><text:span text:style-name="Source_20_Text"><text:span text:style-name="T2"> </text:span></text:span><text:span text:style-name="Source_20_Text"><text:span text:style-name="T7">{</text:span></text:span></text:p>
      <text:p text:style-name="P18"><text:span text:style-name="Source_20_Text"><text:span text:style-name="T6"><text:s text:c="2"/></text:span></text:span><text:span text:style-name="Source_20_Text"><text:span text:style-name="T2">address id</text:span></text:span><text:span text:style-name="Source_20_Text"><text:span text:style-name="T7">;</text:span></text:span></text:p>
      <text:p text:style-name="P18"><text:span text:style-name="Source_20_Text"><text:span text:style-name="T6"><text:s text:c="2"/></text:span></text:span><text:span text:style-name="Source_20_Text"><text:span text:style-name="T12">string</text:span></text:span><text:span text:style-name="Source_20_Text"><text:span text:style-name="T2"> name</text:span></text:span><text:span text:style-name="Source_20_Text"><text:span text:style-name="T7">;</text:span></text:span></text:p>
      <text:p text:style-name="P18"><text:span text:style-name="Source_20_Text"><text:span text:style-name="T7">}</text:span></text:span></text:p>
      <text:p text:style-name="P18"/>
      <text:p text:style-name="P18"><text:span text:style-name="Source_20_Text"><text:span text:style-name="T1">//Method 1 (argument order matters)</text:span></text:span></text:p>
      <text:p text:style-name="P18"><text:span text:style-name="Source_20_Text"><text:span text:style-name="T13">User</text:span></text:span><text:span text:style-name="Source_20_Text"><text:span text:style-name="T7">(</text:span></text:span><text:span text:style-name="Source_20_Text"><text:span text:style-name="T17">"0xAio90...."</text:span></text:span><text:span text:style-name="Source_20_Text"><text:span text:style-name="T7">,</text:span></text:span><text:span text:style-name="Source_20_Text"><text:span text:style-name="T2"> </text:span></text:span><text:span text:style-name="Source_20_Text"><text:span text:style-name="T17">"Mike"</text:span></text:span><text:span text:style-name="Source_20_Text"><text:span text:style-name="T7">);</text:span></text:span></text:p>
      <text:p text:style-name="P18"/>
      <text:p text:style-name="P18"><text:span text:style-name="Source_20_Text"><text:span text:style-name="T1">//Method 2 (argument order does not matter)</text:span></text:span></text:p>
      <text:p text:style-name="P17"><text:span text:style-name="Source_20_Text"><text:span text:style-name="T13">User</text:span></text:span><text:span text:style-name="Source_20_Text"><text:span text:style-name="T7">({</text:span></text:span><text:span text:style-name="Source_20_Text"><text:span text:style-name="T2">name</text:span></text:span><text:span text:style-name="Source_20_Text"><text:span text:style-name="T7">:</text:span></text:span><text:span text:style-name="Source_20_Text"><text:span text:style-name="T2"> </text:span></text:span><text:span text:style-name="Source_20_Text"><text:span text:style-name="T17">"Mike"</text:span></text:span><text:span text:style-name="Source_20_Text"><text:span text:style-name="T7">,</text:span></text:span><text:span text:style-name="Source_20_Text"><text:span text:style-name="T2"> address</text:span></text:span><text:span text:style-name="Source_20_Text"><text:span text:style-name="T7">:</text:span></text:span><text:span text:style-name="Source_20_Text"><text:span text:style-name="T2"> </text:span></text:span><text:span text:style-name="Source_20_Text"><text:span text:style-name="T17">"0xAio90...."</text:span></text:span><text:span text:style-name="Source_20_Text"><text:span text:style-name="T7">});</text:span></text:span></text:p>
      <text:h text:style-name="P7" text:outline-level="3">53. How to instantiate a struct that has an inner mapping?</text:h>
      <text:p text:style-name="P10"><text:span text:style-name="Source_20_Text"><text:span text:style-name="T12">struct</text:span></text:span><text:span text:style-name="Source_20_Text"><text:span text:style-name="T2"> </text:span></text:span><text:span text:style-name="Source_20_Text"><text:span text:style-name="T13">User</text:span></text:span><text:span text:style-name="Source_20_Text"><text:span text:style-name="T2"> </text:span></text:span><text:span text:style-name="Source_20_Text"><text:span text:style-name="T7">{</text:span></text:span></text:p>
      <text:p text:style-name="P18"><text:span text:style-name="Source_20_Text"><text:span text:style-name="T6"><text:s text:c="2"/></text:span></text:span><text:span text:style-name="Source_20_Text"><text:span text:style-name="T2">address id</text:span></text:span><text:span text:style-name="Source_20_Text"><text:span text:style-name="T7">;</text:span></text:span></text:p>
      <text:p text:style-name="P18"><text:span text:style-name="Source_20_Text"><text:span text:style-name="T6"><text:s text:c="2"/></text:span></text:span><text:span text:style-name="Source_20_Text"><text:span text:style-name="T12">string</text:span></text:span><text:span text:style-name="Source_20_Text"><text:span text:style-name="T2"> name</text:span></text:span><text:span text:style-name="Source_20_Text"><text:span text:style-name="T7">;</text:span></text:span></text:p>
      <text:p text:style-name="P18"><text:span text:style-name="Source_20_Text"><text:span text:style-name="T6"><text:s text:c="2"/></text:span></text:span><text:span text:style-name="Source_20_Text"><text:span text:style-name="T2">mapping</text:span></text:span><text:span text:style-name="Source_20_Text"><text:span text:style-name="T7">(</text:span></text:span><text:span text:style-name="Source_20_Text"><text:span text:style-name="T2">address </text:span></text:span><text:span text:style-name="Source_20_Text"><text:span text:style-name="T7">=&gt;</text:span></text:span><text:span text:style-name="Source_20_Text"><text:span text:style-name="T2"> </text:span></text:span><text:span text:style-name="Source_20_Text"><text:span text:style-name="T12">bool</text:span></text:span><text:span text:style-name="Source_20_Text"><text:span text:style-name="T7">)</text:span></text:span><text:span text:style-name="Source_20_Text"><text:span text:style-name="T2"> friends</text:span></text:span><text:span text:style-name="Source_20_Text"><text:span text:style-name="T7">;</text:span></text:span></text:p>
      <text:p text:style-name="P18"><text:span text:style-name="Source_20_Text"><text:span text:style-name="T7">}</text:span></text:span></text:p>
      <text:p text:style-name="P18"><text:span text:style-name="Source_20_Text"><text:span text:style-name="T1">//let assume the User struct is stored inside a mapping</text:span></text:span></text:p>
      <text:p text:style-name="P18"><text:span text:style-name="Source_20_Text"><text:span text:style-name="T2">mapping</text:span></text:span><text:span text:style-name="Source_20_Text"><text:span text:style-name="T7">(</text:span></text:span><text:span text:style-name="Source_20_Text"><text:span text:style-name="T2">address </text:span></text:span><text:span text:style-name="Source_20_Text"><text:span text:style-name="T7">=&gt;</text:span></text:span><text:span text:style-name="Source_20_Text"><text:span text:style-name="T2"> </text:span></text:span><text:span text:style-name="Source_20_Text"><text:span text:style-name="T13">User</text:span></text:span><text:span text:style-name="Source_20_Text"><text:span text:style-name="T7">)</text:span></text:span><text:span text:style-name="Source_20_Text"><text:span text:style-name="T2"> users</text:span></text:span><text:span text:style-name="Source_20_Text"><text:span text:style-name="T7">;</text:span></text:span></text:p>
      <text:p text:style-name="P18"/>
      <text:p text:style-name="P18"><text:span text:style-name="Source_20_Text"><text:span text:style-name="T1">//Inside a function, you would instantiate your struct like this</text:span></text:span></text:p>
      <text:p text:style-name="P18"><text:span text:style-name="Source_20_Text"><text:span text:style-name="T2">users</text:span></text:span><text:span text:style-name="Source_20_Text"><text:span text:style-name="T7">[</text:span></text:span><text:span text:style-name="Source_20_Text"><text:span text:style-name="T17">"0xAio90..."</text:span></text:span><text:span text:style-name="Source_20_Text"><text:span text:style-name="T7">].</text:span></text:span><text:span text:style-name="Source_20_Text"><text:span text:style-name="T2">id </text:span></text:span><text:span text:style-name="Source_20_Text"><text:span text:style-name="T7">=</text:span></text:span><text:span text:style-name="Source_20_Text"><text:span text:style-name="T2"> </text:span></text:span><text:span text:style-name="Source_20_Text"><text:span text:style-name="T17">"0xAio90..."</text:span></text:span><text:span text:style-name="Source_20_Text"><text:span text:style-name="T7">;</text:span></text:span></text:p>
      <text:p text:style-name="P18"><text:span text:style-name="Source_20_Text"><text:span text:style-name="T2">users</text:span></text:span><text:span text:style-name="Source_20_Text"><text:span text:style-name="T7">[</text:span></text:span><text:span text:style-name="Source_20_Text"><text:span text:style-name="T17">"0xAio90..."</text:span></text:span><text:span text:style-name="Source_20_Text"><text:span text:style-name="T7">].</text:span></text:span><text:span text:style-name="Source_20_Text"><text:span text:style-name="T2">name </text:span></text:span><text:span text:style-name="Source_20_Text"><text:span text:style-name="T7">=</text:span></text:span><text:span text:style-name="Source_20_Text"><text:span text:style-name="T2"> </text:span></text:span><text:span text:style-name="Source_20_Text"><text:span text:style-name="T17">"Mike"</text:span></text:span><text:span text:style-name="Source_20_Text"><text:span text:style-name="T7">;</text:span></text:span></text:p>
      <text:p text:style-name="P18"><text:span text:style-name="Source_20_Text"><text:span text:style-name="T2">users</text:span></text:span><text:span text:style-name="Source_20_Text"><text:span text:style-name="T7">[</text:span></text:span><text:span text:style-name="Source_20_Text"><text:span text:style-name="T17">"0xAio90..."</text:span></text:span><text:span text:style-name="Source_20_Text"><text:span text:style-name="T7">].</text:span></text:span><text:span text:style-name="Source_20_Text"><text:span text:style-name="T2">friends</text:span></text:span><text:span text:style-name="Source_20_Text"><text:span text:style-name="T7">[</text:span></text:span><text:span text:style-name="Source_20_Text"><text:span text:style-name="T17">"0xIopop..."</text:span></text:span><text:span text:style-name="Source_20_Text"><text:span text:style-name="T7">]</text:span></text:span><text:span text:style-name="Source_20_Text"><text:span text:style-name="T2"> </text:span></text:span><text:span text:style-name="Source_20_Text"><text:span text:style-name="T7">=</text:span></text:span><text:span text:style-name="Source_20_Text"><text:span text:style-name="T2"> </text:span></text:span><text:span text:style-name="Source_20_Text"><text:span text:style-name="T12">true</text:span></text:span><text:span text:style-name="Source_20_Text"><text:span text:style-name="T7">; //</text:span></text:span><text:span text:style-name="Source_20_Text"><text:span text:style-name="T8">friends is mapping : addr to bool</text:span></text:span></text:p>
      <text:p text:style-name="P17"><text:soft-page-break/><text:span text:style-name="Source_20_Text"><text:span text:style-name="T2">users</text:span></text:span><text:span text:style-name="Source_20_Text"><text:span text:style-name="T7">[</text:span></text:span><text:span text:style-name="Source_20_Text"><text:span text:style-name="T17">"0xAio90..."</text:span></text:span><text:span text:style-name="Source_20_Text"><text:span text:style-name="T7">].</text:span></text:span><text:span text:style-name="Source_20_Text"><text:span text:style-name="T2">friends</text:span></text:span><text:span text:style-name="Source_20_Text"><text:span text:style-name="T7">[</text:span></text:span><text:span text:style-name="Source_20_Text"><text:span text:style-name="T17">"0xjk89I..."</text:span></text:span><text:span text:style-name="Source_20_Text"><text:span text:style-name="T7">]</text:span></text:span><text:span text:style-name="Source_20_Text"><text:span text:style-name="T2"> </text:span></text:span><text:span text:style-name="Source_20_Text"><text:span text:style-name="T7">=</text:span></text:span><text:span text:style-name="Source_20_Text"><text:span text:style-name="T2"> </text:span></text:span><text:span text:style-name="Source_20_Text"><text:span text:style-name="T12">true</text:span></text:span><text:span text:style-name="Source_20_Text"><text:span text:style-name="T7">; //</text:span></text:span><text:span text:style-name="Source_20_Text"><text:span text:style-name="T9">addr =&gt; bool , </text:span></text:span><text:span text:style-name="Source_20_Text"><text:span text:style-name="T10">which is friends</text:span></text:span></text:p>
      <text:h text:style-name="P7" text:outline-level="3">54. When would you use an array vs a mapping?</text:h>
      <text:p text:style-name="P4">I would use an array if I need to iterate through a collection of data. And I would use a mapping if I need to rapidly lookup a specific value</text:p>
      <text:h text:style-name="P7" text:outline-level="3">55. How to combine array and mapping to allow both iteration and rapid lookup of a struct?</text:h>
      <text:p text:style-name="P10"><text:span text:style-name="Source_20_Text"><text:span text:style-name="T1">//Let's consider this struct</text:span></text:span></text:p>
      <text:p text:style-name="P18"><text:span text:style-name="Source_20_Text"><text:span text:style-name="T12">struct</text:span></text:span><text:span text:style-name="Source_20_Text"><text:span text:style-name="T2"> </text:span></text:span><text:span text:style-name="Source_20_Text"><text:span text:style-name="T13">User</text:span></text:span><text:span text:style-name="Source_20_Text"><text:span text:style-name="T2"> </text:span></text:span><text:span text:style-name="Source_20_Text"><text:span text:style-name="T7">{</text:span></text:span></text:p>
      <text:p text:style-name="P18"><text:span text:style-name="Source_20_Text"><text:span text:style-name="T6"><text:s text:c="2"/></text:span></text:span><text:span text:style-name="Source_20_Text"><text:span text:style-name="T12">uint</text:span></text:span><text:span text:style-name="Source_20_Text"><text:span text:style-name="T2"> id</text:span></text:span><text:span text:style-name="Source_20_Text"><text:span text:style-name="T7">;</text:span></text:span></text:p>
      <text:p text:style-name="P18"><text:span text:style-name="Source_20_Text"><text:span text:style-name="T6"><text:s text:c="2"/></text:span></text:span><text:span text:style-name="Source_20_Text"><text:span text:style-name="T12">string</text:span></text:span><text:span text:style-name="Source_20_Text"><text:span text:style-name="T2"> name</text:span></text:span><text:span text:style-name="Source_20_Text"><text:span text:style-name="T7">;</text:span></text:span></text:p>
      <text:p text:style-name="P18"><text:span text:style-name="Source_20_Text"><text:span text:style-name="T7">}</text:span></text:span></text:p>
      <text:p text:style-name="P18"/>
      <text:p text:style-name="P18"><text:span text:style-name="Source_20_Text"><text:span text:style-name="T1">//First, let's use an array to store all its ids</text:span></text:span></text:p>
      <text:p text:style-name="P18"><text:span text:style-name="Source_20_Text"><text:span text:style-name="T12">uint</text:span></text:span><text:span text:style-name="Source_20_Text"><text:span text:style-name="T7">[]</text:span></text:span><text:span text:style-name="Source_20_Text"><text:span text:style-name="T2"> userIds</text:span></text:span><text:span text:style-name="Source_20_Text"><text:span text:style-name="T7">;</text:span></text:span></text:p>
      <text:p text:style-name="P18"/>
      <text:p text:style-name="P18"><text:span text:style-name="Source_20_Text"><text:span text:style-name="T1">//Then, let's use a mapping for rapid lookup</text:span></text:span></text:p>
      <text:p text:style-name="P18"><text:span text:style-name="Source_20_Text"><text:span text:style-name="T2">mapping</text:span></text:span><text:span text:style-name="Source_20_Text"><text:span text:style-name="T7">(</text:span></text:span><text:span text:style-name="Source_20_Text"><text:span text:style-name="T12">uint</text:span></text:span><text:span text:style-name="Source_20_Text"><text:span text:style-name="T2"> </text:span></text:span><text:span text:style-name="Source_20_Text"><text:span text:style-name="T7">=&gt;</text:span></text:span><text:span text:style-name="Source_20_Text"><text:span text:style-name="T2"> </text:span></text:span><text:span text:style-name="Source_20_Text"><text:span text:style-name="T13">User</text:span></text:span><text:span text:style-name="Source_20_Text"><text:span text:style-name="T7">)</text:span></text:span><text:span text:style-name="Source_20_Text"><text:span text:style-name="T2"> users</text:span></text:span><text:span text:style-name="Source_20_Text"><text:span text:style-name="T7">;</text:span></text:span></text:p>
      <text:p text:style-name="P18"/>
      <text:p text:style-name="P18"><text:span text:style-name="Source_20_Text"><text:span text:style-name="T1">//If we need to rapidly lookup a user, we use the mapping</text:span></text:span></text:p>
      <text:p text:style-name="P18"><text:span text:style-name="Source_20_Text"><text:span text:style-name="T1">//And if we need to iterate through users, we iterate through the userIds array, </text:span></text:span></text:p>
      <text:p text:style-name="P18"><text:span text:style-name="Source_20_Text"><text:span text:style-name="T1">//and for each userIf we can</text:span></text:span></text:p>
      <text:p text:style-name="P17"><text:span text:style-name="Source_20_Text"><text:span text:style-name="T1">//lookup the correct user in the mapping</text:span></text:span></text:p>
      <text:h text:style-name="P7" text:outline-level="3">56. How to define an in-memory array of 3 integers?</text:h>
      <text:p text:style-name="P11"><text:span text:style-name="Source_20_Text"><text:span text:style-name="T12">uint</text:span></text:span><text:span text:style-name="Source_20_Text"><text:span text:style-name="T7">[]</text:span></text:span><text:span text:style-name="Source_20_Text"><text:span text:style-name="T2"> memory arr </text:span></text:span><text:span text:style-name="Source_20_Text"><text:span text:style-name="T7">=</text:span></text:span><text:span text:style-name="Source_20_Text"><text:span text:style-name="T2"> </text:span></text:span><text:span text:style-name="Source_20_Text"><text:span text:style-name="T12">new</text:span></text:span><text:span text:style-name="Source_20_Text"><text:span text:style-name="T2"> </text:span></text:span><text:span text:style-name="Source_20_Text"><text:span text:style-name="T12">uint</text:span></text:span><text:span text:style-name="Source_20_Text"><text:span text:style-name="T7">[](</text:span></text:span><text:span text:style-name="Source_20_Text"><text:span text:style-name="T11">3</text:span></text:span><text:span text:style-name="Source_20_Text"><text:span text:style-name="T7">);</text:span></text:span></text:p>
      <text:h text:style-name="P7" text:outline-level="3">57. How to add a value to an in-memory array?</text:h>
      <text:p text:style-name="P10"><text:span text:style-name="Source_20_Text"><text:span text:style-name="T12">uint</text:span></text:span><text:span text:style-name="Source_20_Text"><text:span text:style-name="T7">[]</text:span></text:span><text:span text:style-name="Source_20_Text"><text:span text:style-name="T2"> memory arr </text:span></text:span><text:span text:style-name="Source_20_Text"><text:span text:style-name="T7">=</text:span></text:span><text:span text:style-name="Source_20_Text"><text:span text:style-name="T2"> </text:span></text:span><text:span text:style-name="Source_20_Text"><text:span text:style-name="T12">new</text:span></text:span><text:span text:style-name="Source_20_Text"><text:span text:style-name="T2"> </text:span></text:span><text:span text:style-name="Source_20_Text"><text:span text:style-name="T12">uint</text:span></text:span><text:span text:style-name="Source_20_Text"><text:span text:style-name="T7">[](</text:span></text:span><text:span text:style-name="Source_20_Text"><text:span text:style-name="T11">3</text:span></text:span><text:span text:style-name="Source_20_Text"><text:span text:style-name="T7">);</text:span></text:span></text:p>
      <text:p text:style-name="P18"/>
      <text:p text:style-name="P18"><text:span text:style-name="Source_20_Text"><text:span text:style-name="T12">uint</text:span></text:span><text:span text:style-name="Source_20_Text"><text:span text:style-name="T7">[</text:span></text:span><text:span text:style-name="Source_20_Text"><text:span text:style-name="T11">0</text:span></text:span><text:span text:style-name="Source_20_Text"><text:span text:style-name="T7">]</text:span></text:span><text:span text:style-name="Source_20_Text"><text:span text:style-name="T2"> </text:span></text:span><text:span text:style-name="Source_20_Text"><text:span text:style-name="T7">=</text:span></text:span><text:span text:style-name="Source_20_Text"><text:span text:style-name="T2"> </text:span></text:span><text:span text:style-name="Source_20_Text"><text:span text:style-name="T11">1</text:span></text:span><text:span text:style-name="Source_20_Text"><text:span text:style-name="T7">;</text:span></text:span></text:p>
      <text:p text:style-name="P18"><text:span text:style-name="Source_20_Text"><text:span text:style-name="T12">uint</text:span></text:span><text:span text:style-name="Source_20_Text"><text:span text:style-name="T7">[</text:span></text:span><text:span text:style-name="Source_20_Text"><text:span text:style-name="T11">1</text:span></text:span><text:span text:style-name="Source_20_Text"><text:span text:style-name="T7">]</text:span></text:span><text:span text:style-name="Source_20_Text"><text:span text:style-name="T2"> </text:span></text:span><text:span text:style-name="Source_20_Text"><text:span text:style-name="T7">=</text:span></text:span><text:span text:style-name="Source_20_Text"><text:span text:style-name="T2"> </text:span></text:span><text:span text:style-name="Source_20_Text"><text:span text:style-name="T11">2</text:span></text:span><text:span text:style-name="Source_20_Text"><text:span text:style-name="T7">;</text:span></text:span></text:p>
      <text:p text:style-name="P18"><text:span text:style-name="Source_20_Text"><text:span text:style-name="T12">uint</text:span></text:span><text:span text:style-name="Source_20_Text"><text:span text:style-name="T7">[</text:span></text:span><text:span text:style-name="Source_20_Text"><text:span text:style-name="T11">2</text:span></text:span><text:span text:style-name="Source_20_Text"><text:span text:style-name="T7">]</text:span></text:span><text:span text:style-name="Source_20_Text"><text:span text:style-name="T2"> </text:span></text:span><text:span text:style-name="Source_20_Text"><text:span text:style-name="T7">=</text:span></text:span><text:span text:style-name="Source_20_Text"><text:span text:style-name="T2"> </text:span></text:span><text:span text:style-name="Source_20_Text"><text:span text:style-name="T11">3</text:span></text:span><text:span text:style-name="Source_20_Text"><text:span text:style-name="T7">;</text:span></text:span></text:p>
      <text:p text:style-name="P17"><text:span text:style-name="Source_20_Text"><text:span text:style-name="T12">uint</text:span></text:span><text:span text:style-name="Source_20_Text"><text:span text:style-name="T7">[</text:span></text:span><text:span text:style-name="Source_20_Text"><text:span text:style-name="T11">3</text:span></text:span><text:span text:style-name="Source_20_Text"><text:span text:style-name="T7">]</text:span></text:span><text:span text:style-name="Source_20_Text"><text:span text:style-name="T2"> </text:span></text:span><text:span text:style-name="Source_20_Text"><text:span text:style-name="T7">=</text:span></text:span><text:span text:style-name="Source_20_Text"><text:span text:style-name="T2"> </text:span></text:span><text:span text:style-name="Source_20_Text"><text:span text:style-name="T11">1</text:span></text:span><text:span text:style-name="Source_20_Text"><text:span text:style-name="T7">;</text:span></text:span><text:span text:style-name="Source_20_Text"><text:span text:style-name="T2"> </text:span></text:span><text:span text:style-name="Source_20_Text"><text:span text:style-name="T1">//out-of-bounds error</text:span></text:span></text:p>
      <text:h text:style-name="P7" text:outline-level="3"><text:soft-page-break/>58. How to get the list of all keys in a mapping (like Object.keys() in Javascript)?</text:h>
      <text:p text:style-name="P4">It’s not possible. Smart contracts don’t keep track of the list of entries in a mapping. You need to already know which key you want to access, or to store the list of keys yourself in a separate array.</text:p>
      <text:h text:style-name="P7" text:outline-level="3">59. How to create an in-memory mapping?</text:h>
      <text:p text:style-name="P4">You can’t. Solidity has only storage mappings.</text:p>
      <text:h text:style-name="P7" text:outline-level="3">60. What happen if you try to access the key of a mapping that does not exist?</text:h>
      <text:p text:style-name="P4">Contrary to arrays, there is no error, Solidity will give you a value, which is the default value of the type.</text:p>
      <text:p text:style-name="P4">Ex:</text:p>
      <text:p text:style-name="P11"><text:span text:style-name="Source_20_Text"><text:span text:style-name="T2">mapping</text:span></text:span><text:span text:style-name="Source_20_Text"><text:span text:style-name="T7">(</text:span></text:span><text:span text:style-name="Source_20_Text"><text:span text:style-name="T12">uint</text:span></text:span><text:span text:style-name="Source_20_Text"><text:span text:style-name="T2"> </text:span></text:span><text:span text:style-name="Source_20_Text"><text:span text:style-name="T7">=&gt;</text:span></text:span><text:span text:style-name="Source_20_Text"><text:span text:style-name="T2"> </text:span></text:span><text:span text:style-name="Source_20_Text"><text:span text:style-name="T12">bool</text:span></text:span><text:span text:style-name="Source_20_Text"><text:span text:style-name="T7">)</text:span></text:span><text:span text:style-name="Source_20_Text"><text:span text:style-name="T2"> myMap</text:span></text:span><text:span text:style-name="Source_20_Text"><text:span text:style-name="T7">;</text:span></text:span></text:p>
      <text:p text:style-name="P5"><text:span text:style-name="T14">If you access myMap[10] but nothing exist there, Solidity will produce </text:span><text:span text:style-name="Source_20_Text"><text:span text:style-name="T16">false</text:span></text:span><text:span text:style-name="T14">.</text:span></text:p>
      <text:h text:style-name="P7" text:outline-level="3">61. What are the 3 mechanisms for code re-use in Solidity?</text:h>
      <text:list xml:id="list3287260518" text:style-name="L13">
        <text:list-item>
          <text:p text:style-name="P48">Group common codes in functions</text:p>
        </text:list-item>
        <text:list-item>
          <text:p text:style-name="P66">Contract inheritance</text:p>
        </text:list-item>
        <text:list-item>
          <text:p text:style-name="P66">Libraries</text:p>
        </text:list-item>
      </text:list>
      <text:h text:style-name="P7" text:outline-level="3">62. How to make a contract A inherit from a contract B in Solidity?</text:h>
      <text:p text:style-name="P10"><text:span text:style-name="Source_20_Text"><text:span text:style-name="T1">// First import the contract</text:span></text:span></text:p>
      <text:p text:style-name="P18"><text:span text:style-name="Source_20_Text"><text:span text:style-name="T12">import</text:span></text:span><text:span text:style-name="Source_20_Text"><text:span text:style-name="T2"> B </text:span></text:span><text:span text:style-name="Source_20_Text"><text:span text:style-name="T12">from</text:span></text:span><text:span text:style-name="Source_20_Text"><text:span text:style-name="T2"> </text:span></text:span><text:span text:style-name="Source_20_Text"><text:span text:style-name="T17">'path/to/B.sol'</text:span></text:span><text:span text:style-name="Source_20_Text"><text:span text:style-name="T7">;</text:span></text:span></text:p>
      <text:p text:style-name="P18"/>
      <text:p text:style-name="P18"><text:span text:style-name="Source_20_Text"><text:span text:style-name="T1">//Then make your contract inherit from it</text:span></text:span></text:p>
      <text:p text:style-name="P18"><text:span text:style-name="Source_20_Text"><text:span text:style-name="T2">contract A </text:span></text:span><text:span text:style-name="Source_20_Text"><text:span text:style-name="T12">is</text:span></text:span><text:span text:style-name="Source_20_Text"><text:span text:style-name="T2"> B </text:span></text:span><text:span text:style-name="Source_20_Text"><text:span text:style-name="T7">{</text:span></text:span></text:p>
      <text:p text:style-name="P18"/>
      <text:p text:style-name="P18"><text:span text:style-name="Source_20_Text"><text:span text:style-name="T6"><text:s text:c="2"/></text:span></text:span><text:span text:style-name="Source_20_Text"><text:span text:style-name="T1">//Then call the constructor of the B contract</text:span></text:span></text:p>
      <text:p text:style-name="P18"><text:span text:style-name="Source_20_Text"><text:span text:style-name="T6"><text:s text:c="2"/></text:span></text:span><text:span text:style-name="Source_20_Text"><text:span text:style-name="T2">constructor</text:span></text:span><text:span text:style-name="Source_20_Text"><text:span text:style-name="T7">()</text:span></text:span><text:span text:style-name="Source_20_Text"><text:span text:style-name="T2"> B</text:span></text:span><text:span text:style-name="Source_20_Text"><text:span text:style-name="T7">()</text:span></text:span><text:span text:style-name="Source_20_Text"><text:span text:style-name="T2"> </text:span></text:span><text:span text:style-name="Source_20_Text"><text:span text:style-name="T7">{}</text:span></text:span></text:p>
      <text:p text:style-name="P17"><text:span text:style-name="Source_20_Text"><text:span text:style-name="T7">}</text:span></text:span></text:p>
      <text:h text:style-name="P7" text:outline-level="3">63. If A inherit from B, and both define the same function foo, which one will be resolved?</text:h>
      <text:p text:style-name="P4">//Case 1</text:p>
      <text:p text:style-name="P10"><text:span text:style-name="Source_20_Text"><text:span text:style-name="T2">contract B </text:span></text:span><text:span text:style-name="Source_20_Text"><text:span text:style-name="T7">{</text:span></text:span></text:p>
      <text:p text:style-name="P18"><text:soft-page-break/><text:span text:style-name="Source_20_Text"><text:span text:style-name="T6"><text:s text:c="3"/></text:span></text:span><text:span text:style-name="Source_20_Text"><text:span text:style-name="T12">function</text:span></text:span><text:span text:style-name="Source_20_Text"><text:span text:style-name="T2"> foo</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7">}</text:span></text:span></text:p>
      <text:p text:style-name="P18"><text:span text:style-name="Source_20_Text"><text:span text:style-name="T2">contract A </text:span></text:span><text:span text:style-name="Source_20_Text"><text:span text:style-name="T12">is</text:span></text:span><text:span text:style-name="Source_20_Text"><text:span text:style-name="T2"> B </text:span></text:span><text:span text:style-name="Source_20_Text"><text:span text:style-name="T7">{</text:span></text:span></text:p>
      <text:p text:style-name="P18"><text:span text:style-name="Source_20_Text"><text:span text:style-name="T6"><text:s text:c="3"/></text:span></text:span><text:span text:style-name="Source_20_Text"><text:span text:style-name="T12">function</text:span></text:span><text:span text:style-name="Source_20_Text"><text:span text:style-name="T2"> foo</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7"><text:span text:style-name="Source_20_Text"><text:span text:style-name="T7">}</text:span></text:span></text:p>
      <text:p text:style-name="P5"><text:span text:style-name="T14">If I call </text:span><text:span text:style-name="Source_20_Text"><text:span text:style-name="T16">foo()</text:span></text:span><text:span text:style-name="T14"> on </text:span><text:span text:style-name="Source_20_Text"><text:span text:style-name="T16">A</text:span></text:span><text:span text:style-name="T14">, the function </text:span><text:span text:style-name="Source_20_Text"><text:span text:style-name="T16">A.foo()</text:span></text:span><text:span text:style-name="T14"> will be resolved</text:span></text:p>
      <text:p text:style-name="P4">//Case 2</text:p>
      <text:p text:style-name="P10"><text:span text:style-name="Source_20_Text"><text:span text:style-name="T2">contract B </text:span></text:span><text:span text:style-name="Source_20_Text"><text:span text:style-name="T7">{</text:span></text:span></text:p>
      <text:p text:style-name="P18"><text:span text:style-name="Source_20_Text"><text:span text:style-name="T6"><text:s text:c="3"/></text:span></text:span><text:span text:style-name="Source_20_Text"><text:span text:style-name="T12">function</text:span></text:span><text:span text:style-name="Source_20_Text"><text:span text:style-name="T2"> foo</text:span></text:span><text:span text:style-name="Source_20_Text"><text:span text:style-name="T7">(</text:span></text:span><text:span text:style-name="Source_20_Text"><text:span text:style-name="T12">uint</text:span></text:span><text:span text:style-name="Source_20_Text"><text:span text:style-name="T2"> data</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7">}</text:span></text:span></text:p>
      <text:p text:style-name="P18"><text:span text:style-name="Source_20_Text"><text:span text:style-name="T2">contract A </text:span></text:span><text:span text:style-name="Source_20_Text"><text:span text:style-name="T12">is</text:span></text:span><text:span text:style-name="Source_20_Text"><text:span text:style-name="T2"> B </text:span></text:span><text:span text:style-name="Source_20_Text"><text:span text:style-name="T7">{</text:span></text:span></text:p>
      <text:p text:style-name="P18"><text:span text:style-name="Source_20_Text"><text:span text:style-name="T6"><text:s text:c="3"/></text:span></text:span><text:span text:style-name="Source_20_Text"><text:span text:style-name="T12">function</text:span></text:span><text:span text:style-name="Source_20_Text"><text:span text:style-name="T2"> foo</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7"><text:span text:style-name="Source_20_Text"><text:span text:style-name="T7">}</text:span></text:span></text:p>
      <text:p text:style-name="P5"><text:span text:style-name="T14">If I call </text:span><text:span text:style-name="Source_20_Text"><text:span text:style-name="T16">foo(1)</text:span></text:span><text:span text:style-name="T14"> on </text:span><text:span text:style-name="Source_20_Text"><text:span text:style-name="T16">A</text:span></text:span><text:span text:style-name="T14">, the function </text:span><text:span text:style-name="Source_20_Text"><text:span text:style-name="T16">B.foo()</text:span></text:span><text:span text:style-name="T14"> will be resolved, because only </text:span><text:span text:style-name="Source_20_Text"><text:span text:style-name="T16">B</text:span></text:span><text:span text:style-name="T14"> defines </text:span><text:span text:style-name="Source_20_Text"><text:span text:style-name="T16">foo(uint)</text:span></text:span></text:p>
      <text:h text:style-name="P7" text:outline-level="3">64. What are the 4 memory locations of Solidity?</text:h>
      <text:p text:style-name="P4">Storage, Memory, Stack and Calldata</text:p>
      <text:h text:style-name="P7" text:outline-level="3">65. What is the default visibility of state variables?</text:h>
      <text:p text:style-name="P4">Private</text:p>
      <text:h text:style-name="P8" text:outline-level="3"><text:span text:style-name="T18">66. What is the difference between </text:span><text:span text:style-name="Source_20_Text"><text:span text:style-name="T19">address</text:span></text:span><text:span text:style-name="T18"> and </text:span><text:span text:style-name="Source_20_Text"><text:span text:style-name="T19">address payable</text:span></text:span><text:span text:style-name="T18">?</text:span></text:h>
      <text:p text:style-name="P5"><text:span text:style-name="T14">Only </text:span><text:span text:style-name="Source_20_Text"><text:span text:style-name="T16">address payable</text:span></text:span><text:span text:style-name="T14"> can receive money</text:span></text:p>
      <text:h text:style-name="P8" text:outline-level="3"><text:span text:style-name="T18">67. Is it necessary to make an address </text:span><text:span text:style-name="Source_20_Text"><text:span text:style-name="T19">address payable</text:span></text:span><text:span text:style-name="T18"> to transfer ERC20 tokens?</text:span></text:h>
      <text:p text:style-name="P5"><text:span text:style-name="T14">No. The </text:span><text:span text:style-name="Source_20_Text"><text:span text:style-name="T16">payable</text:span></text:span><text:span text:style-name="T14"> requirement is only required for native Ether. Ethereum has no knowledge of ERC20 tokens. For Ethereum, this is just a variable in a smart contract, like any other variables.</text:span></text:p>
      <text:h text:style-name="P7" text:outline-level="3">68. What are the main changes in Solidity 0.5.x vs 0.4.x?</text:h>
      <text:list xml:id="list269488370" text:style-name="L14">
        <text:list-item>
          <text:p text:style-name="P53"><text:span text:style-name="T14">constructors are declared with the </text:span><text:span text:style-name="Source_20_Text"><text:span text:style-name="T16">constructor()</text:span></text:span><text:span text:style-name="T14"> keyword instead of </text:span><text:span text:style-name="Source_20_Text"><text:span text:style-name="T16">function NameOfContract()</text:span></text:span></text:p>
        </text:list-item>
        <text:list-item>
          <text:p text:style-name="P73"><text:span text:style-name="Source_20_Text"><text:span text:style-name="T16">address</text:span></text:span><text:span text:style-name="T14"> has been split into 2 subtypes: </text:span><text:span text:style-name="Source_20_Text"><text:span text:style-name="T16">address</text:span></text:span><text:span text:style-name="T14"> and </text:span><text:span text:style-name="Source_20_Text"><text:span text:style-name="T16">address payable</text:span></text:span><text:span text:style-name="T14">. Only the second one can receive ether.</text:span></text:p>
        </text:list-item>
        <text:list-item>
          <text:p text:style-name="P73"><text:soft-page-break/><text:span text:style-name="T14">The </text:span><text:span text:style-name="Source_20_Text"><text:span text:style-name="T16">var</text:span></text:span><text:span text:style-name="T14"> keyword has been removed</text:span></text:p>
        </text:list-item>
        <text:list-item>
          <text:p text:style-name="P73"><text:span text:style-name="T14">Events need to be emitted with the </text:span><text:span text:style-name="Source_20_Text"><text:span text:style-name="T16">emit</text:span></text:span><text:span text:style-name="T14"> keyword</text:span></text:p>
        </text:list-item>
        <text:list-item>
          <text:p text:style-name="P67">memory location needs to be explicit</text:p>
        </text:list-item>
        <text:list-item>
          <text:p text:style-name="P67">function visibility needs to be explicit</text:p>
          <text:p text:style-name="P67"/>
        </text:list-item>
        <text:list-item>
          <text:p text:style-name="P72">68-1. main change in Solidity 0.6</text:p>
          <text:h text:style-name="P19" text:outline-level="1"><text:bookmark text:name="5fab"/><text:span text:style-name="T23">1. </text:span>Inheritance</text:h>
        </text:list-item>
      </text:list>
      <text:p text:style-name="Text_20_body"><text:bookmark text:name="88f2"/><text:span text:style-name="Strong_20_Emphasis"><text:span text:style-name="T22">Virtual &amp; override keyword</text:span></text:span></text:p>
      <text:p text:style-name="Text_20_body"><text:bookmark text:name="1604"/>Base functions can be overridden by marking them as `virtual`. The overriding function must then use the `override` keyword in the function header. For multiple inheritance, you have to specify all base contracts that define the same function and have not yet been overridden by another base contract.</text:p>
      <text:p text:style-name="Standard"><text:bookmark text:name="e671"/><text:span text:style-name="Strong_20_Emphasis">pragma solidity</text:span> &gt;=0.5.0 &lt;0.7.0;</text:p>
      <text:p text:style-name="Standard"><text:span text:style-name="Strong_20_Emphasis">contract</text:span> Base1</text:p>
      <text:p text:style-name="Standard">{</text:p>
      <text:p text:style-name="Standard"><text:s text:c="4"/><text:span text:style-name="Strong_20_Emphasis">function</text:span> foo() virtual <text:span text:style-name="Strong_20_Emphasis">public</text:span> {}</text:p>
      <text:p text:style-name="Standard">}</text:p>
      <text:p text:style-name="Standard"><text:span text:style-name="Strong_20_Emphasis">contract</text:span> Base2</text:p>
      <text:p text:style-name="Standard">{</text:p>
      <text:p text:style-name="Standard"><text:s text:c="4"/><text:span text:style-name="Strong_20_Emphasis">function</text:span> foo() virtual <text:span text:style-name="Strong_20_Emphasis">public</text:span> {}</text:p>
      <text:p text:style-name="Standard">}</text:p>
      <text:p text:style-name="Standard"><text:span text:style-name="Strong_20_Emphasis">contract</text:span> Inherited <text:span text:style-name="Strong_20_Emphasis">is</text:span> Base1, Base2</text:p>
      <text:p text:style-name="Standard">{</text:p>
      <text:p text:style-name="Standard"><text:s text:c="4"/><text:span text:style-name="Emphasis">// Derives from multiple bases defining foo(), so we must explicitly</text:span></text:p>
      <text:p text:style-name="Standard"><text:s text:c="4"/><text:span text:style-name="Emphasis">// override it</text:span></text:p>
      <text:p text:style-name="Standard"><text:s text:c="4"/><text:span text:style-name="Strong_20_Emphasis">function</text:span> foo() <text:span text:style-name="Strong_20_Emphasis">public</text:span> override(Base1, Base2) {}</text:p>
      <text:p text:style-name="Standard">}</text:p>
      <text:p text:style-name="Text_20_body"><text:bookmark text:name="2a0e"/><text:span text:style-name="Strong_20_Emphasis">Abstract contract</text:span></text:p>
      <text:p text:style-name="Text_20_body"><text:bookmark text:name="a6a8"/>Contracts need to be marked as `abstract` when at least one of their functions is not implemented. If a contract inherits from an abstract contract and does not implement all non-implemented functions by overriding, it needs to be marked as abstract as well.Contracts may be marked as abstract even though all functions are implemented.</text:p>
      <text:p text:style-name="P14"><text:bookmark text:name="d082"/><text:span text:style-name="Strong_20_Emphasis">pragma solidity</text:span> ^0.6.0;</text:p>
      <text:p text:style-name="P14"><text:bookmark text:name="0236"/><text:span text:style-name="Strong_20_Emphasis">abstract</text:span> <text:span text:style-name="Strong_20_Emphasis">contract</text:span> Feline {</text:p>
      <text:p text:style-name="P14"><text:bookmark text:name="1d3d"/><text:span text:style-name="Strong_20_Emphasis"><text:s text:c="2"/>function</text:span> utterance() <text:span text:style-name="Strong_20_Emphasis">public</text:span> virtual <text:span text:style-name="Strong_20_Emphasis">returns</text:span> (bytes32);</text:p>
      <text:p text:style-name="P14"><text:bookmark text:name="9cb7"/><text:s text:c="2"/>}</text:p>
      <text:p text:style-name="P14"><text:bookmark text:name="53bb"/><text:span text:style-name="Strong_20_Emphasis">contract</text:span> Cat <text:span text:style-name="Strong_20_Emphasis">is</text:span> Feline {</text:p>
      <text:p text:style-name="P14"><text:bookmark text:name="ba38"/><text:span text:style-name="Strong_20_Emphasis"><text:s text:c="2"/>function</text:span> utterance() <text:span text:style-name="Strong_20_Emphasis">public</text:span> override <text:span text:style-name="Strong_20_Emphasis">returns</text:span> (bytes32) { </text:p>
      <text:p text:style-name="Standard"><text:s text:c="3"/><text:span text:style-name="Strong_20_Emphasis">return</text:span> "miaow"; </text:p>
      <text:p text:style-name="P15"><text:s text:c="2"/>}</text:p>
      <text:p text:style-name="P15"><text:bookmark text:name="aca2"/>}</text:p>
      <text:h text:style-name="P20" text:outline-level="1"><text:bookmark text:name="669b"/><text:span text:style-name="T23">2. </text:span>Array</text:h>
      <text:p text:style-name="Text_20_body"><text:bookmark text:name="78fb"/><text:span text:style-name="Strong_20_Emphasis"><text:span text:style-name="T22">.length member</text:span></text:span></text:p>
      <text:p text:style-name="Text_20_body"><text:bookmark text:name="bb1a"/>Member-access to length of arrays is now always read-only, even for storage arrays. It is no longer possible to resize storage arrays assigning a new value to their length.</text:p>
      <text:p text:style-name="Standard"><text:bookmark text:name="815e"/><text:soft-page-break/>Array.length = 5 // Incorrect</text:p>
      <text:p text:style-name="Standard">Array.length++ // Incorrect<text:bookmark text:name="8f6a"/>array.push() // Correct</text:p>
      <text:p text:style-name="Standard">array.push(value) // Correct</text:p>
      <text:p text:style-name="Text_20_body"><text:bookmark text:name="b4e8"/><text:span text:style-name="Strong_20_Emphasis">Array Slices</text:span></text:p>
      <text:p text:style-name="Text_20_body"><text:bookmark text:name="ce62"/>Array slices are a view on a contiguous portion of an array. They are written as `x[start:end]`, where start and end are expressions resulting in a uint256 type (or implicitly convertible to it). The first element of the slice is x[start] and the last element is x[end - 1].</text:p>
      <text:p text:style-name="Text_20_body"><text:bookmark text:name="e3d7"/>If start is greater than end or if end is greater than the length of the array, an exception is thrown.</text:p>
      <text:p text:style-name="Text_20_body"><text:bookmark text:name="7cbb"/>Both start and end are optional: start defaults to 0 and end defaults to the length of the array.</text:p>
      <text:p text:style-name="Text_20_body"><text:bookmark text:name="0102"/><text:span text:style-name="Emphasis">As of now, array slices are only implemented for calldata arrays.</text:span></text:p>
      <text:p text:style-name="Standard"><text:bookmark text:name="2952"/><text:span text:style-name="Emphasis">/// Forward call to "setOwner(address)" that is implemented by client</text:span></text:p>
      <text:p text:style-name="Standard"><text:s text:c="4"/><text:span text:style-name="Emphasis">/// after doing basic validation on the address argument.</text:span></text:p>
      <text:p text:style-name="Standard"><text:s text:c="4"/><text:span text:style-name="Strong_20_Emphasis">function</text:span> forward(bytes calldata _payload) <text:span text:style-name="Strong_20_Emphasis">external</text:span> {</text:p>
      <text:p text:style-name="Standard"><text:s text:c="8"/>bytes4 sig = abi.decode(_payload[:4], (bytes4));</text:p>
      <text:p text:style-name="Standard"><text:s text:c="8"/><text:span text:style-name="Strong_20_Emphasis">if</text:span> (sig == bytes4(keccak256("setOwner(address)"))) {</text:p>
      <text:p text:style-name="Standard"><text:s text:c="12"/>address owner = abi.decode(_payload[4:], (address));</text:p>
      <text:p text:style-name="Standard"><text:s text:c="12"/>require(owner != address(0), "Address of owner cannot be zero.");</text:p>
      <text:p text:style-name="Standard"><text:s text:c="8"/>}</text:p>
      <text:p text:style-name="Standard"><text:s text:c="8"/>(bool status,) = client.delegatecall(_payload);</text:p>
      <text:p text:style-name="Standard"><text:s text:c="8"/>require(status, "Forwarded call failed.");</text:p>
      <text:p text:style-name="Standard"><text:s text:c="4"/>}</text:p>
      <text:h text:style-name="P20" text:outline-level="1"><text:bookmark text:name="927d"/><text:span text:style-name="T23">3. </text:span>Fallback</text:h>
      <text:p text:style-name="Text_20_body"><text:bookmark text:name="7f09"/>Traditional split up into a new fallback function that is defined using the fallback keyword and a receive ether function defined using the receive keyword. These both functions cannot have arguments, cannot return anything and must have external visibility</text:p>
      <text:p text:style-name="Text_20_body"><text:bookmark text:name="bf02"/><text:span text:style-name="Strong_20_Emphasis">Receive Ether Function</text:span></text:p>
      <text:p text:style-name="Text_20_body"><text:bookmark text:name="5b67"/>It is executed on plain Ether transfers (e.g. via .send() or .transfer()). If no such function exists, but a payable fallback function exists, the fallback function will be called on a plain Ether transfer. If neither a receive Ether nor a payable fallback function is present, the contract cannot receive Ether through regular transactions and throws an exception.</text:p>
      <text:p text:style-name="Text_20_body"><text:bookmark text:name="8971"/><text:span text:style-name="Strong_20_Emphasis">Fallback Function</text:span></text:p>
      <text:p text:style-name="Text_20_body"><text:bookmark text:name="03eb"/>It is executed on a call to the contract if none of the other functions match the given function signature, or if no data was supplied at all and there is no receive Ether function. The fallback function always receives data, but in order to also receive Ether it must be marked payable.</text:p>
      <text:p text:style-name="Standard"><text:bookmark text:name="8ef8"/><text:span text:style-name="Strong_20_Emphasis">pragma solidity</text:span> ^0.6.0;</text:p>
      <text:p text:style-name="Standard"><text:span text:style-name="Strong_20_Emphasis">contract</text:span> Test {</text:p>
      <text:p text:style-name="Standard"><text:s text:c="4"/><text:span text:style-name="Emphasis">// This function is called for all messages sent to</text:span></text:p>
      <text:p text:style-name="Standard"><text:s text:c="4"/><text:span text:style-name="Emphasis">// this contract (there is no other function).</text:span></text:p>
      <text:p text:style-name="Standard"><text:s text:c="4"/><text:span text:style-name="Emphasis">// Sending Ether to this contract will cause an exception,</text:span></text:p>
      <text:p text:style-name="Standard"><text:s text:c="4"/><text:span text:style-name="Emphasis">// because the fallback function does not have the `payable`</text:span></text:p>
      <text:p text:style-name="Standard"><text:s text:c="4"/><text:span text:style-name="Emphasis">// modifier.</text:span></text:p>
      <text:p text:style-name="Standard"><text:soft-page-break/><text:s text:c="4"/>fallback() <text:span text:style-name="Strong_20_Emphasis">external</text:span> { x = 1; }</text:p>
      <text:p text:style-name="Standard"><text:s text:c="4"/>uint x;</text:p>
      <text:p text:style-name="Standard">}</text:p>
      <text:p text:style-name="Standard"><text:span text:style-name="Strong_20_Emphasis">contract</text:span> TestPayable {</text:p>
      <text:p text:style-name="Standard"><text:s text:c="4"/><text:span text:style-name="Emphasis">// This function is called for all messages sent to</text:span></text:p>
      <text:p text:style-name="Standard"><text:s text:c="4"/><text:span text:style-name="Emphasis">// this contract, except plain Ether transfers</text:span></text:p>
      <text:p text:style-name="Standard"><text:s text:c="4"/><text:span text:style-name="Emphasis">// (there is no other function except the receive function).</text:span></text:p>
      <text:p text:style-name="Standard"><text:s text:c="4"/><text:span text:style-name="Emphasis">// Any call with non-empty calldata to this contract will execute</text:span></text:p>
      <text:p text:style-name="Standard"><text:s text:c="4"/><text:span text:style-name="Emphasis">// the fallback function (even if Ether is sent along with the call).</text:span></text:p>
      <text:p text:style-name="Standard"><text:s text:c="4"/>fallback() <text:span text:style-name="Strong_20_Emphasis">external</text:span> <text:span text:style-name="Strong_20_Emphasis">payable</text:span> { x = 1; y = msg.value; }</text:p>
      <text:p text:style-name="Standard"><text:s text:c="4"/><text:span text:style-name="Emphasis">// This function is called for plain Ether transfers, i.e.</text:span></text:p>
      <text:p text:style-name="Standard"><text:s text:c="4"/><text:span text:style-name="Emphasis">// for every call with empty calldata.</text:span></text:p>
      <text:p text:style-name="Standard"><text:s text:c="4"/>receive() <text:span text:style-name="Strong_20_Emphasis">external</text:span> <text:span text:style-name="Strong_20_Emphasis">payable</text:span> { x = 2; y = msg.value; }</text:p>
      <text:p text:style-name="Standard"><text:s text:c="4"/>uint x;</text:p>
      <text:p text:style-name="Standard"><text:s text:c="4"/>uint y;</text:p>
      <text:p text:style-name="Standard">}</text:p>
      <text:h text:style-name="P20" text:outline-level="1"><text:bookmark text:name="db94"/><text:span text:style-name="T23">4. </text:span>Exception handling</text:h>
      <text:p text:style-name="Text_20_body"><text:bookmark text:name="9546"/><text:span text:style-name="Strong_20_Emphasis">try/catch</text:span></text:p>
      <text:p text:style-name="Text_20_body"><text:bookmark text:name="e27c"/>Solidity now supports exception handling in the form of try/catch-statements, but only for external function calls and contract creation calls. Errors inside the expression are not caught, only a revert happening inside the external call itself. There is very limited and conditional support for this feature for now. For more detail, see <text:a xlink:type="simple" xlink:href="https://solidity.readthedocs.io/en/latest/control-structures.html#try-catch" text:style-name="Internet_20_link" text:visited-style-name="Visited_20_Internet_20_Link">this documentation</text:a>.</text:p>
      <text:p text:style-name="Standard"><text:bookmark text:name="d94f"/><text:span text:style-name="Strong_20_Emphasis">pragma solidity</text:span> ^0.6.0;</text:p>
      <text:p text:style-name="Standard"><text:span text:style-name="Strong_20_Emphasis">interface</text:span> DataFeed { <text:span text:style-name="Strong_20_Emphasis">function</text:span> getData(address token) <text:span text:style-name="Strong_20_Emphasis">external</text:span> <text:span text:style-name="Strong_20_Emphasis">returns</text:span> (uint value); }</text:p>
      <text:p text:style-name="Standard"><text:span text:style-name="Strong_20_Emphasis">contract</text:span> FeedConsumer {</text:p>
      <text:p text:style-name="Standard"><text:s text:c="4"/>DataFeed feed;</text:p>
      <text:p text:style-name="Standard"><text:s text:c="4"/>uint errorCount;</text:p>
      <text:p text:style-name="Standard"><text:s text:c="4"/><text:span text:style-name="Strong_20_Emphasis">function</text:span> rate(address token) <text:span text:style-name="Strong_20_Emphasis">public</text:span> <text:span text:style-name="Strong_20_Emphasis">returns</text:span> (uint value, bool success) {</text:p>
      <text:p text:style-name="Standard"><text:s text:c="8"/><text:span text:style-name="Emphasis">// Permanently disable the mechanism if there are</text:span></text:p>
      <text:p text:style-name="Standard"><text:s text:c="8"/><text:span text:style-name="Emphasis">// more than 10 errors.</text:span></text:p>
      <text:p text:style-name="Standard"><text:s text:c="8"/>require(errorCount &lt; 10);</text:p>
      <text:p text:style-name="Standard"><text:s text:c="8"/>try feed.getData(token) <text:span text:style-name="Strong_20_Emphasis">returns</text:span> (uint v) {</text:p>
      <text:p text:style-name="Standard"><text:s text:c="12"/><text:span text:style-name="Strong_20_Emphasis">return</text:span> (v, <text:span text:style-name="Strong_20_Emphasis">true</text:span>);</text:p>
      <text:p text:style-name="Standard"><text:s text:c="8"/>} catch Error(string <text:span text:style-name="Strong_20_Emphasis">memory</text:span> <text:span text:style-name="Emphasis">/*reason*/</text:span>) {</text:p>
      <text:p text:style-name="Standard"><text:s text:c="12"/><text:span text:style-name="Emphasis">// This is executed in case</text:span></text:p>
      <text:p text:style-name="Standard"><text:s text:c="12"/><text:span text:style-name="Emphasis">// revert was called inside getData</text:span></text:p>
      <text:p text:style-name="Standard"><text:s text:c="12"/><text:span text:style-name="Emphasis">// and a reason string was provided.</text:span></text:p>
      <text:p text:style-name="Standard"><text:s text:c="12"/>errorCount++;</text:p>
      <text:p text:style-name="Standard"><text:s text:c="12"/><text:span text:style-name="Strong_20_Emphasis">return</text:span> (0, <text:span text:style-name="Strong_20_Emphasis">false</text:span>);</text:p>
      <text:p text:style-name="Standard"><text:s text:c="8"/>} catch (bytes <text:span text:style-name="Strong_20_Emphasis">memory</text:span> <text:span text:style-name="Emphasis">/*lowLevelData*/</text:span>) {</text:p>
      <text:p text:style-name="Standard"><text:s text:c="12"/><text:span text:style-name="Emphasis">// This is executed in case revert() was used</text:span></text:p>
      <text:p text:style-name="Standard"><text:s text:c="12"/><text:span text:style-name="Emphasis">// or there was a failing assertion, division</text:span></text:p>
      <text:p text:style-name="Standard"><text:s text:c="12"/><text:span text:style-name="Emphasis">// by zero, etc. inside getData.</text:span></text:p>
      <text:p text:style-name="Standard"><text:s text:c="12"/>errorCount++;</text:p>
      <text:p text:style-name="Standard"><text:s text:c="12"/><text:span text:style-name="Strong_20_Emphasis">return</text:span> (0, <text:span text:style-name="Strong_20_Emphasis">false</text:span>);</text:p>
      <text:p text:style-name="Standard"><text:s text:c="8"/>}</text:p>
      <text:p text:style-name="Standard"><text:s text:c="4"/>}</text:p>
      <text:p text:style-name="Standard"><text:soft-page-break/>}</text:p>
      <text:h text:style-name="P20" text:outline-level="1"><text:bookmark text:name="acbf"/>File Level Declaration</text:h>
      <text:p text:style-name="Text_20_body"><text:bookmark text:name="055b"/>`struct` and `enum` types can be declared at file level now.</text:p>
      <text:p text:style-name="Standard"><text:bookmark text:name="458a"/>pragma solidity ^0.6.0;<text:bookmark text:name="089d"/>enum Status {Added, Removed}<text:bookmark text:name="a927"/>struct Employee {</text:p>
      <text:p text:style-name="Standard"><text:s text:c="4"/>uint256 id;</text:p>
      <text:p text:style-name="Standard"><text:s text:c="4"/>string name;</text:p>
      <text:p text:style-name="Standard"><text:s text:c="4"/>Status s;</text:p>
      <text:p text:style-name="Standard">}<text:bookmark text:name="ee3f"/>contract NameRegister {</text:p>
      <text:p text:style-name="Standard"><text:s text:c="4"/>mapping(uint256 =&gt; Employee) public nameReg;</text:p>
      <text:p text:style-name="Standard"><text:s text:c="4"/></text:p>
      <text:p text:style-name="Standard"><text:s text:c="4"/>function add(uint256 id, string memory name) public {</text:p>
      <text:p text:style-name="Standard"><text:s text:c="8"/>nameReg[id] = Employee(id, name, Status.Added);</text:p>
      <text:p text:style-name="Standard"><text:s text:c="4"/>}</text:p>
      <text:p text:style-name="Standard">}<text:bookmark text:name="124c"/>contract SalaryRegister {</text:p>
      <text:p text:style-name="Standard"><text:s text:c="4"/>mapping(uint256 =&gt; Employee) public salaryReg;</text:p>
      <text:p text:style-name="Standard"><text:s text:c="4"/></text:p>
      <text:p text:style-name="Standard"><text:s text:c="4"/>function add(uint256 id, string memory name) public {</text:p>
      <text:p text:style-name="Standard"><text:s text:c="8"/>salaryReg[id] = Employee(id, name, Status.Added);</text:p>
      <text:p text:style-name="Standard"><text:s text:c="4"/>}</text:p>
      <text:p text:style-name="Standard">}</text:p>
      <text:p text:style-name="P12"/>
      <text:p text:style-name="P35">* <text:span text:style-name="T24">difference between solidity 0.6 vs 0.5 *</text:span></text:p>
      <text:p text:style-name="Text_20_body"><text:bookmark text:name="7c08"/>We would be discussing some of the major changes to Solidity, which includes:</text:p>
      <text:list xml:id="list3984293497" text:style-name="L15">
        <text:list-item>
          <text:p text:style-name="P21"><text:bookmark text:name="5d74"/>Function Overriding</text:p>
        </text:list-item>
        <text:list-item>
          <text:p text:style-name="P21"><text:bookmark text:name="9329"/>Abstract Contracts</text:p>
        </text:list-item>
        <text:list-item>
          <text:p text:style-name="P21"><text:bookmark text:name="d9c3"/>Try / Catch</text:p>
        </text:list-item>
        <text:list-item>
          <text:p text:style-name="P21"><text:bookmark text:name="54ea"/>Receive Ether / Fallback Function split</text:p>
        </text:list-item>
        <text:list-item>
          <text:p text:style-name="P21"><text:bookmark text:name="d137"/>Array Resizing</text:p>
        </text:list-item>
        <text:list-item>
          <text:p text:style-name="P21"><text:bookmark text:name="86f7"/>State variable shadowing</text:p>
        </text:list-item>
      </text:list>
      <text:h text:style-name="Heading_20_1" text:outline-level="1"><text:bookmark text:name="396a"/>Function Overriding</text:h>
      <text:p text:style-name="Text_20_body"><text:bookmark text:name="6fae"/>In previous Solidity versions, there was no explicit way to know which functions an inheriting contract should override. Solidity 0.6 brings with it an improvement that makes it clear which functions an inheriting contract can override.</text:p>
      <text:p text:style-name="Text_20_body"><text:bookmark text:name="06a2"/>An inheriting contract can override its base contract function behavior only if they are marked as <text:span text:style-name="Strong_20_Emphasis">virtual</text:span>. The overriding function must then use the <text:span text:style-name="Source_20_Text"><text:span text:style-name="Strong_20_Emphasis">override</text:span></text:span> keyword in the function header as shown below.</text:p>
      <text:p text:style-name="P34"><text:bookmark text:name="db85"/><text:span text:style-name="Strong_20_Emphasis">pragma solidity</text:span> ^0.6.0;</text:p>
      <text:p text:style-name="P34"><text:bookmark text:name="e1f4"/><text:span text:style-name="Strong_20_Emphasis">contract</text:span> Base</text:p>
      <text:p text:style-name="Standard">{</text:p>
      <text:p text:style-name="Standard"><text:s text:c="4"/><text:span text:style-name="Strong_20_Emphasis">function</text:span> foo() <text:span text:style-name="Strong_20_Emphasis">virtual</text:span> <text:span text:style-name="Strong_20_Emphasis">public</text:span> {}</text:p>
      <text:p text:style-name="P34">}</text:p>
      <text:p text:style-name="P34"><text:bookmark text:name="c010"/><text:soft-page-break/><text:span text:style-name="Strong_20_Emphasis">contract</text:span> Middle <text:span text:style-name="Strong_20_Emphasis">is</text:span> Base {}</text:p>
      <text:p text:style-name="P34"><text:bookmark text:name="b712"/><text:span text:style-name="Strong_20_Emphasis">contract</text:span> Inherited <text:span text:style-name="Strong_20_Emphasis">is</text:span> Middle</text:p>
      <text:p text:style-name="Standard">{</text:p>
      <text:p text:style-name="Standard"><text:s text:c="4"/><text:span text:style-name="Strong_20_Emphasis">function</text:span> foo() <text:span text:style-name="Strong_20_Emphasis">public</text:span> <text:span text:style-name="Strong_20_Emphasis">override</text:span> {}</text:p>
      <text:p text:style-name="Standard">}</text:p>
      <text:p text:style-name="Text_20_body"><text:bookmark text:name="fb1a"/>With this improvement no more checking OpenZeppelin docs as to which functions can be overridden as the Solidity compiler itself can let you know when an inheriting contract overrides a no `virtual` function.</text:p>
      <text:h text:style-name="Heading_20_1" text:outline-level="1"><text:bookmark text:name="3f31"/>Abstract Contracts</text:h>
      <text:p text:style-name="Text_20_body"><text:bookmark text:name="23cd"/>A new keyword <text:span text:style-name="Source_20_Text">abstract</text:span> was introduced in Solidity 0.6. It is used to mark contracts that do not implement all its functions.</text:p>
      <text:p text:style-name="Text_20_body"><text:bookmark text:name="f1fb"/>Contracts are to be marked as <text:span text:style-name="Source_20_Text">abstract</text:span>when at least one of their functions is not implemented. Functions without implementation outside an interface have to be marked <text:span text:style-name="Strong_20_Emphasis"><text:span text:style-name="Emphasis">virtual. </text:span></text:span>Contracts can also be marked as abstract even though all functions are implemented.</text:p>
      <text:p text:style-name="Standard"><text:bookmark text:name="46a5"/><text:span text:style-name="Strong_20_Emphasis">abstract</text:span> <text:span text:style-name="Strong_20_Emphasis">contract</text:span> Feline {</text:p>
      <text:p text:style-name="Standard"><text:s text:c="4"/><text:span text:style-name="Strong_20_Emphasis">function</text:span> utterance() <text:span text:style-name="Strong_20_Emphasis">public</text:span> virtual <text:span text:style-name="Strong_20_Emphasis">returns</text:span> (bytes32);</text:p>
      <text:p text:style-name="P33">}</text:p>
      <text:p text:style-name="P33"><text:bookmark text:name="29bc"/><text:span text:style-name="Strong_20_Emphasis">contract</text:span> Cat <text:span text:style-name="Strong_20_Emphasis">is</text:span> Feline, Token {</text:p>
      <text:p text:style-name="Standard"><text:s text:c="4"/><text:span text:style-name="Strong_20_Emphasis">function</text:span> utterance() <text:span text:style-name="Strong_20_Emphasis">public</text:span> override <text:span text:style-name="Strong_20_Emphasis">returns</text:span> (bytes32) {</text:p>
      <text:p text:style-name="Standard"><text:s text:c="8"/><text:span text:style-name="Strong_20_Emphasis">return</text:span> "miaow"; </text:p>
      <text:p text:style-name="Standard"><text:s text:c="5"/>}</text:p>
      <text:p text:style-name="Standard">}</text:p>
      <text:h text:style-name="Heading_20_1" text:outline-level="1"><text:bookmark text:name="2294"/>Try / Catch</text:h>
      <text:p text:style-name="Text_20_body"><text:bookmark text:name="732c"/>Solidity 0.6 introduces a <text:span text:style-name="Source_20_Text">try/catch</text:span> statement for handling failed contract call errors. It allows you to react to failed external calls.</text:p>
      <text:p text:style-name="Text_20_body"><text:bookmark text:name="1a86"/>A failure in an external contract call can be caught using a try/catch statement, as follows:</text:p>
      <text:p text:style-name="Standard"><text:bookmark text:name="3002"/><text:span text:style-name="Strong_20_Emphasis">pragma solidity</text:span> ^0.6.0;<text:bookmark text:name="7bc6"/><text:span text:style-name="Strong_20_Emphasis">interface</text:span> DataFeed { </text:p>
      <text:p text:style-name="Standard"><text:s text:c="6"/><text:span text:style-name="Strong_20_Emphasis">function</text:span> getData(address token) <text:span text:style-name="Strong_20_Emphasis">external</text:span> <text:span text:style-name="Strong_20_Emphasis">returns</text:span> (uint value); </text:p>
      <text:p text:style-name="Standard">}<text:bookmark text:name="b3bb"/><text:span text:style-name="Strong_20_Emphasis">contract</text:span> FeedConsumer {</text:p>
      <text:p text:style-name="Standard"><text:s text:c="4"/>DataFeed feed;</text:p>
      <text:p text:style-name="Standard"><text:s text:c="4"/>uint errorCount;</text:p>
      <text:p text:style-name="Standard"><text:s text:c="4"/><text:span text:style-name="Strong_20_Emphasis">function</text:span> rate(address token) <text:span text:style-name="Strong_20_Emphasis">public</text:span> <text:span text:style-name="Strong_20_Emphasis">returns</text:span> (uint value, bool success) {</text:p>
      <text:p text:style-name="Standard"><text:s text:c="8"/><text:span text:style-name="Emphasis">// Permanently disable the mechanism if there are</text:span></text:p>
      <text:p text:style-name="Standard"><text:s text:c="8"/><text:span text:style-name="Emphasis">// more than 10 errors.</text:span></text:p>
      <text:p text:style-name="Standard"><text:s text:c="8"/>require(errorCount &lt; 10);</text:p>
      <text:p text:style-name="Standard"><text:s text:c="8"/>try feed.getData(token) <text:span text:style-name="Strong_20_Emphasis">returns</text:span> (uint v) {</text:p>
      <text:p text:style-name="Standard"><text:s text:c="12"/><text:span text:style-name="Strong_20_Emphasis">return</text:span> (v, <text:span text:style-name="Strong_20_Emphasis">true</text:span>);</text:p>
      <text:p text:style-name="Standard"><text:s text:c="8"/>} catch Error(string <text:span text:style-name="Strong_20_Emphasis">memory</text:span> <text:span text:style-name="Emphasis">/*reason*/</text:span>) {</text:p>
      <text:p text:style-name="Standard"><text:s text:c="12"/><text:span text:style-name="Emphasis">// This is executed in case</text:span></text:p>
      <text:p text:style-name="Standard"><text:s text:c="12"/><text:span text:style-name="Emphasis">// revert was called inside getData</text:span></text:p>
      <text:p text:style-name="Standard"><text:soft-page-break/><text:s text:c="12"/><text:span text:style-name="Emphasis">// and a reason string was provided.</text:span></text:p>
      <text:p text:style-name="Standard"><text:s text:c="12"/>errorCount++;</text:p>
      <text:p text:style-name="Standard"><text:s text:c="12"/><text:span text:style-name="Strong_20_Emphasis">return</text:span> (0, <text:span text:style-name="Strong_20_Emphasis">false</text:span>);</text:p>
      <text:p text:style-name="Standard"><text:s text:c="8"/>} catch (bytes <text:span text:style-name="Strong_20_Emphasis">memory</text:span> <text:span text:style-name="Emphasis">/*lowLevelData*/</text:span>) {</text:p>
      <text:p text:style-name="Standard"><text:s text:c="12"/><text:span text:style-name="Emphasis">// This is executed in case revert() was used</text:span></text:p>
      <text:p text:style-name="Standard"><text:s text:c="12"/><text:span text:style-name="Emphasis">// or there was a failing assertion, division</text:span></text:p>
      <text:p text:style-name="Standard"><text:s text:c="12"/><text:span text:style-name="Emphasis">// by zero, etc. inside getData.</text:span></text:p>
      <text:p text:style-name="Standard"><text:s text:c="12"/>errorCount++;</text:p>
      <text:p text:style-name="Standard"><text:s text:c="12"/><text:span text:style-name="Strong_20_Emphasis">return</text:span> (0, <text:span text:style-name="Strong_20_Emphasis">false</text:span>);</text:p>
      <text:p text:style-name="Standard"><text:s text:c="8"/>}</text:p>
      <text:p text:style-name="Standard"><text:s text:c="4"/>}</text:p>
      <text:p text:style-name="Standard">}</text:p>
      <text:p text:style-name="Text_20_body"><text:bookmark text:name="2b77"/>Solidity supports different kinds of catch blocks depending on the type of error. If the error was caused by <text:span text:style-name="Source_20_Text">revert("reasonString")</text:span> or <text:span text:style-name="Source_20_Text">require(false, "reasonString")</text:span> (or an internal error that causes such an exception), then the catch clause of the type <text:span text:style-name="Source_20_Text">catch Error(string memory reason)</text:span> will be executed.</text:p>
      <text:h text:style-name="Heading_20_1" text:outline-level="1"><text:bookmark text:name="fd19"/>Receive Ether / Fallback Function Split</text:h>
      <text:h text:style-name="Heading_20_2" text:outline-level="2"><text:bookmark text:name="9cf3"/>Receive Ether</text:h>
      <text:p text:style-name="Text_20_body"><text:bookmark text:name="be32"/>To enable a contract to receive Ether, it must implement the <text:span text:style-name="Source_20_Text"><text:span text:style-name="Strong_20_Emphasis">receive()</text:span></text:span><text:span text:style-name="Strong_20_Emphasis"> </text:span>function. A contract can have at most one <text:span text:style-name="Source_20_Text">receive</text:span> function, declared using <text:span text:style-name="Source_20_Text">receive() external payable { ... }</text:span> (without the <text:span text:style-name="Source_20_Text">function</text:span> keyword) as shown in the example below:</text:p>
      <text:p text:style-name="Standard"><text:bookmark text:name="e09d"/><text:span text:style-name="Strong_20_Emphasis">pragma solidity</text:span> ^0.6.0;<text:bookmark text:name="8a4a"/><text:span text:style-name="Emphasis">// This contract keeps all Ether sent to it with no way</text:span></text:p>
      <text:p text:style-name="Standard"><text:span text:style-name="Emphasis">// to get it back.</text:span></text:p>
      <text:p text:style-name="Standard"><text:span text:style-name="Strong_20_Emphasis">contract</text:span> Sink {</text:p>
      <text:p text:style-name="Standard"><text:s text:c="4"/><text:span text:style-name="Strong_20_Emphasis">event</text:span> Received(address, uint);</text:p>
      <text:p text:style-name="Standard"><text:s text:c="4"/><text:span text:style-name="Strong_20_Emphasis">receive</text:span>() <text:span text:style-name="Strong_20_Emphasis">external</text:span> <text:span text:style-name="Strong_20_Emphasis">payable</text:span> {</text:p>
      <text:p text:style-name="Standard"><text:s text:c="8"/><text:span text:style-name="Strong_20_Emphasis">emit</text:span> Received(msg.sender, msg.value);</text:p>
      <text:p text:style-name="Standard"><text:s text:c="4"/>}</text:p>
      <text:p text:style-name="Standard">}</text:p>
      <text:h text:style-name="Heading_20_2" text:outline-level="2"><text:bookmark text:name="9c7f"/>Fallback Function</text:h>
      <text:p text:style-name="Text_20_body"><text:bookmark text:name="99ea"/>A contract can have at most one <text:span text:style-name="Source_20_Text">fallback</text:span> function, declared using <text:span text:style-name="Source_20_Text">fallback () external [payable]</text:span> (without the <text:span text:style-name="Source_20_Text">function</text:span> keyword). This function cannot have arguments, cannot return anything and must have <text:span text:style-name="Source_20_Text">external</text:span> visibility. It is executed on a call to the contract if none of the other functions match the given function signature, or if no data was supplied at all and there is no <text:a xlink:type="simple" xlink:href="https://solidity.readthedocs.io/en/v0.6.2/contracts.html#receive-ether-function" text:style-name="Internet_20_link" text:visited-style-name="Visited_20_Internet_20_Link">receive Ether function</text:a>. The fallback function always receives data, but in order to also receive Ether it must be marked <text:span text:style-name="Source_20_Text">payable</text:span>.</text:p>
      <text:p text:style-name="Standard"><text:bookmark text:name="c162"/><text:span text:style-name="Strong_20_Emphasis">pragma solidity</text:span> &gt;0.6.1 &lt;0.7.0;<text:bookmark text:name="ea47"/><text:span text:style-name="Strong_20_Emphasis">contract</text:span> Test {</text:p>
      <text:p text:style-name="Standard"><text:s text:c="4"/><text:span text:style-name="Emphasis">// This function is called for all messages sent to</text:span></text:p>
      <text:p text:style-name="Standard"><text:s text:c="4"/><text:span text:style-name="Emphasis">// this contract (there is no other function).</text:span></text:p>
      <text:p text:style-name="Standard"><text:soft-page-break/><text:s text:c="4"/><text:span text:style-name="Emphasis">// Sending Ether to this contract will cause an exception,</text:span></text:p>
      <text:p text:style-name="Standard"><text:s text:c="4"/><text:span text:style-name="Emphasis">// because the fallback function does not have the `payable`</text:span></text:p>
      <text:p text:style-name="Standard"><text:s text:c="4"/><text:span text:style-name="Emphasis">// modifier.</text:span></text:p>
      <text:p text:style-name="Standard"><text:s text:c="4"/><text:span text:style-name="Strong_20_Emphasis">fallback</text:span>() <text:span text:style-name="Strong_20_Emphasis">external</text:span> { x = 1; }</text:p>
      <text:p text:style-name="Standard"><text:s text:c="4"/>uint x;</text:p>
      <text:p text:style-name="Standard">}<text:bookmark text:name="8089"/><text:span text:style-name="Strong_20_Emphasis">contract</text:span> TestPayable {</text:p>
      <text:p text:style-name="Standard"><text:s text:c="4"/><text:span text:style-name="Emphasis">// This function is called for all messages sent to</text:span></text:p>
      <text:p text:style-name="Standard"><text:s text:c="4"/><text:span text:style-name="Emphasis">// this contract, except plain Ether transfers</text:span></text:p>
      <text:p text:style-name="Standard"><text:s text:c="4"/><text:span text:style-name="Emphasis">// (there is no other function except the receive function).</text:span></text:p>
      <text:p text:style-name="Standard"><text:s text:c="4"/><text:span text:style-name="Emphasis">// Any call with non-empty calldata to this contract will execute</text:span></text:p>
      <text:p text:style-name="Standard"><text:s text:c="4"/><text:span text:style-name="Emphasis">// the fallback function (even if Ether is sent along with the call).</text:span></text:p>
      <text:p text:style-name="Standard"><text:s text:c="4"/><text:span text:style-name="Strong_20_Emphasis">fallback</text:span>() <text:span text:style-name="Strong_20_Emphasis">external</text:span> <text:span text:style-name="Strong_20_Emphasis">payable</text:span> { x = 1; y = msg.value; }<text:bookmark text:name="404a"/><text:span text:style-name="Emphasis">// This function is called for plain Ether transfers, i.e.</text:span></text:p>
      <text:p text:style-name="Standard"><text:s text:c="4"/><text:span text:style-name="Emphasis">// for every call with empty calldata.</text:span></text:p>
      <text:p text:style-name="Standard"><text:s text:c="4"/><text:span text:style-name="Strong_20_Emphasis">receive</text:span>() <text:span text:style-name="Strong_20_Emphasis">external</text:span> <text:span text:style-name="Strong_20_Emphasis">payable</text:span> { x = 2; y = msg.value; }</text:p>
      <text:p text:style-name="Standard"><text:s text:c="4"/>uint x;</text:p>
      <text:p text:style-name="Standard"><text:s text:c="4"/>uint y;</text:p>
      <text:p text:style-name="Standard">}</text:p>
      <text:h text:style-name="Heading_20_1" text:outline-level="1"><text:bookmark text:name="5ae0"/>Array Resizing</text:h>
      <text:p text:style-name="Text_20_body"><text:bookmark text:name="f76b"/>Access to <text:span text:style-name="Source_20_Text">length</text:span> of arrays is now always read-only, even for storage arrays. It is no longer possible to resize storage arrays assigning a new value to their length. Use <text:span text:style-name="Source_20_Text">push()</text:span>, <text:span text:style-name="Source_20_Text">push(value)</text:span> or <text:span text:style-name="Source_20_Text">pop()</text:span> instead, or assign a full array,</text:p>
      <text:list xml:id="list2148362588" text:style-name="L16">
        <text:list-item>
          <text:p text:style-name="P22"><text:bookmark text:name="32cd"/>Change <text:span text:style-name="Source_20_Text">uint length = array.push(value)</text:span> to <text:span text:style-name="Source_20_Text">array.push(value);</text:span>. The new length can be accessed via <text:span text:style-name="Source_20_Text">array.length</text:span>.</text:p>
        </text:list-item>
        <text:list-item>
          <text:p text:style-name="P22"><text:bookmark text:name="2cf4"/>Change <text:span text:style-name="Source_20_Text">array.length++</text:span> to <text:span text:style-name="Source_20_Text">array.push()</text:span> to increase, and use <text:span text:style-name="Source_20_Text">pop()</text:span> to decrease the length of a storage array.</text:p>
        </text:list-item>
      </text:list>
      <text:p text:style-name="Standard"><text:bookmark text:name="a5c9"/><text:span text:style-name="Strong_20_Emphasis">contract</text:span> Test {</text:p>
      <text:p text:style-name="Standard"><text:s text:c="2"/><text:span text:style-name="Strong_20_Emphasis">string</text:span>[] <text:span text:style-name="Strong_20_Emphasis">public</text:span> names_A_to_F;<text:bookmark text:name="7b54"/><text:span text:style-name="Strong_20_Emphasis">function</text:span> test() <text:span text:style-name="Strong_20_Emphasis">public</text:span> {</text:p>
      <text:p text:style-name="Standard"><text:s text:c="4"/>// invalid syntax<text:bookmark text:name="4e68"/>uint length = names_A_to_F.push("Alice"); // invalid</text:p>
      <text:p text:style-name="Standard"><text:s text:c="4"/>names_A_to_F.length++; // invalid as length is now read only<text:bookmark text:name="dfeb"/>// correct syntax </text:p>
      <text:p text:style-name="Standard"><text:s text:c="4"/>names_A_to_F.push(); // increase array length</text:p>
      <text:p text:style-name="Standard"><text:s text:c="4"/>names_A_to_F.push("Alice"); // add item to array</text:p>
      <text:p text:style-name="Standard"><text:s text:c="4"/>names_A_to_F.pop(); // reduce array length by removing item</text:p>
      <text:p text:style-name="Standard"><text:s text:c="4"/>uint length = names_A_to_F.length; // access array length<text:bookmark text:name="4119"/>}<text:bookmark text:name="e57c"/>}</text:p>
      <text:h text:style-name="Heading_20_1" text:outline-level="1"><text:bookmark text:name="8d12"/>State variable shadowing is now disallowed</text:h>
      <text:p text:style-name="Text_20_body"><text:bookmark text:name="9bb1"/>State variable shadowing is considered as an error. A derived contract can only declare a state variable <text:span text:style-name="Source_20_Text"><text:span text:style-name="Strong_20_Emphasis">x</text:span></text:span>, if there is no visible state variable with the same name in any of its bases.</text:p>
      <text:p text:style-name="Text_20_body"><text:bookmark text:name="e04f"/>An example is shown below:</text:p>
      <text:p text:style-name="Standard"><text:bookmark text:name="51f9"/><text:span text:style-name="Strong_20_Emphasis">contract</text:span> Test {</text:p>
      <text:p text:style-name="Standard"><text:s text:c="4"/><text:span text:style-name="Strong_20_Emphasis">address</text:span> x <text:span text:style-name="Strong_20_Emphasis">payable</text:span>;</text:p>
      <text:p text:style-name="Standard"><text:soft-page-break/>}<text:bookmark text:name="2fa1"/><text:span text:style-name="Strong_20_Emphasis">contract</text:span> TestOverride <text:span text:style-name="Strong_20_Emphasis">is</text:span> Test {<text:bookmark text:name="1485"/>// This declaration would throw an error because its shadowing a <text:s text:c="19"/>// state variable already in its base inherited contract Test</text:p>
      <text:p text:style-name="Standard"><text:s text:c="4"/><text:span text:style-name="Strong_20_Emphasis">address</text:span> x <text:span text:style-name="Strong_20_Emphasis">payable</text:span>;<text:bookmark text:name="3642"/>}</text:p>
      <text:p text:style-name="P13"><text:bookmark text:name="bf2e"/>This is an explicit requirement that furthers helps improve reading and understanding a Solidity codebase.</text:p>
      <text:p text:style-name="P1">68-2 Solidity 7.0 changes </text:p>
      <text:h text:style-name="Heading_20_2" text:outline-level="2"><text:bookmark text:name="8c7e"/>Semantic Changes</text:h>
      <text:p text:style-name="Text_20_body"><text:bookmark text:name="ad06"/>Exponentiation and shifts of literals by non-literals will always use either uint256 or int256 to perform the operation. Previously, the operation was performed in the type of the shift amount / the exponent which can be misleading.</text:p>
      <text:p text:style-name="Text_20_body"><text:bookmark text:name="0849"/>Example:<text:line-break/>1 &lt;&lt; x</text:p>
      <text:p text:style-name="Text_20_body"><text:bookmark text:name="d0fd"/>Previously the shift operation picked the type of 1(shift amount), currently it will pick the type of x</text:p>
      <text:p text:style-name="Text_20_body"><text:bookmark text:name="6ba3"/>2 ** x</text:p>
      <text:p text:style-name="Text_20_body"><text:bookmark text:name="4cd4"/>Previously the exponentiation operation picked the type of x (exponent), currently it will pick the type of 2</text:p>
      <text:h text:style-name="Heading_20_2" text:outline-level="2"><text:bookmark text:name="bcae"/>Syntax Changes</text:h>
      <text:list xml:id="list3021458115" text:style-name="L17">
        <text:list-item>
          <text:p text:style-name="P23"><text:bookmark text:name="dae8"/>Ether and gas in external function and contract creation call are specified by a new syntax:<text:line-break/><text:span text:style-name="Emphasis">Old Syntax:</text:span> `contract.function.gas(1000).value(1 ether)(arg1, … argN);<text:line-break/><text:span text:style-name="Emphasis">New Syntax:</text:span> `contract.function{gas: 1000, value: 1 ether}(arg1, … argN);</text:p>
        </text:list-item>
        <text:list-item>
          <text:p text:style-name="P23"><text:bookmark text:name="4160"/>Global variable <text:span text:style-name="Strong_20_Emphasis">now</text:span> is deprecated, instead of now, <text:span text:style-name="Strong_20_Emphasis">block.timestamp</text:span> must be used.<text:line-break/><text:span text:style-name="T21">Earlier:</text:span><text:line-break/>modifier canWithdraw(uint256 _timestamp) {<text:line-break/>require(<text:span text:style-name="T21">now</text:span> ≥ _timestamp, “Withdrawal not allowed”);<text:line-break/>_ ;<text:line-break/>}<text:line-break/><text:span text:style-name="T21">Now:</text:span><text:line-break/>modifier canWithdraw(uint256 _timestamp) {<text:line-break/>require(<text:span text:style-name="T21">block.timestamp</text:span> ≥ _timestamp, “Withdrawal not allowed”);<text:line-break/>_ ;<text:line-break/>}</text:p>
        </text:list-item>
        <text:list-item>
          <text:p text:style-name="P23"><text:bookmark text:name="d105"/>NatSpec comments on variables are only allowed for public state variables and not for local or internal variables.</text:p>
        </text:list-item>
        <text:list-item>
          <text:p text:style-name="P23"><text:bookmark text:name="3bef"/><text:span text:style-name="Strong_20_Emphasis">gwei </text:span>is now a keyword and cannot be used as an identifier.</text:p>
        </text:list-item>
      </text:list>
      <text:p text:style-name="Standard"><text:bookmark text:name="b303"/>// Earlier</text:p>
      <text:p text:style-name="Standard">contract Test {</text:p>
      <text:p text:style-name="Standard"><text:s text:c="2"/>uint gwei public; </text:p>
      <text:p text:style-name="Standard">}<text:bookmark text:name="cc18"/>// Now</text:p>
      <text:p text:style-name="Standard">contract Test {</text:p>
      <text:p text:style-name="Standard"><text:soft-page-break/><text:s text:c="2"/>uint gwei public; // THIS WILL CAUSE AN ERROR</text:p>
      <text:p text:style-name="Standard">}</text:p>
      <text:list xml:id="list3936828639" text:style-name="L18">
        <text:list-item>
          <text:p text:style-name="P24"><text:bookmark text:name="0f47"/>String literals will only contain printable ASCII characters.</text:p>
        </text:list-item>
        <text:list-item>
          <text:p text:style-name="P24"><text:bookmark text:name="f6de"/>Unicode string literals are now supported. They are identified with the unicode prefix.</text:p>
        </text:list-item>
      </text:list>
      <text:p text:style-name="Standard"><text:bookmark text:name="2007"/>// Earlier</text:p>
      <text:p text:style-name="Standard">contract Test {</text:p>
      <text:p text:style-name="Standard"><text:s text:c="4"/>string message public = "Hello 😃"; // message will contain <text:s text:c="2"/>Hello and not the emoji</text:p>
      <text:p text:style-name="Standard">}<text:bookmark text:name="22df"/>// Now</text:p>
      <text:p text:style-name="Standard">contract Test {</text:p>
      <text:p text:style-name="Standard"><text:s text:c="4"/>string message public = unicode"Hello 😃";</text:p>
      <text:p text:style-name="Standard">}</text:p>
      <text:list xml:id="list2546521559" text:style-name="L19">
        <text:list-item>
          <text:p text:style-name="P25"><text:bookmark text:name="2198"/>The state mutability of functions can now be restricted during inheritance.<text:line-break/>Functions with default state mutability can be overridden by <text:span text:style-name="Strong_20_Emphasis">pure </text:span>and <text:span text:style-name="Strong_20_Emphasis">view </text:span>functions while <text:span text:style-name="Strong_20_Emphasis">view </text:span>functions can be overridden by <text:span text:style-name="Strong_20_Emphasis">pure </text:span>functions. Public state variables are considered <text:span text:style-name="Strong_20_Emphasis">view </text:span>and even <text:span text:style-name="Strong_20_Emphasis">pure </text:span>if they are constants.</text:p>
        </text:list-item>
      </text:list>
      <text:p text:style-name="Standard"><text:bookmark text:name="b2c4"/>Example:</text:p>
      <text:p text:style-name="Standard">contract Base {</text:p>
      <text:p text:style-name="Standard"><text:s text:c="2"/>string public message;</text:p>
      <text:p text:style-name="Standard"><text:s text:c="2"/>uint256 public constant value = 10;</text:p>
      <text:p text:style-name="Standard"><text:s text:c="2"/>function getMessage() public view returns (string memory _msg) {</text:p>
      <text:p text:style-name="Standard"><text:s text:c="4"/>return message;</text:p>
      <text:p text:style-name="Standard"><text:s text:c="2"/>}<text:bookmark text:name="cfcf"/> <text:s/>// Default state mutable function</text:p>
      <text:p text:style-name="Standard"><text:s text:c="2"/>function test() {</text:p>
      <text:p text:style-name="Standard"><text:s text:c="4"/>// do something</text:p>
      <text:p text:style-name="Standard"><text:s text:c="2"/>}</text:p>
      <text:p text:style-name="Standard">}<text:bookmark text:name="beaf"/>contract Derived is Base {</text:p>
      <text:p text:style-name="Standard"><text:s text:c="2"/>function test () public view/pure returns (return something) {</text:p>
      <text:p text:style-name="Standard"><text:s text:c="4"/>// return something</text:p>
      <text:p text:style-name="Standard"><text:s text:c="2"/>}</text:p>
      <text:p text:style-name="Standard"><text:s text:c="2"/>OR</text:p>
      <text:p text:style-name="Standard"><text:s text:c="2"/>function test () public pure {</text:p>
      <text:p text:style-name="Standard"><text:s text:c="4"/>// do something</text:p>
      <text:p text:style-name="Standard"><text:s text:c="2"/>}<text:bookmark text:name="0993"/> <text:s/>function getMessage() public pure returns (string memory _msg) {</text:p>
      <text:p text:style-name="Standard"><text:s text:c="4"/>return message;</text:p>
      <text:p text:style-name="Standard"><text:s text:c="2"/>}</text:p>
      <text:p text:style-name="Standard">}<text:bookmark text:name="aa3d"/>There are 2 public variables <text:span text:style-name="Strong_20_Emphasis">message </text:span>and <text:span text:style-name="Strong_20_Emphasis">value</text:span>. In our case <text:span text:style-name="Strong_20_Emphasis">message </text:span>will be considered as a <text:span text:style-name="Strong_20_Emphasis">view </text:span>function whereas <text:span text:style-name="Strong_20_Emphasis">value </text:span>will be considered as a <text:span text:style-name="Strong_20_Emphasis">pure </text:span>function.</text:p>
      <text:h text:style-name="Heading_20_2" text:outline-level="2"><text:bookmark text:name="93c5"/>Inline Assembly</text:h>
      <text:list xml:id="list3713092398" text:style-name="L20">
        <text:list-item>
          <text:p text:style-name="P26"><text:bookmark text:name="b49d"/>Using <text:span text:style-name="Source_20_Text">.</text:span> in user-defined function and variable names is now disallowed.</text:p>
        </text:list-item>
        <text:list-item>
          <text:p text:style-name="P26"><text:bookmark text:name="fd92"/>To access slot and offset of storage variable x, now one needs to use x.slot and x.offset instead of x_slot and x_offset.</text:p>
        </text:list-item>
      </text:list>
      <text:h text:style-name="Heading_20_2" text:outline-level="2"><text:bookmark text:name="c31d"/>Functions and Events</text:h>
      <text:list xml:id="list347400844" text:style-name="L21">
        <text:list-item>
          <text:p text:style-name="P27"><text:bookmark text:name="084f"/>Visibility is not needed for constructors anymore. Preventing a contract from being created can be done by using the keyword <text:span text:style-name="Strong_20_Emphasis">abstract.</text:span></text:p>
        </text:list-item>
      </text:list>
      <text:p text:style-name="Standard"><text:bookmark text:name="b6cc"/>// Earlier</text:p>
      <text:p text:style-name="Standard"><text:soft-page-break/>contract Test {</text:p>
      <text:p text:style-name="Standard"><text:s text:c="2"/>constructor() public/external {</text:p>
      <text:p text:style-name="Standard"><text:s text:c="3"/>// initialisation code</text:p>
      <text:p text:style-name="Standard"><text:s text:c="2"/>}</text:p>
      <text:p text:style-name="P16">}</text:p>
      <text:p text:style-name="P16"/>
      <text:p text:style-name="P16"><text:bookmark text:name="114f"/>// Now</text:p>
      <text:p text:style-name="Standard">contract Test {</text:p>
      <text:p text:style-name="Standard"><text:s text:c="2"/>constructor() {</text:p>
      <text:p text:style-name="Standard"><text:s text:c="4"/>// initialisation code</text:p>
      <text:p text:style-name="Standard"><text:s text:c="2"/>}</text:p>
      <text:p text:style-name="Standard">}<text:bookmark text:name="7439"/>// Preventing a contract from getting created</text:p>
      <text:p text:style-name="Standard">abstract contract Test {</text:p>
      <text:p text:style-name="Standard"><text:s text:c="2"/>// something</text:p>
      <text:p text:style-name="Standard">}</text:p>
      <text:list xml:id="list3932343327" text:style-name="L22">
        <text:list-item>
          <text:p text:style-name="P28"><text:bookmark text:name="12bc"/>Using <text:span text:style-name="Strong_20_Emphasis">virtual </text:span>for library functions is not allowed.</text:p>
        </text:list-item>
        <text:list-item>
          <text:p text:style-name="P28"><text:bookmark text:name="5cce"/>Multiple events with the same name and parameter types in the same inheritance hierarchy is not allowed.</text:p>
        </text:list-item>
      </text:list>
      <text:p text:style-name="Standard"><text:bookmark text:name="5aa7"/>// Earlier</text:p>
      <text:p text:style-name="Standard">contract A {</text:p>
      <text:p text:style-name="Standard"><text:s text:c="2"/>event Log(uint256 timestamp);</text:p>
      <text:p text:style-name="Standard">}<text:bookmark text:name="30ff"/>contract B is A {</text:p>
      <text:p text:style-name="Standard"><text:s text:c="2"/>event Log(uint256 timestamp);</text:p>
      <text:p text:style-name="P16">}</text:p>
      <text:p text:style-name="P16"/>
      <text:p text:style-name="P16"><text:bookmark text:name="5351"/>// Now</text:p>
      <text:p text:style-name="Standard">The usage of event in contract B is not allowed.</text:p>
      <text:list xml:id="list1344088097" text:style-name="L23">
        <text:list-item>
          <text:p text:style-name="P29"><text:bookmark text:name="eb2c"/>Using <text:span text:style-name="Source_20_Text">A for B</text:span> only affects the contract it is mentioned in, earlier the effect was inherited.</text:p>
        </text:list-item>
      </text:list>
      <text:p text:style-name="Standard"><text:bookmark text:name="d39a"/>// Earlier</text:p>
      <text:p text:style-name="Standard">import 'SafeMath.sol'; // OpenZeppelin SafeMath implementation</text:p>
      <text:p text:style-name="Standard">contract A {</text:p>
      <text:p text:style-name="Standard"><text:s text:c="2"/>using SafeMath for uint256;</text:p>
      <text:p text:style-name="Standard">}<text:bookmark text:name="fa2d"/>contract B is A {</text:p>
      <text:p text:style-name="Standard"><text:s text:c="2"/>// The above SafeMath library will also be used for uint256 in contract B</text:p>
      <text:p text:style-name="P16">}</text:p>
      <text:p text:style-name="P16"/>
      <text:p text:style-name="P16"><text:bookmark text:name="39cd"/>// Now</text:p>
      <text:p text:style-name="Standard">At present using SafeMath for uint256; must be specified explicitly in contract B</text:p>
      <text:h text:style-name="Heading_20_2" text:outline-level="2"><text:bookmark text:name="f8ff"/>Expressions &amp; Declarations</text:h>
      <text:list xml:id="list1784006923" text:style-name="L24">
        <text:list-item>
          <text:p text:style-name="P30"><text:bookmark text:name="6eca"/>Shifts by signed types are not allowed.</text:p>
        </text:list-item>
        <text:list-item>
          <text:p text:style-name="P30"><text:bookmark text:name="3392"/><text:span text:style-name="Source_20_Text">finney</text:span> and <text:span text:style-name="Source_20_Text">szabo</text:span> denominations are now being removed.</text:p>
        </text:list-item>
        <text:list-item>
          <text:p text:style-name="P30"><text:bookmark text:name="31ec"/>The keyword <text:span text:style-name="Source_20_Text">var</text:span> cannot be used anymore.</text:p>
        </text:list-item>
      </text:list>
      <text:h text:style-name="Heading_20_2" text:outline-level="2"><text:bookmark text:name="c049"/>Removed: Unused/Unsafe features</text:h>
      <text:list xml:id="list206747443" text:style-name="L25">
        <text:list-item>
          <text:p text:style-name="P31"><text:bookmark text:name="f75e"/>Struct or array containing a mapping can only be used in storage.</text:p>
        </text:list-item>
        <text:list-item>
          <text:p text:style-name="P31"><text:bookmark text:name="368d"/>Assignments to struct or array in storage containing mapping will not work.</text:p>
        </text:list-item>
      </text:list>
      <text:h text:style-name="Heading_20_2" text:outline-level="2"><text:bookmark text:name="a404"/><text:soft-page-break/>Updating the code to 0.7.0</text:h>
      <text:list xml:id="list1690555531" text:style-name="L26">
        <text:list-item>
          <text:p text:style-name="P32"><text:bookmark text:name="c425"/>Change <text:span text:style-name="Source_20_Text">x.f.value(10).gas(30000)</text:span> to <text:span text:style-name="Source_20_Text">x.f{value: 10, gas: 30000}</text:span>. Change <text:span text:style-name="Source_20_Text">(new C).value(10)()</text:span> to <text:span text:style-name="Source_20_Text">new C{value: 10}()</text:span>.</text:p>
        </text:list-item>
        <text:list-item>
          <text:p text:style-name="P32"><text:bookmark text:name="5336"/>Change <text:span text:style-name="Source_20_Text">now</text:span> to <text:span text:style-name="Source_20_Text">block.timestamp</text:span>.</text:p>
        </text:list-item>
        <text:list-item>
          <text:p text:style-name="P32"><text:bookmark text:name="d07a"/>Change types of right operands in shift operations to unsigned types. Change <text:span text:style-name="Source_20_Text">A &gt;&gt; (256 — B)</text:span> to <text:span text:style-name="Source_20_Text">A &gt;&gt; uint256(256 — B)</text:span>.</text:p>
        </text:list-item>
        <text:list-item>
          <text:p text:style-name="P32"><text:bookmark text:name="7054"/><text:span text:style-name="Source_20_Text">using A for B</text:span> statements should be used in all derived contracts if needed.</text:p>
        </text:list-item>
        <text:list-item>
          <text:p text:style-name="P32"><text:bookmark text:name="31a9"/>Visibility specifier from the <text:span text:style-name="Source_20_Text">constructor</text:span> should be removed. Change <text:span text:style-name="Source_20_Text">constructor() public</text:span> to <text:span text:style-name="Source_20_Text">constructor()</text:span>.</text:p>
        </text:list-item>
        <text:list-item>
          <text:p text:style-name="P32"><text:bookmark text:name="3f1b"/>In case of not creating the contracts, remove the <text:span text:style-name="Source_20_Text">internal</text:span> keyword from the constructor and add <text:span text:style-name="Source_20_Text">abstract</text:span> keyword to the contract.</text:p>
        </text:list-item>
        <text:list-item>
          <text:p text:style-name="P32"><text:bookmark text:name="e427"/><text:span text:style-name="Source_20_Text">_slot</text:span> and <text:span text:style-name="Source_20_Text">_offset</text:span> suffixes in inline assembly should be changed to <text:span text:style-name="Source_20_Text">.slot</text:span> and <text:span text:style-name="Source_20_Text">.offset</text:span> respectively.</text:p>
        </text:list-item>
      </text:list>
      <text:p text:style-name="P2"><text:a xlink:type="simple" xlink:href="https://www.reddit.com/r/ethdev/comments/i1eg24/whats_new_in_solidity_07_new_features_breaking/" text:style-name="Internet_20_link" text:visited-style-name="Visited_20_Internet_20_Link">https://www.reddit.com/r/ethdev/comments/i1eg24/whats_new_in_solidity_07_new_features_breaking/</text:a></text:p>
      <text:p text:style-name="P2"/>
      <text:h text:style-name="P7" text:outline-level="3">69. Give 3 ways to save gas</text:h>
      <text:list xml:id="list3774690168" text:style-name="L27">
        <text:list-item>
          <text:p text:style-name="P49">Put less data on-chain</text:p>
        </text:list-item>
        <text:list-item>
          <text:p text:style-name="P68">Use events instead of storage</text:p>
        </text:list-item>
        <text:list-item>
          <text:p text:style-name="P74"><text:span text:style-name="T14">Optimal order for variable declaration. See this </text:span><text:a xlink:type="simple" xlink:href="https://eattheblocks.com/how-to-optimize-gas-cost-in-a-solidity-smart-contract-6-tips/#tip3" text:style-name="Internet_20_link" text:visited-style-name="Visited_20_Internet_20_Link"><text:span text:style-name="T20">link</text:span></text:a><text:span text:style-name="T14">.</text:span></text:p>
        </text:list-item>
      </text:list>
      <text:h text:style-name="P7" text:outline-level="3">70. How would optimally order uint128, bytes32 and another uint128 to save gas?</text:h>
      <text:p text:style-name="P10"><text:span text:style-name="Source_20_Text"><text:span text:style-name="T2">uint128</text:span></text:span></text:p>
      <text:p text:style-name="P18"><text:span text:style-name="Source_20_Text"><text:span text:style-name="T2">uint128</text:span></text:span></text:p>
      <text:p text:style-name="P17"><text:span text:style-name="Source_20_Text"><text:span text:style-name="T2">bytes32</text:span></text:span></text:p>
      <text:p text:style-name="P5"><text:span text:style-name="T14">The EVM stores variable in 32-bytes slot. However Solidity is smart enough to pack into a single slot several variables if they can fit together. For this optimization to work, packed variables have to be defined next to each other. In the above example, the 2 </text:span><text:span text:style-name="Source_20_Text"><text:span text:style-name="T16">uint128</text:span></text:span><text:span text:style-name="T14"> will be placed in the same 256 bit slots (128 + 128 = 256).</text:span></text:p>
      <text:h text:style-name="P7" text:outline-level="3">71. How to concatenate 2 strings a, b?</text:h>
      <text:p text:style-name="P5"><text:span text:style-name="T14">Use the </text:span><text:span text:style-name="Source_20_Text"><text:span text:style-name="T16">abi.encodePacked()</text:span></text:span><text:span text:style-name="T14"> function:</text:span></text:p>
      <text:p text:style-name="P11"><text:span text:style-name="Source_20_Text"><text:span text:style-name="T12">string</text:span></text:span><text:span text:style-name="Source_20_Text"><text:span text:style-name="T7">(</text:span></text:span><text:span text:style-name="Source_20_Text"><text:span text:style-name="T2">abi</text:span></text:span><text:span text:style-name="Source_20_Text"><text:span text:style-name="T7">.</text:span></text:span><text:span text:style-name="Source_20_Text"><text:span text:style-name="T2">encodePacked</text:span></text:span><text:span text:style-name="Source_20_Text"><text:span text:style-name="T7">(</text:span></text:span><text:span text:style-name="Source_20_Text"><text:span text:style-name="T2">a</text:span></text:span><text:span text:style-name="Source_20_Text"><text:span text:style-name="T7">,</text:span></text:span><text:span text:style-name="Source_20_Text"><text:span text:style-name="T2"> b</text:span></text:span><text:span text:style-name="Source_20_Text"><text:span text:style-name="T7">));</text:span></text:span></text:p>
      <text:h text:style-name="P7" text:outline-level="3">72. How to get the length of a string in solidity?</text:h>
      <text:p text:style-name="P10"><text:span text:style-name="Source_20_Text"><text:span text:style-name="T2">bytes memory byteStr </text:span></text:span><text:span text:style-name="Source_20_Text"><text:span text:style-name="T7">=</text:span></text:span><text:span text:style-name="Source_20_Text"><text:span text:style-name="T2"> bytes</text:span></text:span><text:span text:style-name="Source_20_Text"><text:span text:style-name="T7">(</text:span></text:span><text:span text:style-name="Source_20_Text"><text:span text:style-name="T2">a</text:span></text:span><text:span text:style-name="Source_20_Text"><text:span text:style-name="T7">);</text:span></text:span><text:span text:style-name="Source_20_Text"><text:span text:style-name="T2"> </text:span></text:span><text:span text:style-name="Source_20_Text"><text:span text:style-name="T1">//a is a string</text:span></text:span></text:p>
      <text:p text:style-name="P17"><text:span text:style-name="Source_20_Text"><text:span text:style-name="T2">bytesStr</text:span></text:span><text:span text:style-name="Source_20_Text"><text:span text:style-name="T7">.</text:span></text:span><text:span text:style-name="Source_20_Text"><text:span text:style-name="T2">length</text:span></text:span><text:span text:style-name="Source_20_Text"><text:span text:style-name="T7">;</text:span></text:span></text:p>
      <text:h text:style-name="P7" text:outline-level="3"><text:soft-page-break/>73. How to to create a smart contract from a smart contract?</text:h>
      <text:p text:style-name="P10"><text:span text:style-name="Source_20_Text"><text:span text:style-name="T2">contract A </text:span></text:span><text:span text:style-name="Source_20_Text"><text:span text:style-name="T7">{</text:span></text:span></text:p>
      <text:p text:style-name="P18"><text:span text:style-name="Source_20_Text"><text:span text:style-name="T6"><text:s text:c="2"/></text:span></text:span><text:span text:style-name="Source_20_Text"><text:span text:style-name="T2">constructor</text:span></text:span><text:span text:style-name="Source_20_Text"><text:span text:style-name="T7">(</text:span></text:span><text:span text:style-name="Source_20_Text"><text:span text:style-name="T12">uint</text:span></text:span><text:span text:style-name="Source_20_Text"><text:span text:style-name="T2"> a</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foo</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7">}</text:span></text:span></text:p>
      <text:p text:style-name="P18"/>
      <text:p text:style-name="P18"><text:span text:style-name="Source_20_Text"><text:span text:style-name="T2">contract B </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createA</text:span></text:span><text:span text:style-name="Source_20_Text"><text:span text:style-name="T7">(</text:span></text:span><text:span text:style-name="Source_20_Text"><text:span text:style-name="T12">uint</text:span></text:span><text:span text:style-name="Source_20_Text"><text:span text:style-name="T2"> a</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6"><text:s text:c="4"/></text:span></text:span><text:span text:style-name="Source_20_Text"><text:span text:style-name="T2">A </text:span></text:span><text:span text:style-name="Source_20_Text"><text:span text:style-name="T13">AInstance</text:span></text:span><text:span text:style-name="Source_20_Text"><text:span text:style-name="T2"> </text:span></text:span><text:span text:style-name="Source_20_Text"><text:span text:style-name="T7">=</text:span></text:span><text:span text:style-name="Source_20_Text"><text:span text:style-name="T2"> </text:span></text:span><text:span text:style-name="Source_20_Text"><text:span text:style-name="T12">new</text:span></text:span><text:span text:style-name="Source_20_Text"><text:span text:style-name="T2"> A</text:span></text:span><text:span text:style-name="Source_20_Text"><text:span text:style-name="T7">(</text:span></text:span><text:span text:style-name="Source_20_Text"><text:span text:style-name="T2">a</text:span></text:span><text:span text:style-name="Source_20_Text"><text:span text:style-name="T7">);</text:span></text:span><text:span text:style-name="Source_20_Text"><text:span text:style-name="T2"> </text:span></text:span><text:span text:style-name="Source_20_Text"><text:span text:style-name="T1">//pass constructor argument(s) if any</text:span></text:span></text:p>
      <text:p text:style-name="P18"><text:span text:style-name="Source_20_Text"><text:span text:style-name="T6"><text:s text:c="2"/></text:span></text:span><text:span text:style-name="Source_20_Text"><text:span text:style-name="T7">}</text:span></text:span></text:p>
      <text:p text:style-name="P17"><text:span text:style-name="Source_20_Text"><text:span text:style-name="T7">}</text:span></text:span></text:p>
      <text:h text:style-name="P7" text:outline-level="3">74. How to to call another smart contract from a smart contract?</text:h>
      <text:p text:style-name="P10"><text:span text:style-name="Source_20_Text"><text:span text:style-name="T2">contract A </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foo</text:span></text:span><text:span text:style-name="Source_20_Text"><text:span text:style-name="T7">()</text:span></text:span><text:span text:style-name="Source_20_Text"><text:span text:style-name="T2"> view external returns</text:span></text:span><text:span text:style-name="Source_20_Text"><text:span text:style-name="T7">(</text:span></text:span><text:span text:style-name="Source_20_Text"><text:span text:style-name="T12">uint</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7">}</text:span></text:span></text:p>
      <text:p text:style-name="P18"/>
      <text:p text:style-name="P18"><text:span text:style-name="Source_20_Text"><text:span text:style-name="T2">contract B </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callFoo</text:span></text:span><text:span text:style-name="Source_20_Text"><text:span text:style-name="T7">(</text:span></text:span><text:span text:style-name="Source_20_Text"><text:span text:style-name="T2">address addrA</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6"><text:s text:c="4"/></text:span></text:span><text:span text:style-name="Source_20_Text"><text:span text:style-name="T12">uint</text:span></text:span><text:span text:style-name="Source_20_Text"><text:span text:style-name="T2"> result </text:span></text:span><text:span text:style-name="Source_20_Text"><text:span text:style-name="T7">=</text:span></text:span><text:span text:style-name="Source_20_Text"><text:span text:style-name="T2"> A</text:span></text:span><text:span text:style-name="Source_20_Text"><text:span text:style-name="T7">(</text:span></text:span><text:span text:style-name="Source_20_Text"><text:span text:style-name="T2">addrA</text:span></text:span><text:span text:style-name="Source_20_Text"><text:span text:style-name="T7">).</text:span></text:span><text:span text:style-name="Source_20_Text"><text:span text:style-name="T2">foo</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7"><text:span text:style-name="Source_20_Text"><text:span text:style-name="T7">}</text:span></text:span></text:p>
      <text:h text:style-name="P7" text:outline-level="3">75. How to get the address of a smart contract that was deployed from a smart contract?</text:h>
      <text:p text:style-name="P5"><text:span text:style-name="T14">Using the </text:span><text:span text:style-name="Source_20_Text"><text:span text:style-name="T16">address()</text:span></text:span><text:span text:style-name="T14"> operator to cast the contract type into an address:</text:span></text:p>
      <text:p text:style-name="P11"><text:span text:style-name="Source_20_Text"><text:span text:style-name="T2">address childAddress </text:span></text:span><text:span text:style-name="Source_20_Text"><text:span text:style-name="T7">=</text:span></text:span><text:span text:style-name="Source_20_Text"><text:span text:style-name="T2"> address</text:span></text:span><text:span text:style-name="Source_20_Text"><text:span text:style-name="T7">(</text:span></text:span><text:span text:style-name="Source_20_Text"><text:span text:style-name="T12">new</text:span></text:span><text:span text:style-name="Source_20_Text"><text:span text:style-name="T2"> </text:span></text:span><text:span text:style-name="Source_20_Text"><text:span text:style-name="T13">Child</text:span></text:span><text:span text:style-name="Source_20_Text"><text:span text:style-name="T7">())</text:span></text:span></text:p>
      <text:h text:style-name="P8" text:outline-level="3"><text:span text:style-name="T18">76. What will be the value of </text:span><text:span text:style-name="Source_20_Text"><text:span text:style-name="T19">msg.sender</text:span></text:span><text:span text:style-name="T18"> if a contract calls another one?</text:span></text:h>
      <text:p text:style-name="P10"><text:span text:style-name="Source_20_Text"><text:span text:style-name="T1">//This is the inner contract</text:span></text:span></text:p>
      <text:p text:style-name="P18"><text:span text:style-name="Source_20_Text"><text:span text:style-name="T2">contract A </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bar</text:span></text:span><text:span text:style-name="Source_20_Text"><text:span text:style-name="T7">()</text:span></text:span><text:span text:style-name="Source_20_Text"><text:span text:style-name="T2"> view external returns</text:span></text:span><text:span text:style-name="Source_20_Text"><text:span text:style-name="T7">(</text:span></text:span><text:span text:style-name="Source_20_Text"><text:span text:style-name="T2">address</text:span></text:span><text:span text:style-name="Source_20_Text"><text:span text:style-name="T7">)</text:span></text:span><text:span text:style-name="Source_20_Text"><text:span text:style-name="T2"> </text:span></text:span><text:span text:style-name="Source_20_Text"><text:span text:style-name="T7">{</text:span></text:span></text:p>
      <text:p text:style-name="P18"><text:soft-page-break/><text:span text:style-name="Source_20_Text"><text:span text:style-name="T6"><text:s text:c="5"/></text:span></text:span><text:span text:style-name="Source_20_Text"><text:span text:style-name="T1">//What will be the value of `msg.sender` here?</text:span></text:span></text:p>
      <text:p text:style-name="P18"><text:span text:style-name="Source_20_Text"><text:span text:style-name="T6"><text:s text:c="2"/></text:span></text:span><text:span text:style-name="Source_20_Text"><text:span text:style-name="T7">}</text:span></text:span></text:p>
      <text:p text:style-name="P18"><text:span text:style-name="Source_20_Text"><text:span text:style-name="T7">}</text:span></text:span></text:p>
      <text:p text:style-name="P18"/>
      <text:p text:style-name="P18"><text:span text:style-name="Source_20_Text"><text:span text:style-name="T1">//This is the outer contract</text:span></text:span></text:p>
      <text:p text:style-name="P18"><text:span text:style-name="Source_20_Text"><text:span text:style-name="T2">contract B </text:span></text:span><text:span text:style-name="Source_20_Text"><text:span text:style-name="T7">{</text:span></text:span></text:p>
      <text:p text:style-name="P18"><text:span text:style-name="Source_20_Text"><text:span text:style-name="T6"><text:s text:c="4"/></text:span></text:span><text:span text:style-name="Source_20_Text"><text:span text:style-name="T12">function</text:span></text:span><text:span text:style-name="Source_20_Text"><text:span text:style-name="T2"> foo</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6"><text:s text:c="8"/></text:span></text:span><text:span text:style-name="Source_20_Text"><text:span text:style-name="T2">A aInstance </text:span></text:span><text:span text:style-name="Source_20_Text"><text:span text:style-name="T7">=</text:span></text:span><text:span text:style-name="Source_20_Text"><text:span text:style-name="T2"> </text:span></text:span><text:span text:style-name="Source_20_Text"><text:span text:style-name="T12">new</text:span></text:span><text:span text:style-name="Source_20_Text"><text:span text:style-name="T2"> A</text:span></text:span><text:span text:style-name="Source_20_Text"><text:span text:style-name="T7">();</text:span></text:span></text:p>
      <text:p text:style-name="P18"><text:span text:style-name="Source_20_Text"><text:span text:style-name="T6"><text:s text:c="9"/></text:span></text:span><text:span text:style-name="Source_20_Text"><text:span text:style-name="T2">aInstance</text:span></text:span><text:span text:style-name="Source_20_Text"><text:span text:style-name="T7">.</text:span></text:span><text:span text:style-name="Source_20_Text"><text:span text:style-name="T2">bar</text:span></text:span><text:span text:style-name="Source_20_Text"><text:span text:style-name="T7">();</text:span></text:span></text:p>
      <text:p text:style-name="P18"><text:span text:style-name="Source_20_Text"><text:span text:style-name="T6"><text:s text:c="4"/></text:span></text:span><text:span text:style-name="Source_20_Text"><text:span text:style-name="T7">}</text:span></text:span></text:p>
      <text:p text:style-name="P17"><text:span text:style-name="Source_20_Text"><text:span text:style-name="T7">}</text:span></text:span></text:p>
      <text:p text:style-name="P4">This is the address of the calling contract, i.e B in our example.</text:p>
      <text:h text:style-name="P7" text:outline-level="3">77. How to transfer ERC20 tokens?</text:h>
      <text:p text:style-name="P10"><text:span text:style-name="Source_20_Text"><text:span text:style-name="T2">contract ERC20Interface </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totalSupply</text:span></text:span><text:span text:style-name="Source_20_Text"><text:span text:style-name="T7">()</text:span></text:span><text:span text:style-name="Source_20_Text"><text:span text:style-name="T2"> </text:span></text:span><text:span text:style-name="Source_20_Text"><text:span text:style-name="T12">public</text:span></text:span><text:span text:style-name="Source_20_Text"><text:span text:style-name="T2"> view returns </text:span></text:span><text:span text:style-name="Source_20_Text"><text:span text:style-name="T7">(</text:span></text:span><text:span text:style-name="Source_20_Text"><text:span text:style-name="T12">uint</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balanceOf</text:span></text:span><text:span text:style-name="Source_20_Text"><text:span text:style-name="T7">(</text:span></text:span><text:span text:style-name="Source_20_Text"><text:span text:style-name="T2">address tokenOwner</text:span></text:span><text:span text:style-name="Source_20_Text"><text:span text:style-name="T7">)</text:span></text:span><text:span text:style-name="Source_20_Text"><text:span text:style-name="T2"> </text:span></text:span><text:span text:style-name="Source_20_Text"><text:span text:style-name="T12">public</text:span></text:span><text:span text:style-name="Source_20_Text"><text:span text:style-name="T2"> view returns </text:span></text:span><text:span text:style-name="Source_20_Text"><text:span text:style-name="T7">(</text:span></text:span><text:span text:style-name="Source_20_Text"><text:span text:style-name="T12">uint</text:span></text:span><text:span text:style-name="Source_20_Text"><text:span text:style-name="T2"> balance</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allowance</text:span></text:span><text:span text:style-name="Source_20_Text"><text:span text:style-name="T7">(</text:span></text:span><text:span text:style-name="Source_20_Text"><text:span text:style-name="T2">address tokenOwner</text:span></text:span><text:span text:style-name="Source_20_Text"><text:span text:style-name="T7">,</text:span></text:span><text:span text:style-name="Source_20_Text"><text:span text:style-name="T2"> address spender</text:span></text:span><text:span text:style-name="Source_20_Text"><text:span text:style-name="T7">)</text:span></text:span><text:span text:style-name="Source_20_Text"><text:span text:style-name="T2"> </text:span></text:span><text:span text:style-name="Source_20_Text"><text:span text:style-name="T12">public</text:span></text:span><text:span text:style-name="Source_20_Text"><text:span text:style-name="T2"> view returns </text:span></text:span><text:span text:style-name="Source_20_Text"><text:span text:style-name="T7">(</text:span></text:span><text:span text:style-name="Source_20_Text"><text:span text:style-name="T12">uint</text:span></text:span><text:span text:style-name="Source_20_Text"><text:span text:style-name="T2"> remaining</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transfer</text:span></text:span><text:span text:style-name="Source_20_Text"><text:span text:style-name="T7">(</text:span></text:span><text:span text:style-name="Source_20_Text"><text:span text:style-name="T2">address to</text:span></text:span><text:span text:style-name="Source_20_Text"><text:span text:style-name="T7">,</text:span></text:span><text:span text:style-name="Source_20_Text"><text:span text:style-name="T2"> </text:span></text:span><text:span text:style-name="Source_20_Text"><text:span text:style-name="T12">uint</text:span></text:span><text:span text:style-name="Source_20_Text"><text:span text:style-name="T2"> tokens</text:span></text:span><text:span text:style-name="Source_20_Text"><text:span text:style-name="T7">)</text:span></text:span><text:span text:style-name="Source_20_Text"><text:span text:style-name="T2"> </text:span></text:span><text:span text:style-name="Source_20_Text"><text:span text:style-name="T12">public</text:span></text:span><text:span text:style-name="Source_20_Text"><text:span text:style-name="T2"> returns </text:span></text:span><text:span text:style-name="Source_20_Text"><text:span text:style-name="T7">(</text:span></text:span><text:span text:style-name="Source_20_Text"><text:span text:style-name="T12">bool</text:span></text:span><text:span text:style-name="Source_20_Text"><text:span text:style-name="T2"> success</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approve</text:span></text:span><text:span text:style-name="Source_20_Text"><text:span text:style-name="T7">(</text:span></text:span><text:span text:style-name="Source_20_Text"><text:span text:style-name="T2">address spender</text:span></text:span><text:span text:style-name="Source_20_Text"><text:span text:style-name="T7">,</text:span></text:span><text:span text:style-name="Source_20_Text"><text:span text:style-name="T2"> </text:span></text:span><text:span text:style-name="Source_20_Text"><text:span text:style-name="T12">uint</text:span></text:span><text:span text:style-name="Source_20_Text"><text:span text:style-name="T2"> tokens</text:span></text:span><text:span text:style-name="Source_20_Text"><text:span text:style-name="T7">)</text:span></text:span><text:span text:style-name="Source_20_Text"><text:span text:style-name="T2"> </text:span></text:span><text:span text:style-name="Source_20_Text"><text:span text:style-name="T12">public</text:span></text:span><text:span text:style-name="Source_20_Text"><text:span text:style-name="T2"> returns </text:span></text:span><text:span text:style-name="Source_20_Text"><text:span text:style-name="T7">(</text:span></text:span><text:span text:style-name="Source_20_Text"><text:span text:style-name="T12">bool</text:span></text:span><text:span text:style-name="Source_20_Text"><text:span text:style-name="T2"> success</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transferFrom</text:span></text:span><text:span text:style-name="Source_20_Text"><text:span text:style-name="T7">(</text:span></text:span><text:span text:style-name="Source_20_Text"><text:span text:style-name="T2">address </text:span></text:span><text:span text:style-name="Source_20_Text"><text:span text:style-name="T12">from</text:span></text:span><text:span text:style-name="Source_20_Text"><text:span text:style-name="T7">,</text:span></text:span><text:span text:style-name="Source_20_Text"><text:span text:style-name="T2"> address to</text:span></text:span><text:span text:style-name="Source_20_Text"><text:span text:style-name="T7">,</text:span></text:span><text:span text:style-name="Source_20_Text"><text:span text:style-name="T2"> </text:span></text:span><text:span text:style-name="Source_20_Text"><text:span text:style-name="T12">uint</text:span></text:span><text:span text:style-name="Source_20_Text"><text:span text:style-name="T2"> tokens</text:span></text:span><text:span text:style-name="Source_20_Text"><text:span text:style-name="T7">)</text:span></text:span><text:span text:style-name="Source_20_Text"><text:span text:style-name="T2"> </text:span></text:span><text:span text:style-name="Source_20_Text"><text:span text:style-name="T12">public</text:span></text:span><text:span text:style-name="Source_20_Text"><text:span text:style-name="T2"> returns </text:span></text:span><text:span text:style-name="Source_20_Text"><text:span text:style-name="T7">(</text:span></text:span><text:span text:style-name="Source_20_Text"><text:span text:style-name="T12">bool</text:span></text:span><text:span text:style-name="Source_20_Text"><text:span text:style-name="T2"> success</text:span></text:span><text:span text:style-name="Source_20_Text"><text:span text:style-name="T7">);</text:span></text:span></text:p>
      <text:p text:style-name="P18"/>
      <text:p text:style-name="P18"><text:span text:style-name="Source_20_Text"><text:span text:style-name="T6"><text:s text:c="2"/></text:span></text:span><text:span text:style-name="Source_20_Text"><text:span text:style-name="T12">event</text:span></text:span><text:span text:style-name="Source_20_Text"><text:span text:style-name="T2"> </text:span></text:span><text:span text:style-name="Source_20_Text"><text:span text:style-name="T13">Transfer</text:span></text:span><text:span text:style-name="Source_20_Text"><text:span text:style-name="T7">(</text:span></text:span><text:span text:style-name="Source_20_Text"><text:span text:style-name="T2">address indexed </text:span></text:span><text:span text:style-name="Source_20_Text"><text:span text:style-name="T12">from</text:span></text:span><text:span text:style-name="Source_20_Text"><text:span text:style-name="T7">,</text:span></text:span><text:span text:style-name="Source_20_Text"><text:span text:style-name="T2"> address indexed to</text:span></text:span><text:span text:style-name="Source_20_Text"><text:span text:style-name="T7">,</text:span></text:span><text:span text:style-name="Source_20_Text"><text:span text:style-name="T2"> </text:span></text:span><text:span text:style-name="Source_20_Text"><text:span text:style-name="T12">uint</text:span></text:span><text:span text:style-name="Source_20_Text"><text:span text:style-name="T2"> tokens</text:span></text:span><text:span text:style-name="Source_20_Text"><text:span text:style-name="T7">);</text:span></text:span></text:p>
      <text:p text:style-name="P18"><text:span text:style-name="Source_20_Text"><text:span text:style-name="T6"><text:s text:c="2"/></text:span></text:span><text:span text:style-name="Source_20_Text"><text:span text:style-name="T12">event</text:span></text:span><text:span text:style-name="Source_20_Text"><text:span text:style-name="T2"> </text:span></text:span><text:span text:style-name="Source_20_Text"><text:span text:style-name="T13">Approval</text:span></text:span><text:span text:style-name="Source_20_Text"><text:span text:style-name="T7">(</text:span></text:span><text:span text:style-name="Source_20_Text"><text:span text:style-name="T2">address indexed tokenOwner</text:span></text:span><text:span text:style-name="Source_20_Text"><text:span text:style-name="T7">,</text:span></text:span><text:span text:style-name="Source_20_Text"><text:span text:style-name="T2"> address indexed spender</text:span></text:span><text:span text:style-name="Source_20_Text"><text:span text:style-name="T7">,</text:span></text:span><text:span text:style-name="Source_20_Text"><text:span text:style-name="T2"> </text:span></text:span><text:span text:style-name="Source_20_Text"><text:span text:style-name="T12">uint</text:span></text:span><text:span text:style-name="Source_20_Text"><text:span text:style-name="T2"> tokens</text:span></text:span><text:span text:style-name="Source_20_Text"><text:span text:style-name="T7">);</text:span></text:span></text:p>
      <text:p text:style-name="P18"><text:span text:style-name="Source_20_Text"><text:span text:style-name="T7">}</text:span></text:span></text:p>
      <text:p text:style-name="P18"/>
      <text:p text:style-name="P18"><text:span text:style-name="Source_20_Text"><text:span text:style-name="T2">contract </text:span></text:span><text:span text:style-name="Source_20_Text"><text:span text:style-name="T13">DecentralizedExchange</text:span></text:span><text:span text:style-name="Source_20_Text"><text:span text:style-name="T2"> </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transferToken</text:span></text:span><text:span text:style-name="Source_20_Text"><text:span text:style-name="T7">(</text:span></text:span><text:span text:style-name="Source_20_Text"><text:span text:style-name="T2">address ERC20Address</text:span></text:span><text:span text:style-name="Source_20_Text"><text:span text:style-name="T7">,</text:span></text:span><text:span text:style-name="Source_20_Text"><text:span text:style-name="T2"> address to</text:span></text:span><text:span text:style-name="Source_20_Text"><text:span text:style-name="T7">,</text:span></text:span><text:span text:style-name="Source_20_Text"><text:span text:style-name="T2"> </text:span></text:span><text:span text:style-name="Source_20_Text"><text:span text:style-name="T12">uint</text:span></text:span><text:span text:style-name="Source_20_Text"><text:span text:style-name="T2"> amount</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6"><text:s text:c="4"/></text:span></text:span><text:span text:style-name="Source_20_Text"><text:span text:style-name="T2">ERC20Interface</text:span></text:span><text:span text:style-name="Source_20_Text"><text:span text:style-name="T7">(</text:span></text:span><text:span text:style-name="Source_20_Text"><text:span text:style-name="T2">ERC20Address</text:span></text:span><text:span text:style-name="Source_20_Text"><text:span text:style-name="T7">).</text:span></text:span><text:span text:style-name="Source_20_Text"><text:span text:style-name="T2">transfer</text:span></text:span><text:span text:style-name="Source_20_Text"><text:span text:style-name="T7">(</text:span></text:span><text:span text:style-name="Source_20_Text"><text:span text:style-name="T2">to</text:span></text:span><text:span text:style-name="Source_20_Text"><text:span text:style-name="T7">,</text:span></text:span><text:span text:style-name="Source_20_Text"><text:span text:style-name="T2"> amount</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7"><text:span text:style-name="Source_20_Text"><text:span text:style-name="T7">}</text:span></text:span></text:p>
      <text:h text:style-name="P7" text:outline-level="3">78. How to declare and emit an event?</text:h>
      <text:p text:style-name="P10"><text:span text:style-name="Source_20_Text"><text:span text:style-name="T2">contract A </text:span></text:span><text:span text:style-name="Source_20_Text"><text:span text:style-name="T7">{</text:span></text:span></text:p>
      <text:p text:style-name="P18"><text:span text:style-name="Source_20_Text"><text:span text:style-name="T6"><text:s text:c="2"/></text:span></text:span><text:span text:style-name="Source_20_Text"><text:span text:style-name="T1">//declare event</text:span></text:span></text:p>
      <text:p text:style-name="P18"><text:soft-page-break/><text:span text:style-name="Source_20_Text"><text:span text:style-name="T6"><text:s text:c="2"/></text:span></text:span><text:span text:style-name="Source_20_Text"><text:span text:style-name="T13">Event</text:span></text:span><text:span text:style-name="Source_20_Text"><text:span text:style-name="T2"> </text:span></text:span><text:span text:style-name="Source_20_Text"><text:span text:style-name="T13">TokenSent</text:span></text:span><text:span text:style-name="Source_20_Text"><text:span text:style-name="T7">(</text:span></text:span><text:span text:style-name="Source_20_Text"><text:span text:style-name="T12">uint</text:span></text:span><text:span text:style-name="Source_20_Text"><text:span text:style-name="T2"> amount</text:span></text:span><text:span text:style-name="Source_20_Text"><text:span text:style-name="T7">,</text:span></text:span><text:span text:style-name="Source_20_Text"><text:span text:style-name="T2"> address to</text:span></text:span><text:span text:style-name="Source_20_Text"><text:span text:style-name="T7">);</text:span></text:span></text:p>
      <text:p text:style-name="P18"><text:span text:style-name="Source_20_Text"><text:span text:style-name="T6"><text:s text:c="2"/></text:span></text:span><text:span text:style-name="Source_20_Text"><text:span text:style-name="T12">function</text:span></text:span><text:span text:style-name="Source_20_Text"><text:span text:style-name="T2"> sendToken</text:span></text:span><text:span text:style-name="Source_20_Text"><text:span text:style-name="T7">(</text:span></text:span><text:span text:style-name="Source_20_Text"><text:span text:style-name="T12">uint</text:span></text:span><text:span text:style-name="Source_20_Text"><text:span text:style-name="T2"> amount</text:span></text:span><text:span text:style-name="Source_20_Text"><text:span text:style-name="T7">,</text:span></text:span><text:span text:style-name="Source_20_Text"><text:span text:style-name="T2"> address to</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6"><text:s text:c="5"/></text:span></text:span><text:span text:style-name="Source_20_Text"><text:span text:style-name="T7">...</text:span></text:span></text:p>
      <text:p text:style-name="P18"><text:span text:style-name="Source_20_Text"><text:span text:style-name="T6"><text:s text:c="5"/></text:span></text:span><text:span text:style-name="Source_20_Text"><text:span text:style-name="T1">//Emit event</text:span></text:span></text:p>
      <text:p text:style-name="P18"><text:span text:style-name="Source_20_Text"><text:span text:style-name="T6"><text:s text:c="5"/></text:span></text:span><text:span text:style-name="Source_20_Text"><text:span text:style-name="T2">emit </text:span></text:span><text:span text:style-name="Source_20_Text"><text:span text:style-name="T13">TokenSent</text:span></text:span><text:span text:style-name="Source_20_Text"><text:span text:style-name="T7">(</text:span></text:span><text:span text:style-name="Source_20_Text"><text:span text:style-name="T2">amount</text:span></text:span><text:span text:style-name="Source_20_Text"><text:span text:style-name="T7">,</text:span></text:span><text:span text:style-name="Source_20_Text"><text:span text:style-name="T2"> to</text:span></text:span><text:span text:style-name="Source_20_Text"><text:span text:style-name="T7">);</text:span></text:span><text:span text:style-name="Source_20_Text"><text:span text:style-name="T2"> </text:span></text:span><text:span text:style-name="Source_20_Text"><text:span text:style-name="T1">//careful, old Solidity 0.4 code didnt not require the emit keyword, dont be confused</text:span></text:span></text:p>
      <text:p text:style-name="P18"><text:span text:style-name="Source_20_Text"><text:span text:style-name="T6"><text:s text:c="2"/></text:span></text:span><text:span text:style-name="Source_20_Text"><text:span text:style-name="T7">}</text:span></text:span></text:p>
      <text:p text:style-name="P17"><text:span text:style-name="Source_20_Text"><text:span text:style-name="T7">}</text:span></text:span></text:p>
      <text:h text:style-name="P8" text:outline-level="3"><text:span text:style-name="T18">79. What is the </text:span><text:span text:style-name="Source_20_Text"><text:span text:style-name="T19">indexed</text:span></text:span><text:span text:style-name="T18"> keyword in event definition?</text:span></text:h>
      <text:p text:style-name="P5"><text:span text:style-name="T14">If an event field is declared with the </text:span><text:span text:style-name="Source_20_Text"><text:span text:style-name="T16">indexed</text:span></text:span><text:span text:style-name="T14"> keyword, it means that external entities can filter only events whose field match a specific value. For example, in the below example, it means it’s possible to filter events with a </text:span><text:span text:style-name="Source_20_Text"><text:span text:style-name="T16">to</text:span></text:span><text:span text:style-name="T14"> field equal to a specific value.</text:span></text:p>
      <text:p text:style-name="P11"><text:span text:style-name="Source_20_Text"><text:span text:style-name="T13">Event</text:span></text:span><text:span text:style-name="Source_20_Text"><text:span text:style-name="T2"> </text:span></text:span><text:span text:style-name="Source_20_Text"><text:span text:style-name="T13">TokenSent</text:span></text:span><text:span text:style-name="Source_20_Text"><text:span text:style-name="T7">(</text:span></text:span><text:span text:style-name="Source_20_Text"><text:span text:style-name="T12">uint</text:span></text:span><text:span text:style-name="Source_20_Text"><text:span text:style-name="T2"> amount</text:span></text:span><text:span text:style-name="Source_20_Text"><text:span text:style-name="T7">,</text:span></text:span><text:span text:style-name="Source_20_Text"><text:span text:style-name="T2"> address indexed to</text:span></text:span><text:span text:style-name="Source_20_Text"><text:span text:style-name="T7">);</text:span></text:span></text:p>
      <text:h text:style-name="P8" text:outline-level="3"><text:span text:style-name="T18">80. How many event fields can be marked </text:span><text:span text:style-name="Source_20_Text"><text:span text:style-name="T19">indexed</text:span></text:span><text:span text:style-name="T18">?</text:span></text:h>
      <text:p text:style-name="P4">3 maximum.</text:p>
      <text:h text:style-name="P7" text:outline-level="3">81. Is it possible for a smart contract to read the events emitted before?</text:h>
      <text:p text:style-name="P4">No. Only external entities can queries events.</text:p>
      <text:h text:style-name="P7" text:outline-level="3">82. Is it possible to delete or modify a past event?</text:h>
      <text:p text:style-name="P4">No. Events are immutable.</text:p>
      <text:h text:style-name="P7" text:outline-level="3">83. In Solidity, how to do like a Javascript console.log for debugging?</text:h>
      <text:p text:style-name="P4">There is no equivalent in Solidity, but you can use events, even if its not designed for this.</text:p>
      <text:h text:style-name="P7" text:outline-level="3">84. How would you implement access control without modifier?</text:h>
      <text:p text:style-name="P10"><text:span text:style-name="Source_20_Text"><text:span text:style-name="T2">contract A </text:span></text:span><text:span text:style-name="Source_20_Text"><text:span text:style-name="T7">{</text:span></text:span></text:p>
      <text:p text:style-name="P18"><text:span text:style-name="Source_20_Text"><text:span text:style-name="T6"><text:s text:c="2"/></text:span></text:span><text:span text:style-name="Source_20_Text"><text:span text:style-name="T2">address admin</text:span></text:span><text:span text:style-name="Source_20_Text"><text:span text:style-name="T7">;</text:span></text:span></text:p>
      <text:p text:style-name="P18"><text:span text:style-name="Source_20_Text"><text:span text:style-name="T6"><text:s text:c="2"/></text:span></text:span><text:span text:style-name="Source_20_Text"><text:span text:style-name="T2">constructor</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6"><text:s text:c="5"/></text:span></text:span><text:span text:style-name="Source_20_Text"><text:span text:style-name="T2">admin </text:span></text:span><text:span text:style-name="Source_20_Text"><text:span text:style-name="T7">=</text:span></text:span><text:span text:style-name="Source_20_Text"><text:span text:style-name="T2"> msg</text:span></text:span><text:span text:style-name="Source_20_Text"><text:span text:style-name="T7">.</text:span></text:span><text:span text:style-name="Source_20_Text"><text:span text:style-name="T2">sender</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8"><text:soft-page-break/></text:p>
      <text:p text:style-name="P18"><text:span text:style-name="Source_20_Text"><text:span text:style-name="T6"><text:s text:c="2"/></text:span></text:span><text:span text:style-name="Source_20_Text"><text:span text:style-name="T12">function</text:span></text:span><text:span text:style-name="Source_20_Text"><text:span text:style-name="T2"> protectedFunction</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6"><text:s text:c="4"/></text:span></text:span><text:span text:style-name="Source_20_Text"><text:span text:style-name="T12">require</text:span></text:span><text:span text:style-name="Source_20_Text"><text:span text:style-name="T7">(</text:span></text:span><text:span text:style-name="Source_20_Text"><text:span text:style-name="T2">msg</text:span></text:span><text:span text:style-name="Source_20_Text"><text:span text:style-name="T7">.</text:span></text:span><text:span text:style-name="Source_20_Text"><text:span text:style-name="T2">sender </text:span></text:span><text:span text:style-name="Source_20_Text"><text:span text:style-name="T7">==</text:span></text:span><text:span text:style-name="Source_20_Text"><text:span text:style-name="T2"> admin</text:span></text:span><text:span text:style-name="Source_20_Text"><text:span text:style-name="T7">,</text:span></text:span><text:span text:style-name="Source_20_Text"><text:span text:style-name="T2"> </text:span></text:span><text:span text:style-name="Source_20_Text"><text:span text:style-name="T17">'only admin'</text:span></text:span><text:span text:style-name="Source_20_Text"><text:span text:style-name="T7">);</text:span></text:span></text:p>
      <text:p text:style-name="P18"><text:span text:style-name="Source_20_Text"><text:span text:style-name="T6"><text:s text:c="4"/></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7"><text:span text:style-name="Source_20_Text"><text:span text:style-name="T7">}</text:span></text:span></text:p>
      <text:h text:style-name="P7" text:outline-level="3">85. How would you implement access control WITH modifier?</text:h>
      <text:p text:style-name="P10"><text:span text:style-name="Source_20_Text"><text:span text:style-name="T2">contract A </text:span></text:span><text:span text:style-name="Source_20_Text"><text:span text:style-name="T7">{</text:span></text:span></text:p>
      <text:p text:style-name="P18"><text:span text:style-name="Source_20_Text"><text:span text:style-name="T6"><text:s text:c="2"/></text:span></text:span><text:span text:style-name="Source_20_Text"><text:span text:style-name="T2">address admin</text:span></text:span><text:span text:style-name="Source_20_Text"><text:span text:style-name="T7">;</text:span></text:span></text:p>
      <text:p text:style-name="P18"><text:span text:style-name="Source_20_Text"><text:span text:style-name="T6"><text:s text:c="2"/></text:span></text:span><text:span text:style-name="Source_20_Text"><text:span text:style-name="T2">constructor</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6"><text:s text:c="5"/></text:span></text:span><text:span text:style-name="Source_20_Text"><text:span text:style-name="T2">admin </text:span></text:span><text:span text:style-name="Source_20_Text"><text:span text:style-name="T7">=</text:span></text:span><text:span text:style-name="Source_20_Text"><text:span text:style-name="T2"> msg</text:span></text:span><text:span text:style-name="Source_20_Text"><text:span text:style-name="T7">.</text:span></text:span><text:span text:style-name="Source_20_Text"><text:span text:style-name="T2">sender</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8"/>
      <text:p text:style-name="P18"><text:span text:style-name="Source_20_Text"><text:span text:style-name="T6"><text:s text:c="2"/></text:span></text:span><text:span text:style-name="Source_20_Text"><text:span text:style-name="T12">function</text:span></text:span><text:span text:style-name="Source_20_Text"><text:span text:style-name="T2"> protectedFunction</text:span></text:span><text:span text:style-name="Source_20_Text"><text:span text:style-name="T7">()</text:span></text:span><text:span text:style-name="Source_20_Text"><text:span text:style-name="T2"> external onlyAdmin</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6"><text:s text:c="4"/></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8"/>
      <text:p text:style-name="P18"><text:span text:style-name="Source_20_Text"><text:span text:style-name="T6"><text:s text:c="2"/></text:span></text:span><text:span text:style-name="Source_20_Text"><text:span text:style-name="T2">modifier onlyAdmin</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6"><text:s text:c="4"/></text:span></text:span><text:span text:style-name="Source_20_Text"><text:span text:style-name="T12">require</text:span></text:span><text:span text:style-name="Source_20_Text"><text:span text:style-name="T7">(</text:span></text:span><text:span text:style-name="Source_20_Text"><text:span text:style-name="T2">msg</text:span></text:span><text:span text:style-name="Source_20_Text"><text:span text:style-name="T7">.</text:span></text:span><text:span text:style-name="Source_20_Text"><text:span text:style-name="T2">sender </text:span></text:span><text:span text:style-name="Source_20_Text"><text:span text:style-name="T7">==</text:span></text:span><text:span text:style-name="Source_20_Text"><text:span text:style-name="T2"> admin</text:span></text:span><text:span text:style-name="Source_20_Text"><text:span text:style-name="T7">,</text:span></text:span><text:span text:style-name="Source_20_Text"><text:span text:style-name="T2"> </text:span></text:span><text:span text:style-name="Source_20_Text"><text:span text:style-name="T17">'only admin'</text:span></text:span><text:span text:style-name="Source_20_Text"><text:span text:style-name="T7">);</text:span></text:span></text:p>
      <text:p text:style-name="P18"><text:span text:style-name="Source_20_Text"><text:span text:style-name="T6"><text:s text:c="4"/></text:span></text:span><text:span text:style-name="Source_20_Text"><text:span text:style-name="T2">_</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7"><text:span text:style-name="Source_20_Text"><text:span text:style-name="T7">}</text:span></text:span></text:p>
      <text:h text:style-name="P7" text:outline-level="3">86. How to cancel a transaction?</text:h>
      <text:p text:style-name="P4">Once a transaction has been sent, nobody can prevent it from being mined by a miner. But you can still send another transaction preventing the first one from working IF its mined before the first one. This second transaction will have the following properties:</text:p>
      <text:list xml:id="list2359950525" text:style-name="L28">
        <text:list-item>
          <text:p text:style-name="P50">it will have the same nonce (i.e an incrementing integer that is sent in each transaction, specific to each Ethereum address)</text:p>
        </text:list-item>
        <text:list-item>
          <text:p text:style-name="P69">it will have a higher gasPrice than the first transaction</text:p>
        </text:list-item>
        <text:list-item>
          <text:p text:style-name="P69">it will send a tiny amount of Ether to another address</text:p>
        </text:list-item>
      </text:list>
      <text:p text:style-name="P4">Let’s review why we need these. The same nonce means that the first transaction to be mined will prevent the other one from being mined: miners only mine transactions whose nonce is higher than the previous nonce for the address that has signed the transaction.</text:p>
      <text:p text:style-name="P4"><text:soft-page-break/>The higher gasPrice means a higher reward for miner, so if a miner has the choice to mine the second or the first transaction he will choose the second one.</text:p>
      <text:p text:style-name="P4">And finally, sending a tiny amount of Ether is just because a transaction needs to do something on the blockchain, so we just do something that is useless but doesn’t cost us much. Actually, you could even call a read-only function in any smart contract, in a transaction, and you wouldn’t even need to send this tiny amount of Ether. You would still need to cover the gas fee in every case.</text:p>
      <text:h text:style-name="P9" text:outline-level="2"><text:bookmark text:name="difficult"/>Difficult</text:h>
      <text:h text:style-name="P7" text:outline-level="3">87. What is the ABIEncoderV2 pragma statement?</text:h>
      <text:p text:style-name="P4">This is an pragma statement is used to enable experimental features not yet enabled in standard Solidity. For example it enables to return a struct from a function called externally, which is not possible in standard Solidity yet (0.5.x).</text:p>
      <text:h text:style-name="P7" text:outline-level="3">88. Is it safe to use the ABIEncoderV2 pragma statement in production?</text:h>
      <text:p text:style-name="P4">No. It should only be used in development, not in production.</text:p>
      <text:h text:style-name="P7" text:outline-level="3">89. Is it possible to send a transaction without requiring users to pay gas?</text:h>
      <text:p text:style-name="P4">Yes. You would ask users to first sign a message on the frontend. Then the message and signature would be sent to a centralized backend (your app, off-chain) that would create a transaction and embed the payload (message + signature) into it. That means that gas fees will be covered by the wallet of the app, instead of the user wallet. On-chain, a smart contract will verify the validity of the signature and perform on operation on behalf of the user.</text:p>
      <text:h text:style-name="P7" text:outline-level="3">90. Which Solidity function would you use to verify a signature?</text:h>
      <text:p text:style-name="P5"><text:span text:style-name="Source_20_Text"><text:span text:style-name="T16">ecrecover()</text:span></text:span><text:span text:style-name="T14">.</text:span></text:p>
      <text:h text:style-name="P7" text:outline-level="3">91. What is a library in Solidity?</text:h>
      <text:p text:style-name="P4">A library is a piece of code that be re-used by other smart contracts. There are 2 types of libraries:</text:p>
      <text:list xml:id="list3038597473" text:style-name="L29">
        <text:list-item>
          <text:p text:style-name="P51">deployed</text:p>
        </text:list-item>
        <text:list-item>
          <text:p text:style-name="P70">embedded</text:p>
        </text:list-item>
      </text:list>
      <text:p text:style-name="P4">Deployed libraries have their own address, and they can be used by several other smart contracts. Embedded libraries don’t have their own address and are deployed as part of the code of the smart contract that use them.</text:p>
      <text:h text:style-name="P7" text:outline-level="3"><text:soft-page-break/>92. Give an example of how to use a library in a smart contract</text:h>
      <text:p text:style-name="P10"><text:span text:style-name="Source_20_Text"><text:span text:style-name="T2">library </text:span></text:span><text:span text:style-name="Source_20_Text"><text:span text:style-name="T13">Lib</text:span></text:span><text:span text:style-name="Source_20_Text"><text:span text:style-name="T2"> </text:span></text:span><text:span text:style-name="Source_20_Text"><text:span text:style-name="T7">{</text:span></text:span><text:span text:style-name="Source_20_Text"><text:span text:style-name="T2"> <text:s/></text:span></text:span></text:p>
      <text:p text:style-name="P18"><text:span text:style-name="Source_20_Text"><text:span text:style-name="T6"><text:s text:c="2"/></text:span></text:span><text:span text:style-name="Source_20_Text"><text:span text:style-name="T12">function</text:span></text:span><text:span text:style-name="Source_20_Text"><text:span text:style-name="T2"> add</text:span></text:span><text:span text:style-name="Source_20_Text"><text:span text:style-name="T7">(</text:span></text:span><text:span text:style-name="Source_20_Text"><text:span text:style-name="T12">uint</text:span></text:span><text:span text:style-name="Source_20_Text"><text:span text:style-name="T2"> a</text:span></text:span><text:span text:style-name="Source_20_Text"><text:span text:style-name="T7">,</text:span></text:span><text:span text:style-name="Source_20_Text"><text:span text:style-name="T2"> </text:span></text:span><text:span text:style-name="Source_20_Text"><text:span text:style-name="T12">uint</text:span></text:span><text:span text:style-name="Source_20_Text"><text:span text:style-name="T2"> b</text:span></text:span><text:span text:style-name="Source_20_Text"><text:span text:style-name="T7">)</text:span></text:span><text:span text:style-name="Source_20_Text"><text:span text:style-name="T2"> pure </text:span></text:span><text:span text:style-name="Source_20_Text"><text:span text:style-name="T12">internal</text:span></text:span><text:span text:style-name="Source_20_Text"><text:span text:style-name="T2"> returns</text:span></text:span><text:span text:style-name="Source_20_Text"><text:span text:style-name="T7">(</text:span></text:span><text:span text:style-name="Source_20_Text"><text:span text:style-name="T12">uint</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6"><text:s text:c="4"/></text:span></text:span><text:span text:style-name="Source_20_Text"><text:span text:style-name="T12">return</text:span></text:span><text:span text:style-name="Source_20_Text"><text:span text:style-name="T2"> a </text:span></text:span><text:span text:style-name="Source_20_Text"><text:span text:style-name="T7">+</text:span></text:span><text:span text:style-name="Source_20_Text"><text:span text:style-name="T2"> b</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8"><text:span text:style-name="Source_20_Text"><text:span text:style-name="T7">}</text:span></text:span></text:p>
      <text:p text:style-name="P18"/>
      <text:p text:style-name="P18"><text:span text:style-name="Source_20_Text"><text:span text:style-name="T2">contract A </text:span></text:span><text:span text:style-name="Source_20_Text"><text:span text:style-name="T7">{</text:span></text:span></text:p>
      <text:p text:style-name="P18"><text:span text:style-name="Source_20_Text"><text:span text:style-name="T6"><text:s text:c="2"/></text:span></text:span><text:span text:style-name="Source_20_Text"><text:span text:style-name="T12">using</text:span></text:span><text:span text:style-name="Source_20_Text"><text:span text:style-name="T2"> </text:span></text:span><text:span text:style-name="Source_20_Text"><text:span text:style-name="T13">Lib</text:span></text:span><text:span text:style-name="Source_20_Text"><text:span text:style-name="T2"> </text:span></text:span><text:span text:style-name="Source_20_Text"><text:span text:style-name="T12">for</text:span></text:span><text:span text:style-name="Source_20_Text"><text:span text:style-name="T2"> </text:span></text:span><text:span text:style-name="Source_20_Text"><text:span text:style-name="T12">uint</text:span></text:span><text:span text:style-name="Source_20_Text"><text:span text:style-name="T7">;</text:span></text:span></text:p>
      <text:p text:style-name="P18"/>
      <text:p text:style-name="P18"><text:span text:style-name="Source_20_Text"><text:span text:style-name="T6"><text:s text:c="2"/></text:span></text:span><text:span text:style-name="Source_20_Text"><text:span text:style-name="T12">function</text:span></text:span><text:span text:style-name="Source_20_Text"><text:span text:style-name="T2"> add</text:span></text:span><text:span text:style-name="Source_20_Text"><text:span text:style-name="T7">(</text:span></text:span><text:span text:style-name="Source_20_Text"><text:span text:style-name="T12">uint</text:span></text:span><text:span text:style-name="Source_20_Text"><text:span text:style-name="T2"> a</text:span></text:span><text:span text:style-name="Source_20_Text"><text:span text:style-name="T7">,</text:span></text:span><text:span text:style-name="Source_20_Text"><text:span text:style-name="T2"> </text:span></text:span><text:span text:style-name="Source_20_Text"><text:span text:style-name="T12">uint</text:span></text:span><text:span text:style-name="Source_20_Text"><text:span text:style-name="T2"> b</text:span></text:span><text:span text:style-name="Source_20_Text"><text:span text:style-name="T7">)</text:span></text:span><text:span text:style-name="Source_20_Text"><text:span text:style-name="T2"> pure external returns</text:span></text:span><text:span text:style-name="Source_20_Text"><text:span text:style-name="T7">(</text:span></text:span><text:span text:style-name="Source_20_Text"><text:span text:style-name="T12">uint</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6"><text:s text:c="4"/></text:span></text:span><text:span text:style-name="Source_20_Text"><text:span text:style-name="T12">return</text:span></text:span><text:span text:style-name="Source_20_Text"><text:span text:style-name="T2"> a</text:span></text:span><text:span text:style-name="Source_20_Text"><text:span text:style-name="T7">.</text:span></text:span><text:span text:style-name="Source_20_Text"><text:span text:style-name="T2">add</text:span></text:span><text:span text:style-name="Source_20_Text"><text:span text:style-name="T7">(</text:span></text:span><text:span text:style-name="Source_20_Text"><text:span text:style-name="T2">b</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7"><text:span text:style-name="Source_20_Text"><text:span text:style-name="T7">}</text:span></text:span></text:p>
      <text:h text:style-name="P7" text:outline-level="3">93. When is a library embedded vs deployed?</text:h>
      <text:p text:style-name="P10"><text:span text:style-name="Source_20_Text"><text:span text:style-name="T1">//Embedded (function is internal)</text:span></text:span></text:p>
      <text:p text:style-name="P18"><text:span text:style-name="Source_20_Text"><text:span text:style-name="T2">library </text:span></text:span><text:span text:style-name="Source_20_Text"><text:span text:style-name="T13">Lib</text:span></text:span><text:span text:style-name="Source_20_Text"><text:span text:style-name="T2"> </text:span></text:span><text:span text:style-name="Source_20_Text"><text:span text:style-name="T7">{</text:span></text:span><text:span text:style-name="Source_20_Text"><text:span text:style-name="T2"> <text:s/></text:span></text:span></text:p>
      <text:p text:style-name="P18"><text:span text:style-name="Source_20_Text"><text:span text:style-name="T6"><text:s text:c="2"/></text:span></text:span><text:span text:style-name="Source_20_Text"><text:span text:style-name="T12">function</text:span></text:span><text:span text:style-name="Source_20_Text"><text:span text:style-name="T2"> add</text:span></text:span><text:span text:style-name="Source_20_Text"><text:span text:style-name="T7">(</text:span></text:span><text:span text:style-name="Source_20_Text"><text:span text:style-name="T12">uint</text:span></text:span><text:span text:style-name="Source_20_Text"><text:span text:style-name="T2"> a</text:span></text:span><text:span text:style-name="Source_20_Text"><text:span text:style-name="T7">,</text:span></text:span><text:span text:style-name="Source_20_Text"><text:span text:style-name="T2"> </text:span></text:span><text:span text:style-name="Source_20_Text"><text:span text:style-name="T12">uint</text:span></text:span><text:span text:style-name="Source_20_Text"><text:span text:style-name="T2"> b</text:span></text:span><text:span text:style-name="Source_20_Text"><text:span text:style-name="T7">)</text:span></text:span><text:span text:style-name="Source_20_Text"><text:span text:style-name="T2"> pure </text:span></text:span><text:span text:style-name="Source_20_Text"><text:span text:style-name="T12">internal</text:span></text:span><text:span text:style-name="Source_20_Text"><text:span text:style-name="T2"> returns</text:span></text:span><text:span text:style-name="Source_20_Text"><text:span text:style-name="T7">(</text:span></text:span><text:span text:style-name="Source_20_Text"><text:span text:style-name="T12">uint</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6"><text:s text:c="4"/></text:span></text:span><text:span text:style-name="Source_20_Text"><text:span text:style-name="T12">return</text:span></text:span><text:span text:style-name="Source_20_Text"><text:span text:style-name="T2"> a </text:span></text:span><text:span text:style-name="Source_20_Text"><text:span text:style-name="T7">+</text:span></text:span><text:span text:style-name="Source_20_Text"><text:span text:style-name="T2"> b</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8"><text:span text:style-name="Source_20_Text"><text:span text:style-name="T7">}</text:span></text:span></text:p>
      <text:p text:style-name="P18"/>
      <text:p text:style-name="P18"><text:span text:style-name="Source_20_Text"><text:span text:style-name="T1">//Deployed (function is public)</text:span></text:span></text:p>
      <text:p text:style-name="P18"><text:span text:style-name="Source_20_Text"><text:span text:style-name="T2">library </text:span></text:span><text:span text:style-name="Source_20_Text"><text:span text:style-name="T13">Lib</text:span></text:span><text:span text:style-name="Source_20_Text"><text:span text:style-name="T2"> </text:span></text:span><text:span text:style-name="Source_20_Text"><text:span text:style-name="T7">{</text:span></text:span><text:span text:style-name="Source_20_Text"><text:span text:style-name="T2"> <text:s/></text:span></text:span></text:p>
      <text:p text:style-name="P18"><text:span text:style-name="Source_20_Text"><text:span text:style-name="T6"><text:s text:c="2"/></text:span></text:span><text:span text:style-name="Source_20_Text"><text:span text:style-name="T12">function</text:span></text:span><text:span text:style-name="Source_20_Text"><text:span text:style-name="T2"> add</text:span></text:span><text:span text:style-name="Source_20_Text"><text:span text:style-name="T7">(</text:span></text:span><text:span text:style-name="Source_20_Text"><text:span text:style-name="T12">uint</text:span></text:span><text:span text:style-name="Source_20_Text"><text:span text:style-name="T2"> a</text:span></text:span><text:span text:style-name="Source_20_Text"><text:span text:style-name="T7">,</text:span></text:span><text:span text:style-name="Source_20_Text"><text:span text:style-name="T2"> </text:span></text:span><text:span text:style-name="Source_20_Text"><text:span text:style-name="T12">uint</text:span></text:span><text:span text:style-name="Source_20_Text"><text:span text:style-name="T2"> b</text:span></text:span><text:span text:style-name="Source_20_Text"><text:span text:style-name="T7">)</text:span></text:span><text:span text:style-name="Source_20_Text"><text:span text:style-name="T2"> pure </text:span></text:span><text:span text:style-name="Source_20_Text"><text:span text:style-name="T12">public</text:span></text:span><text:span text:style-name="Source_20_Text"><text:span text:style-name="T2"> returns</text:span></text:span><text:span text:style-name="Source_20_Text"><text:span text:style-name="T7">(</text:span></text:span><text:span text:style-name="Source_20_Text"><text:span text:style-name="T12">uint</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6"><text:s text:c="4"/></text:span></text:span><text:span text:style-name="Source_20_Text"><text:span text:style-name="T12">return</text:span></text:span><text:span text:style-name="Source_20_Text"><text:span text:style-name="T2"> a </text:span></text:span><text:span text:style-name="Source_20_Text"><text:span text:style-name="T7">+</text:span></text:span><text:span text:style-name="Source_20_Text"><text:span text:style-name="T2"> b</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7"><text:span text:style-name="Source_20_Text"><text:span text:style-name="T7">}</text:span></text:span></text:p>
      <text:h text:style-name="P7" text:outline-level="3">94. What is a re-entrancy attack?</text:h>
      <text:p text:style-name="P4">A re-entrancy attack happen when a contract A calls a contract B which call back the calling function on contract A to perform some malicious effect. Example with a DAO-like attack:</text:p>
      <text:p text:style-name="P10"><text:soft-page-break/><text:span text:style-name="Source_20_Text"><text:span text:style-name="T2">contract A </text:span></text:span><text:span text:style-name="Source_20_Text"><text:span text:style-name="T7">{</text:span></text:span></text:p>
      <text:p text:style-name="P18"><text:span text:style-name="Source_20_Text"><text:span text:style-name="T6"><text:s text:c="2"/></text:span></text:span><text:span text:style-name="Source_20_Text"><text:span text:style-name="T1">//...</text:span></text:span></text:p>
      <text:p text:style-name="P18"><text:span text:style-name="Source_20_Text"><text:span text:style-name="T6"><text:s text:c="2"/></text:span></text:span><text:span text:style-name="Source_20_Text"><text:span text:style-name="T12">function</text:span></text:span><text:span text:style-name="Source_20_Text"><text:span text:style-name="T2"> pay</text:span></text:span><text:span text:style-name="Source_20_Text"><text:span text:style-name="T7">(</text:span></text:span><text:span text:style-name="Source_20_Text"><text:span text:style-name="T2">address payable to</text:span></text:span><text:span text:style-name="Source_20_Text"><text:span text:style-name="T7">,</text:span></text:span><text:span text:style-name="Source_20_Text"><text:span text:style-name="T2"> </text:span></text:span><text:span text:style-name="Source_20_Text"><text:span text:style-name="T12">uint</text:span></text:span><text:span text:style-name="Source_20_Text"><text:span text:style-name="T2"> amount</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6"><text:s text:c="4"/></text:span></text:span><text:span text:style-name="Source_20_Text"><text:span text:style-name="T12">if</text:span></text:span><text:span text:style-name="Source_20_Text"><text:span text:style-name="T7">(</text:span></text:span><text:span text:style-name="Source_20_Text"><text:span text:style-name="T2">amount </text:span></text:span><text:span text:style-name="Source_20_Text"><text:span text:style-name="T7">&lt;=</text:span></text:span><text:span text:style-name="Source_20_Text"><text:span text:style-name="T2"> balances</text:span></text:span><text:span text:style-name="Source_20_Text"><text:span text:style-name="T7">[</text:span></text:span><text:span text:style-name="Source_20_Text"><text:span text:style-name="T2">msg</text:span></text:span><text:span text:style-name="Source_20_Text"><text:span text:style-name="T7">.</text:span></text:span><text:span text:style-name="Source_20_Text"><text:span text:style-name="T2">sender</text:span></text:span><text:span text:style-name="Source_20_Text"><text:span text:style-name="T7">])</text:span></text:span><text:span text:style-name="Source_20_Text"><text:span text:style-name="T2"> </text:span></text:span><text:span text:style-name="Source_20_Text"><text:span text:style-name="T7">{</text:span></text:span></text:p>
      <text:p text:style-name="P18"><text:span text:style-name="Source_20_Text"><text:span text:style-name="T6"><text:s text:c="6"/></text:span></text:span><text:span text:style-name="Source_20_Text"><text:span text:style-name="T2">B</text:span></text:span><text:span text:style-name="Source_20_Text"><text:span text:style-name="T7">(</text:span></text:span><text:span text:style-name="Source_20_Text"><text:span text:style-name="T2">to</text:span></text:span><text:span text:style-name="Source_20_Text"><text:span text:style-name="T7">).</text:span></text:span><text:span text:style-name="Source_20_Text"><text:span text:style-name="T2">badFunction</text:span></text:span><text:span text:style-name="Source_20_Text"><text:span text:style-name="T7">().</text:span></text:span><text:span text:style-name="Source_20_Text"><text:span text:style-name="T2">send</text:span></text:span><text:span text:style-name="Source_20_Text"><text:span text:style-name="T7">(</text:span></text:span><text:span text:style-name="Source_20_Text"><text:span text:style-name="T2">amount</text:span></text:span><text:span text:style-name="Source_20_Text"><text:span text:style-name="T7">);</text:span></text:span></text:p>
      <text:p text:style-name="P18"><text:span text:style-name="Source_20_Text"><text:span text:style-name="T6"><text:s text:c="6"/></text:span></text:span><text:span text:style-name="Source_20_Text"><text:span text:style-name="T2">balances</text:span></text:span><text:span text:style-name="Source_20_Text"><text:span text:style-name="T7">[</text:span></text:span><text:span text:style-name="Source_20_Text"><text:span text:style-name="T2">msg</text:span></text:span><text:span text:style-name="Source_20_Text"><text:span text:style-name="T7">.</text:span></text:span><text:span text:style-name="Source_20_Text"><text:span text:style-name="T2">sender</text:span></text:span><text:span text:style-name="Source_20_Text"><text:span text:style-name="T7">]</text:span></text:span><text:span text:style-name="Source_20_Text"><text:span text:style-name="T2"> </text:span></text:span><text:span text:style-name="Source_20_Text"><text:span text:style-name="T7">-=</text:span></text:span><text:span text:style-name="Source_20_Text"><text:span text:style-name="T2"> amount</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8"><text:span text:style-name="Source_20_Text"><text:span text:style-name="T7">}</text:span></text:span></text:p>
      <text:p text:style-name="P18"/>
      <text:p text:style-name="P18"/>
      <text:p text:style-name="P18"><text:span text:style-name="Source_20_Text"><text:span text:style-name="T2">contract B </text:span></text:span><text:span text:style-name="Source_20_Text"><text:span text:style-name="T7">{</text:span></text:span></text:p>
      <text:p text:style-name="P18"><text:span text:style-name="Source_20_Text"><text:span text:style-name="T6"><text:s text:c="2"/></text:span></text:span><text:span text:style-name="Source_20_Text"><text:span text:style-name="T2">address</text:span></text:span></text:p>
      <text:p text:style-name="P18"><text:span text:style-name="Source_20_Text"><text:span text:style-name="T6"><text:s text:c="2"/></text:span></text:span><text:span text:style-name="Source_20_Text"><text:span text:style-name="T12">function</text:span></text:span><text:span text:style-name="Source_20_Text"><text:span text:style-name="T2"> badFunction</text:span></text:span><text:span text:style-name="Source_20_Text"><text:span text:style-name="T7">(</text:span></text:span><text:span text:style-name="Source_20_Text"><text:span text:style-name="T2">address payable to</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6"><text:s text:c="4"/></text:span></text:span><text:span text:style-name="Source_20_Text"><text:span text:style-name="T13">ContractA</text:span></text:span><text:span text:style-name="Source_20_Text"><text:span text:style-name="T7">(</text:span></text:span><text:span text:style-name="Source_20_Text"><text:span text:style-name="T2">msg</text:span></text:span><text:span text:style-name="Source_20_Text"><text:span text:style-name="T7">.</text:span></text:span><text:span text:style-name="Source_20_Text"><text:span text:style-name="T2">sender</text:span></text:span><text:span text:style-name="Source_20_Text"><text:span text:style-name="T7">).</text:span></text:span><text:span text:style-name="Source_20_Text"><text:span text:style-name="T2">pay</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7"><text:span text:style-name="Source_20_Text"><text:span text:style-name="T7">}</text:span></text:span></text:p>
      <text:h text:style-name="P7" text:outline-level="3">95. How to prevent against a re-entrancy attack?</text:h>
      <text:list xml:id="list3289045831" text:style-name="L30">
        <text:list-item>
          <text:p text:style-name="P52">Solution 1: Decrease balances / do other state variable update BEFORE calling the other contract.</text:p>
        </text:list-item>
        <text:list-item>
          <text:p text:style-name="P71">Solution 2: Put in place re-entrancy guard with a variable that knows when a call is the second in the stack</text:p>
        </text:list-item>
        <text:list-item>
          <text:p text:style-name="P75"><text:span text:style-name="T14">Solution 3: Limit the gas available to the called contract. If using </text:span><text:span text:style-name="Source_20_Text"><text:span text:style-name="T16">transfer()</text:span></text:span><text:span text:style-name="T14">, this is done automatically:</text:span></text:p>
        </text:list-item>
      </text:list>
      <text:h text:style-name="P7" text:outline-level="3">96. How to produce a hash of multiple values in Solidity?</text:h>
      <text:p text:style-name="P11"><text:span text:style-name="Source_20_Text"><text:span text:style-name="T2">keccak256</text:span></text:span><text:span text:style-name="Source_20_Text"><text:span text:style-name="T7">(</text:span></text:span><text:span text:style-name="Source_20_Text"><text:span text:style-name="T2">abi</text:span></text:span><text:span text:style-name="Source_20_Text"><text:span text:style-name="T7">.</text:span></text:span><text:span text:style-name="Source_20_Text"><text:span text:style-name="T2">encodePacked</text:span></text:span><text:span text:style-name="Source_20_Text"><text:span text:style-name="T7">(</text:span></text:span><text:span text:style-name="Source_20_Text"><text:span text:style-name="T2">a</text:span></text:span><text:span text:style-name="Source_20_Text"><text:span text:style-name="T7">,</text:span></text:span><text:span text:style-name="Source_20_Text"><text:span text:style-name="T2"> b</text:span></text:span><text:span text:style-name="Source_20_Text"><text:span text:style-name="T7">,</text:span></text:span><text:span text:style-name="Source_20_Text"><text:span text:style-name="T2"> c</text:span></text:span><text:span text:style-name="Source_20_Text"><text:span text:style-name="T7">))</text:span></text:span></text:p>
      <text:h text:style-name="P7" text:outline-level="3">97. How to generate a random integer in Solidity?</text:h>
      <text:p text:style-name="P5"><text:span text:style-name="T14">We can leverage the </text:span><text:span text:style-name="Source_20_Text"><text:span text:style-name="T16">block.timestamp</text:span></text:span><text:span text:style-name="T14"> and </text:span><text:span text:style-name="Source_20_Text"><text:span text:style-name="T16">block.difficulty</text:span></text:span><text:span text:style-name="T14"> as a source of randomness, and use the </text:span><text:span text:style-name="Source_20_Text"><text:span text:style-name="T16">keccak256()</text:span></text:span><text:span text:style-name="T14"> hashing function:</text:span></text:p>
      <text:p text:style-name="P11"><text:span text:style-name="Source_20_Text"><text:span text:style-name="T12">uint</text:span></text:span><text:span text:style-name="Source_20_Text"><text:span text:style-name="T7">(</text:span></text:span><text:span text:style-name="Source_20_Text"><text:span text:style-name="T2">keccak256</text:span></text:span><text:span text:style-name="Source_20_Text"><text:span text:style-name="T7">(</text:span></text:span><text:span text:style-name="Source_20_Text"><text:span text:style-name="T2">abi</text:span></text:span><text:span text:style-name="Source_20_Text"><text:span text:style-name="T7">.</text:span></text:span><text:span text:style-name="Source_20_Text"><text:span text:style-name="T2">encodePacked</text:span></text:span><text:span text:style-name="Source_20_Text"><text:span text:style-name="T7">(</text:span></text:span><text:span text:style-name="Source_20_Text"><text:span text:style-name="T2">block</text:span></text:span><text:span text:style-name="Source_20_Text"><text:span text:style-name="T7">.</text:span></text:span><text:span text:style-name="Source_20_Text"><text:span text:style-name="T2">timestamp</text:span></text:span><text:span text:style-name="Source_20_Text"><text:span text:style-name="T7">,</text:span></text:span><text:span text:style-name="Source_20_Text"><text:span text:style-name="T2"> block</text:span></text:span><text:span text:style-name="Source_20_Text"><text:span text:style-name="T7">.</text:span></text:span><text:span text:style-name="Source_20_Text"><text:span text:style-name="T2">difficulty</text:span></text:span><text:span text:style-name="Source_20_Text"><text:span text:style-name="T7">)))</text:span></text:span></text:p>
      <text:p text:style-name="P5"><text:span text:style-name="T14">Be aware that miners can manipulate </text:span><text:span text:style-name="Source_20_Text"><text:span text:style-name="T16">block.difficulty</text:span></text:span><text:span text:style-name="T14"> and </text:span><text:span text:style-name="Source_20_Text"><text:span text:style-name="T16">block.timestamp</text:span></text:span><text:span text:style-name="T14">, so this is not 100% secure.</text:span></text:p>
      <text:h text:style-name="P7" text:outline-level="3"><text:soft-page-break/>98. What are the 2 kind of assembly in Solidity?</text:h>
      <text:p text:style-name="P4">Functional and instructional. Functional uses functions, whereas instructional is a raw series of opcodes. Most people use the functional style.</text:p>
      <text:h text:style-name="P7" text:outline-level="3">99. How to declare assembly code?</text:h>
      <text:p text:style-name="P11"><text:span text:style-name="Source_20_Text"><text:span text:style-name="T2">assembly </text:span></text:span><text:span text:style-name="Source_20_Text"><text:span text:style-name="T7">{}</text:span></text:span></text:p>
      <text:h text:style-name="P7" text:outline-level="3">100. Create a function to determine if another address is a contract or a regular address</text:h>
      <text:p text:style-name="P10"><text:span text:style-name="Source_20_Text"><text:span text:style-name="T6"><text:s text:c="2"/></text:span></text:span><text:span text:style-name="Source_20_Text"><text:span text:style-name="T12">function</text:span></text:span><text:span text:style-name="Source_20_Text"><text:span text:style-name="T2"> isHuman</text:span></text:span><text:span text:style-name="Source_20_Text"><text:span text:style-name="T7">(</text:span></text:span><text:span text:style-name="Source_20_Text"><text:span text:style-name="T2">address addr</text:span></text:span><text:span text:style-name="Source_20_Text"><text:span text:style-name="T7">)</text:span></text:span><text:span text:style-name="Source_20_Text"><text:span text:style-name="T2"> external </text:span></text:span><text:span text:style-name="Source_20_Text"><text:span text:style-name="T7">{</text:span></text:span></text:p>
      <text:p text:style-name="P18"><text:span text:style-name="Source_20_Text"><text:span text:style-name="T6"><text:s text:c="4"/></text:span></text:span><text:span text:style-name="Source_20_Text"><text:span text:style-name="T2">uint256 codeLength</text:span></text:span><text:span text:style-name="Source_20_Text"><text:span text:style-name="T7">;</text:span></text:span></text:p>
      <text:p text:style-name="P18"/>
      <text:p text:style-name="P18"><text:span text:style-name="Source_20_Text"><text:span text:style-name="T6"><text:s text:c="4"/></text:span></text:span><text:span text:style-name="Source_20_Text"><text:span text:style-name="T2">assembly </text:span></text:span><text:span text:style-name="Source_20_Text"><text:span text:style-name="T7">{</text:span></text:span><text:span text:style-name="Source_20_Text"><text:span text:style-name="T2">codeLength </text:span></text:span><text:span text:style-name="Source_20_Text"><text:span text:style-name="T7">:=</text:span></text:span><text:span text:style-name="Source_20_Text"><text:span text:style-name="T2"> extcodesize</text:span></text:span><text:span text:style-name="Source_20_Text"><text:span text:style-name="T7">(</text:span></text:span><text:span text:style-name="Source_20_Text"><text:span text:style-name="T2">addr</text:span></text:span><text:span text:style-name="Source_20_Text"><text:span text:style-name="T7">)}</text:span></text:span></text:p>
      <text:p text:style-name="P18"><text:span text:style-name="Source_20_Text"><text:span text:style-name="T6"><text:s text:c="4"/></text:span></text:span><text:span text:style-name="Source_20_Text"><text:span text:style-name="T12">return</text:span></text:span><text:span text:style-name="Source_20_Text"><text:span text:style-name="T2"> codeLength </text:span></text:span><text:span text:style-name="Source_20_Text"><text:span text:style-name="T7">==</text:span></text:span><text:span text:style-name="Source_20_Text"><text:span text:style-name="T2"> </text:span></text:span><text:span text:style-name="Source_20_Text"><text:span text:style-name="T11">0</text:span></text:span><text:span text:style-name="Source_20_Text"><text:span text:style-name="T2"> </text:span></text:span><text:span text:style-name="Source_20_Text"><text:span text:style-name="T7">?</text:span></text:span><text:span text:style-name="Source_20_Text"><text:span text:style-name="T2"> </text:span></text:span><text:span text:style-name="Source_20_Text"><text:span text:style-name="T12">true</text:span></text:span><text:span text:style-name="Source_20_Text"><text:span text:style-name="T2"> </text:span></text:span><text:span text:style-name="Source_20_Text"><text:span text:style-name="T7">:</text:span></text:span><text:span text:style-name="Source_20_Text"><text:span text:style-name="T2"> </text:span></text:span><text:span text:style-name="Source_20_Text"><text:span text:style-name="T12">false</text:span></text:span><text:span text:style-name="Source_20_Text"><text:span text:style-name="T7">;</text:span></text:span></text:p>
      <text:p text:style-name="P18"><text:span text:style-name="Source_20_Text"><text:span text:style-name="T6"><text:s text:c="2"/></text:span></text:span><text:span text:style-name="Source_20_Text"><text:span text:style-name="T7">}</text:span></text:span></text:p>
      <text:p text:style-name="P17"><text:span text:style-name="Source_20_Text"><text:span text:style-name="T7">}</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Monaco" svg:font-family="Monaco, Consolas, 'Andale Mono', 'DejaVu Sans Mono', monospace"/>
    <style:font-face style:name="Montserrat" svg:font-family="Montserrat, sans-serif"/>
    <style:font-face style:name="Open Sans" svg:font-family="'Open Sans', sans-serif"/>
    <style:font-face style:name="charter" svg:font-family="charter, Georgia, Cambria, 'Times New Roman', Times, serif"/>
    <style:font-face style:name="inherit" svg:font-family="inherit"/>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4T07:09:22.950631147</meta:creation-date>
    <dc:date>2020-11-26T22:16:42.699603427</dc:date>
    <meta:editing-duration>PT1H46M45S</meta:editing-duration>
    <meta:editing-cycles>25</meta:editing-cycles>
    <meta:generator>LibreOffice/6.0.7.3$Linux_X86_64 LibreOffice_project/00m0$Build-3</meta:generator>
    <meta:document-statistic meta:table-count="0" meta:image-count="0" meta:object-count="0" meta:page-count="30" meta:paragraph-count="828" meta:word-count="6644" meta:character-count="40718" meta:non-whitespace-character-count="33724"/>
  </office:meta>
</office:document-meta>
</file>